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552685" calcext:value-type="float">
            <text:p>0.165526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9228725" calcext:value-type="float">
            <text:p>0.3292287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871025" calcext:value-type="float">
            <text:p>0.488710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4430985" calcext:value-type="float">
            <text:p>0.644309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98819825" calcext:value-type="float">
            <text:p>0.7988198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493335" calcext:value-type="float">
            <text:p>0.954933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13969275" calcext:value-type="float">
            <text:p>1.1139692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7652025" calcext:value-type="float">
            <text:p>1.276520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43624025" calcext:value-type="float">
            <text:p>1.4436240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616560575" calcext:value-type="float">
            <text:p>1.6165605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7945455" calcext:value-type="float">
            <text:p>1.794545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73561675" calcext:value-type="float">
            <text:p>1.9735616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4903925" calcext:value-type="float">
            <text:p>2.149039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319662625" calcext:value-type="float">
            <text:p>2.319662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48769945" calcext:value-type="float">
            <text:p>2.487699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5551305" calcext:value-type="float">
            <text:p>2.6555130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823075025" calcext:value-type="float">
            <text:p>2.8230750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989481125" calcext:value-type="float">
            <text:p>2.989481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1554866" calcext:value-type="float">
            <text:p>3.155486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3230958" calcext:value-type="float">
            <text:p>3.323095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4931451" calcext:value-type="float">
            <text:p>3.49314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6646142" calcext:value-type="float">
            <text:p>3.66461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836043025" calcext:value-type="float">
            <text:p>3.8360430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00701135" calcext:value-type="float">
            <text:p>4.007011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17872065" calcext:value-type="float">
            <text:p>4.1787206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352882475" calcext:value-type="float">
            <text:p>4.3528824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52929595" calcext:value-type="float">
            <text:p>4.529295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70548515" calcext:value-type="float">
            <text:p>4.705485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879137025" calcext:value-type="float">
            <text:p>4.8791370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049662625" calcext:value-type="float">
            <text:p>5.0496626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217343425" calcext:value-type="float">
            <text:p>5.2173434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82642625" calcext:value-type="float">
            <text:p>5.3826426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547255275" calcext:value-type="float">
            <text:p>5.5472552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714723" calcext:value-type="float">
            <text:p>5.71472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887754475" calcext:value-type="float">
            <text:p>5.88775447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.064566275" calcext:value-type="float">
            <text:p>6.0645662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239899" calcext:value-type="float">
            <text:p>6.23989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410413175" calcext:value-type="float">
            <text:p>6.4104131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5776353" calcext:value-type="float">
            <text:p>6.577635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621074" calcext:value-type="float">
            <text:p>6.621074</text:p>
          </table:table-cell>
          <table:table-cell office:value-type="float" office:value="6.744258475" calcext:value-type="float">
            <text:p>6.744258475</text:p>
          </table:table-cell>
          <table:table-cell table:formula="of:=POWER([.C41]-6.75;2)" office:value-type="float" office:value="0.0000329651093256189" calcext:value-type="float">
            <text:p>3.29651093256189E-005</text:p>
          </table:table-cell>
          <table:table-cell table:formula="of:=SQRT(SUM([.D41:.D140])/100)" office:value-type="float" office:value="0.0935619275110048" calcext:value-type="float">
            <text:p>0.0935619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548075" calcext:value-type="float">
            <text:p>6.548075</text:p>
          </table:table-cell>
          <table:table-cell office:value-type="float" office:value="6.744691875" calcext:value-type="float">
            <text:p>6.744691875</text:p>
          </table:table-cell>
          <table:table-cell table:formula="of:=POWER([.C42]-6.75;2)" office:value-type="float" office:value="0.000028176191015625" calcext:value-type="float">
            <text:p>2.8176191015625E-0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379261" calcext:value-type="float">
            <text:p>6.379261</text:p>
          </table:table-cell>
          <table:table-cell office:value-type="float" office:value="6.745441325" calcext:value-type="float">
            <text:p>6.745441325</text:p>
          </table:table-cell>
          <table:table-cell table:formula="of:=POWER([.C43]-6.75;2)" office:value-type="float" office:value="0.0000207815177556266" calcext:value-type="float">
            <text:p>2.07815177556266E-0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223984" calcext:value-type="float">
            <text:p>6.223984</text:p>
          </table:table-cell>
          <table:table-cell office:value-type="float" office:value="6.75037615" calcext:value-type="float">
            <text:p>6.75037615</text:p>
          </table:table-cell>
          <table:table-cell table:formula="of:=POWER([.C44]-6.75;2)" office:value-type="float" office:value="0.000000141488822500098" calcext:value-type="float">
            <text:p>1.41488822500098E-00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180399" calcext:value-type="float">
            <text:p>6.180399</text:p>
          </table:table-cell>
          <table:table-cell office:value-type="float" office:value="6.762176025" calcext:value-type="float">
            <text:p>6.762176025</text:p>
          </table:table-cell>
          <table:table-cell table:formula="of:=POWER([.C45]-6.75;2)" office:value-type="float" office:value="0.000148255584800637" calcext:value-type="float">
            <text:p>0.00014825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244541" calcext:value-type="float">
            <text:p>6.244541</text:p>
          </table:table-cell>
          <table:table-cell office:value-type="float" office:value="6.7797113" calcext:value-type="float">
            <text:p>6.7797113</text:p>
          </table:table-cell>
          <table:table-cell table:formula="of:=POWER([.C46]-6.75;2)" office:value-type="float" office:value="0.000882761347689987" calcext:value-type="float">
            <text:p>0.000882761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361437" calcext:value-type="float">
            <text:p>6.361437</text:p>
          </table:table-cell>
          <table:table-cell office:value-type="float" office:value="6.79912955" calcext:value-type="float">
            <text:p>6.79912955</text:p>
          </table:table-cell>
          <table:table-cell table:formula="of:=POWER([.C47]-6.75;2)" office:value-type="float" office:value="0.0024137126832025" calcext:value-type="float">
            <text:p>0.002413712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502039" calcext:value-type="float">
            <text:p>6.502039</text:p>
          </table:table-cell>
          <table:table-cell office:value-type="float" office:value="6.816414625" calcext:value-type="float">
            <text:p>6.816414625</text:p>
          </table:table-cell>
          <table:table-cell table:formula="of:=POWER([.C48]-6.75;2)" office:value-type="float" office:value="0.00441090241389065" calcext:value-type="float">
            <text:p>0.00441090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684151" calcext:value-type="float">
            <text:p>6.684151</text:p>
          </table:table-cell>
          <table:table-cell office:value-type="float" office:value="6.8301459" calcext:value-type="float">
            <text:p>6.8301459</text:p>
          </table:table-cell>
          <table:table-cell table:formula="of:=POWER([.C49]-6.75;2)" office:value-type="float" office:value="0.00642336528680996" calcext:value-type="float">
            <text:p>0.006423365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917462" calcext:value-type="float">
            <text:p>6.917462</text:p>
          </table:table-cell>
          <table:table-cell office:value-type="float" office:value="6.843513025" calcext:value-type="float">
            <text:p>6.843513025</text:p>
          </table:table-cell>
          <table:table-cell table:formula="of:=POWER([.C50]-6.75;2)" office:value-type="float" office:value="0.00874468584465063" calcext:value-type="float">
            <text:p>0.00874468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119397" calcext:value-type="float">
            <text:p>7.119397</text:p>
          </table:table-cell>
          <table:table-cell office:value-type="float" office:value="6.86102475" calcext:value-type="float">
            <text:p>6.86102475</text:p>
          </table:table-cell>
          <table:table-cell table:formula="of:=POWER([.C51]-6.75;2)" office:value-type="float" office:value="0.0123264951125626" calcext:value-type="float">
            <text:p>0.01232649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160647" calcext:value-type="float">
            <text:p>7.160647</text:p>
          </table:table-cell>
          <table:table-cell office:value-type="float" office:value="6.879398925" calcext:value-type="float">
            <text:p>6.879398925</text:p>
          </table:table-cell>
          <table:table-cell table:formula="of:=POWER([.C52]-6.75;2)" office:value-type="float" office:value="0.0167440817911557" calcext:value-type="float">
            <text:p>0.01674408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019103" calcext:value-type="float">
            <text:p>7.019103</text:p>
          </table:table-cell>
          <table:table-cell office:value-type="float" office:value="6.884851375" calcext:value-type="float">
            <text:p>6.884851375</text:p>
          </table:table-cell>
          <table:table-cell table:formula="of:=POWER([.C53]-6.75;2)" office:value-type="float" office:value="0.0181848933393907" calcext:value-type="float">
            <text:p>0.018184893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24935" calcext:value-type="float">
            <text:p>6.824935</text:p>
          </table:table-cell>
          <table:table-cell office:value-type="float" office:value="6.863352725" calcext:value-type="float">
            <text:p>6.863352725</text:p>
          </table:table-cell>
          <table:table-cell table:formula="of:=POWER([.C54]-6.75;2)" office:value-type="float" office:value="0.0128488402649257" calcext:value-type="float">
            <text:p>0.01284884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21473" calcext:value-type="float">
            <text:p>6.721473</text:p>
          </table:table-cell>
          <table:table-cell office:value-type="float" office:value="6.816794675" calcext:value-type="float">
            <text:p>6.816794675</text:p>
          </table:table-cell>
          <table:table-cell table:formula="of:=POWER([.C55]-6.75;2)" office:value-type="float" office:value="0.00446152860835558" calcext:value-type="float">
            <text:p>0.00446152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712544" calcext:value-type="float">
            <text:p>6.712544</text:p>
          </table:table-cell>
          <table:table-cell office:value-type="float" office:value="6.765742" calcext:value-type="float">
            <text:p>6.765742</text:p>
          </table:table-cell>
          <table:table-cell table:formula="of:=POWER([.C56]-6.75;2)" office:value-type="float" office:value="0.000247810563999984" calcext:value-type="float">
            <text:p>0.00024781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02479" calcext:value-type="float">
            <text:p>6.702479</text:p>
          </table:table-cell>
          <table:table-cell office:value-type="float" office:value="6.723690625" calcext:value-type="float">
            <text:p>6.723690625</text:p>
          </table:table-cell>
          <table:table-cell table:formula="of:=POWER([.C57]-6.75;2)" office:value-type="float" office:value="0.000692183212890641" calcext:value-type="float">
            <text:p>0.000692183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656244" calcext:value-type="float">
            <text:p>6.656244</text:p>
          </table:table-cell>
          <table:table-cell office:value-type="float" office:value="6.68998405" calcext:value-type="float">
            <text:p>6.68998405</text:p>
          </table:table-cell>
          <table:table-cell table:formula="of:=POWER([.C58]-6.75;2)" office:value-type="float" office:value="0.00360191425440254" calcext:value-type="float">
            <text:p>0.003601914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640219" calcext:value-type="float">
            <text:p>6.640219</text:p>
          </table:table-cell>
          <table:table-cell office:value-type="float" office:value="6.666009825" calcext:value-type="float">
            <text:p>6.666009825</text:p>
          </table:table-cell>
          <table:table-cell table:formula="of:=POWER([.C59]-6.75;2)" office:value-type="float" office:value="0.00705434949653067" calcext:value-type="float">
            <text:p>0.00705434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704368" calcext:value-type="float">
            <text:p>6.704368</text:p>
          </table:table-cell>
          <table:table-cell office:value-type="float" office:value="6.658960825" calcext:value-type="float">
            <text:p>6.658960825</text:p>
          </table:table-cell>
          <table:table-cell table:formula="of:=POWER([.C60]-6.75;2)" office:value-type="float" office:value="0.00828813138468057" calcext:value-type="float">
            <text:p>0.00828813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01972" calcext:value-type="float">
            <text:p>6.801972</text:p>
          </table:table-cell>
          <table:table-cell office:value-type="float" office:value="6.6694896" calcext:value-type="float">
            <text:p>6.6694896</text:p>
          </table:table-cell>
          <table:table-cell table:formula="of:=POWER([.C61]-6.75;2)" office:value-type="float" office:value="0.00648192450815994" calcext:value-type="float">
            <text:p>0.00648192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858764" calcext:value-type="float">
            <text:p>6.858764</text:p>
          </table:table-cell>
          <table:table-cell office:value-type="float" office:value="6.685361025" calcext:value-type="float">
            <text:p>6.685361025</text:p>
          </table:table-cell>
          <table:table-cell table:formula="of:=POWER([.C62]-6.75;2)" office:value-type="float" office:value="0.00417819708905066" calcext:value-type="float">
            <text:p>0.004178197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57153" calcext:value-type="float">
            <text:p>6.857153</text:p>
          </table:table-cell>
          <table:table-cell office:value-type="float" office:value="6.690874625" calcext:value-type="float">
            <text:p>6.690874625</text:p>
          </table:table-cell>
          <table:table-cell table:formula="of:=POWER([.C63]-6.75;2)" office:value-type="float" office:value="0.0034958099688906" calcext:value-type="float">
            <text:p>0.0034958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838733" calcext:value-type="float">
            <text:p>6.838733</text:p>
          </table:table-cell>
          <table:table-cell office:value-type="float" office:value="6.6806522" calcext:value-type="float">
            <text:p>6.6806522</text:p>
          </table:table-cell>
          <table:table-cell table:formula="of:=POWER([.C64]-6.75;2)" office:value-type="float" office:value="0.00480911736484001" calcext:value-type="float">
            <text:p>0.00480911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868372" calcext:value-type="float">
            <text:p>6.868372</text:p>
          </table:table-cell>
          <table:table-cell office:value-type="float" office:value="6.66360965" calcext:value-type="float">
            <text:p>6.66360965</text:p>
          </table:table-cell>
          <table:table-cell table:formula="of:=POWER([.C65]-6.75;2)" office:value-type="float" office:value="0.00746329257312255" calcext:value-type="float">
            <text:p>0.00746329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66473" calcext:value-type="float">
            <text:p>6.966473</text:p>
          </table:table-cell>
          <table:table-cell office:value-type="float" office:value="6.650487225" calcext:value-type="float">
            <text:p>6.650487225</text:p>
          </table:table-cell>
          <table:table-cell table:formula="of:=POWER([.C66]-6.75;2)" office:value-type="float" office:value="0.00990279238820063" calcext:value-type="float">
            <text:p>0.009902792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056539" calcext:value-type="float">
            <text:p>7.056539</text:p>
          </table:table-cell>
          <table:table-cell office:value-type="float" office:value="6.641780475" calcext:value-type="float">
            <text:p>6.641780475</text:p>
          </table:table-cell>
          <table:table-cell table:formula="of:=POWER([.C67]-6.75;2)" office:value-type="float" office:value="0.0117114655912256" calcext:value-type="float">
            <text:p>0.011711465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047568" calcext:value-type="float">
            <text:p>7.047568</text:p>
          </table:table-cell>
          <table:table-cell office:value-type="float" office:value="6.631126975" calcext:value-type="float">
            <text:p>6.631126975</text:p>
          </table:table-cell>
          <table:table-cell table:formula="of:=POWER([.C68]-6.75;2)" office:value-type="float" office:value="0.0141307960726506" calcext:value-type="float">
            <text:p>0.01413079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946075" calcext:value-type="float">
            <text:p>6.946075</text:p>
          </table:table-cell>
          <table:table-cell office:value-type="float" office:value="6.614894425" calcext:value-type="float">
            <text:p>6.614894425</text:p>
          </table:table-cell>
          <table:table-cell table:formula="of:=POWER([.C69]-6.75;2)" office:value-type="float" office:value="0.0182535163960806" calcext:value-type="float">
            <text:p>0.018253516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821024" calcext:value-type="float">
            <text:p>6.821024</text:p>
          </table:table-cell>
          <table:table-cell office:value-type="float" office:value="6.595683" calcext:value-type="float">
            <text:p>6.595683</text:p>
          </table:table-cell>
          <table:table-cell table:formula="of:=POWER([.C70]-6.75;2)" office:value-type="float" office:value="0.0238137364889999" calcext:value-type="float">
            <text:p>0.02381373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07232" calcext:value-type="float">
            <text:p>6.707232</text:p>
          </table:table-cell>
          <table:table-cell office:value-type="float" office:value="6.57511715" calcext:value-type="float">
            <text:p>6.57511715</text:p>
          </table:table-cell>
          <table:table-cell table:formula="of:=POWER([.C71]-6.75;2)" office:value-type="float" office:value="0.0305840112241226" calcext:value-type="float">
            <text:p>0.030584011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11968" calcext:value-type="float">
            <text:p>6.611968</text:p>
          </table:table-cell>
          <table:table-cell office:value-type="float" office:value="6.545726575" calcext:value-type="float">
            <text:p>6.545726575</text:p>
          </table:table-cell>
          <table:table-cell table:formula="of:=POWER([.C72]-6.75;2)" office:value-type="float" office:value="0.0417276321612307" calcext:value-type="float">
            <text:p>0.041727632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84506" calcext:value-type="float">
            <text:p>6.584506</text:p>
          </table:table-cell>
          <table:table-cell office:value-type="float" office:value="6.492638225" calcext:value-type="float">
            <text:p>6.492638225</text:p>
          </table:table-cell>
          <table:table-cell table:formula="of:=POWER([.C73]-6.75;2)" office:value-type="float" office:value="0.0662350832311505" calcext:value-type="float">
            <text:p>0.06623508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98709" calcext:value-type="float">
            <text:p>6.698709</text:p>
          </table:table-cell>
          <table:table-cell office:value-type="float" office:value="6.396068525" calcext:value-type="float">
            <text:p>6.396068525</text:p>
          </table:table-cell>
          <table:table-cell table:formula="of:=POWER([.C74]-6.75;2)" office:value-type="float" office:value="0.125267488995675" calcext:value-type="float">
            <text:p>0.12526748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21259" calcext:value-type="float">
            <text:p>6.921259</text:p>
          </table:table-cell>
          <table:table-cell office:value-type="float" office:value="6.733505625" calcext:value-type="float">
            <text:p>6.733505625</text:p>
          </table:table-cell>
          <table:table-cell table:formula="of:=POWER([.C75]-6.75;2)" office:value-type="float" office:value="0.000272064406640616" calcext:value-type="float">
            <text:p>0.00027206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072472" calcext:value-type="float">
            <text:p>7.072472</text:p>
          </table:table-cell>
          <table:table-cell office:value-type="float" office:value="6.730676" calcext:value-type="float">
            <text:p>6.730676</text:p>
          </table:table-cell>
          <table:table-cell table:formula="of:=POWER([.C76]-6.75;2)" office:value-type="float" office:value="0.000373416976000005" calcext:value-type="float">
            <text:p>0.00037341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013309" calcext:value-type="float">
            <text:p>7.013309</text:p>
          </table:table-cell>
          <table:table-cell office:value-type="float" office:value="6.741498875" calcext:value-type="float">
            <text:p>6.741498875</text:p>
          </table:table-cell>
          <table:table-cell table:formula="of:=POWER([.C77]-6.75;2)" office:value-type="float" office:value="0.0000722691262656325" calcext:value-type="float">
            <text:p>7.22691262656325E-00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820567" calcext:value-type="float">
            <text:p>6.820567</text:p>
          </table:table-cell>
          <table:table-cell office:value-type="float" office:value="6.759367275" calcext:value-type="float">
            <text:p>6.759367275</text:p>
          </table:table-cell>
          <table:table-cell table:formula="of:=POWER([.C78]-6.75;2)" office:value-type="float" office:value="0.000087745840925621" calcext:value-type="float">
            <text:p>8.7745840925621E-0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88885" calcext:value-type="float">
            <text:p>6.688885</text:p>
          </table:table-cell>
          <table:table-cell office:value-type="float" office:value="6.768224925" calcext:value-type="float">
            <text:p>6.768224925</text:p>
          </table:table-cell>
          <table:table-cell table:formula="of:=POWER([.C79]-6.75;2)" office:value-type="float" office:value="0.000332147891255631" calcext:value-type="float">
            <text:p>0.000332147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664927" calcext:value-type="float">
            <text:p>6.664927</text:p>
          </table:table-cell>
          <table:table-cell office:value-type="float" office:value="6.758818525" calcext:value-type="float">
            <text:p>6.758818525</text:p>
          </table:table-cell>
          <table:table-cell table:formula="of:=POWER([.C80]-6.75;2)" office:value-type="float" office:value="0.0000777663831756195" calcext:value-type="float">
            <text:p>7.77663831756195E-0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3841" calcext:value-type="float">
            <text:p>6.63841</text:p>
          </table:table-cell>
          <table:table-cell office:value-type="float" office:value="6.738908325" calcext:value-type="float">
            <text:p>6.738908325</text:p>
          </table:table-cell>
          <table:table-cell table:formula="of:=POWER([.C81]-6.75;2)" office:value-type="float" office:value="0.000123025254305632" calcext:value-type="float">
            <text:p>0.000123025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78053" calcext:value-type="float">
            <text:p>6.578053</text:p>
          </table:table-cell>
          <table:table-cell office:value-type="float" office:value="6.72363805" calcext:value-type="float">
            <text:p>6.72363805</text:p>
          </table:table-cell>
          <table:table-cell table:formula="of:=POWER([.C82]-6.75;2)" office:value-type="float" office:value="0.000694952407802504" calcext:value-type="float">
            <text:p>0.000694952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76654" calcext:value-type="float">
            <text:p>6.576654</text:p>
          </table:table-cell>
          <table:table-cell office:value-type="float" office:value="6.716903575" calcext:value-type="float">
            <text:p>6.716903575</text:p>
          </table:table-cell>
          <table:table-cell table:formula="of:=POWER([.C83]-6.75;2)" office:value-type="float" office:value="0.00109537334778063" calcext:value-type="float">
            <text:p>0.001095373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95979" calcext:value-type="float">
            <text:p>6.695979</text:p>
          </table:table-cell>
          <table:table-cell office:value-type="float" office:value="6.7109206" calcext:value-type="float">
            <text:p>6.7109206</text:p>
          </table:table-cell>
          <table:table-cell table:formula="of:=POWER([.C84]-6.75;2)" office:value-type="float" office:value="0.00152719950436003" calcext:value-type="float">
            <text:p>0.001527199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88181" calcext:value-type="float">
            <text:p>6.88181</text:p>
          </table:table-cell>
          <table:table-cell office:value-type="float" office:value="6.6986259" calcext:value-type="float">
            <text:p>6.6986259</text:p>
          </table:table-cell>
          <table:table-cell table:formula="of:=POWER([.C85]-6.75;2)" office:value-type="float" office:value="0.00263929815081003" calcext:value-type="float">
            <text:p>0.002639298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021271" calcext:value-type="float">
            <text:p>7.021271</text:p>
          </table:table-cell>
          <table:table-cell office:value-type="float" office:value="6.682935725" calcext:value-type="float">
            <text:p>6.682935725</text:p>
          </table:table-cell>
          <table:table-cell table:formula="of:=POWER([.C86]-6.75;2)" office:value-type="float" office:value="0.00449761698127561" calcext:value-type="float">
            <text:p>0.00449761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05284" calcext:value-type="float">
            <text:p>7.05284</text:p>
          </table:table-cell>
          <table:table-cell office:value-type="float" office:value="6.6713675" calcext:value-type="float">
            <text:p>6.6713675</text:p>
          </table:table-cell>
          <table:table-cell table:formula="of:=POWER([.C87]-6.75;2)" office:value-type="float" office:value="0.00618307005625005" calcext:value-type="float">
            <text:p>0.00618307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05129" calcext:value-type="float">
            <text:p>7.05129</text:p>
          </table:table-cell>
          <table:table-cell office:value-type="float" office:value="6.66474675" calcext:value-type="float">
            <text:p>6.66474675</text:p>
          </table:table-cell>
          <table:table-cell table:formula="of:=POWER([.C88]-6.75;2)" office:value-type="float" office:value="0.00726811663556251" calcext:value-type="float">
            <text:p>0.00726811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218836" calcext:value-type="float">
            <text:p>7.218836</text:p>
          </table:table-cell>
          <table:table-cell office:value-type="float" office:value="6.656194425" calcext:value-type="float">
            <text:p>6.656194425</text:p>
          </table:table-cell>
          <table:table-cell table:formula="of:=POWER([.C89]-6.75;2)" office:value-type="float" office:value="0.00879948590108066" calcext:value-type="float">
            <text:p>0.008799485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617931" calcext:value-type="float">
            <text:p>7.617931</text:p>
          </table:table-cell>
          <table:table-cell office:value-type="float" office:value="6.637530425" calcext:value-type="float">
            <text:p>6.637530425</text:p>
          </table:table-cell>
          <table:table-cell table:formula="of:=POWER([.C90]-6.75;2)" office:value-type="float" office:value="0.0126494053006807" calcext:value-type="float">
            <text:p>0.01264940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54364" calcext:value-type="float">
            <text:p>7.854364</text:p>
          </table:table-cell>
          <table:table-cell office:value-type="float" office:value="6.606277225" calcext:value-type="float">
            <text:p>6.606277225</text:p>
          </table:table-cell>
          <table:table-cell table:formula="of:=POWER([.C91]-6.75;2)" office:value-type="float" office:value="0.0206562360537005" calcext:value-type="float">
            <text:p>0.02065623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378745" calcext:value-type="float">
            <text:p>7.378745</text:p>
          </table:table-cell>
          <table:table-cell office:value-type="float" office:value="6.57128825" calcext:value-type="float">
            <text:p>6.57128825</text:p>
          </table:table-cell>
          <table:table-cell table:formula="of:=POWER([.C92]-6.75;2)" office:value-type="float" office:value="0.0319378895880624" calcext:value-type="float">
            <text:p>0.031937889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159157" calcext:value-type="float">
            <text:p>6.159157</text:p>
          </table:table-cell>
          <table:table-cell office:value-type="float" office:value="6.5521306" calcext:value-type="float">
            <text:p>6.5521306</text:p>
          </table:table-cell>
          <table:table-cell table:formula="of:=POWER([.C93]-6.75;2)" office:value-type="float" office:value="0.03915229945636" calcext:value-type="float">
            <text:p>0.039152299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62613" calcext:value-type="float">
            <text:p>4.962613</text:p>
          </table:table-cell>
          <table:table-cell office:value-type="float" office:value="6.566693825" calcext:value-type="float">
            <text:p>6.566693825</text:p>
          </table:table-cell>
          <table:table-cell table:formula="of:=POWER([.C94]-6.75;2)" office:value-type="float" office:value="0.0336011537931307" calcext:value-type="float">
            <text:p>0.03360115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679366" calcext:value-type="float">
            <text:p>4.679366</text:p>
          </table:table-cell>
          <table:table-cell office:value-type="float" office:value="6.611341125" calcext:value-type="float">
            <text:p>6.611341125</text:p>
          </table:table-cell>
          <table:table-cell table:formula="of:=POWER([.C95]-6.75;2)" office:value-type="float" office:value="0.0192262836162656" calcext:value-type="float">
            <text:p>0.019226283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030489" calcext:value-type="float">
            <text:p>5.030489</text:p>
          </table:table-cell>
          <table:table-cell office:value-type="float" office:value="6.659186775" calcext:value-type="float">
            <text:p>6.659186775</text:p>
          </table:table-cell>
          <table:table-cell table:formula="of:=POWER([.C96]-6.75;2)" office:value-type="float" office:value="0.00824704183490058" calcext:value-type="float">
            <text:p>0.008247041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354216" calcext:value-type="float">
            <text:p>5.354216</text:p>
          </table:table-cell>
          <table:table-cell office:value-type="float" office:value="6.693463275" calcext:value-type="float">
            <text:p>6.693463275</text:p>
          </table:table-cell>
          <table:table-cell table:formula="of:=POWER([.C97]-6.75;2)" office:value-type="float" office:value="0.00319640127372562" calcext:value-type="float">
            <text:p>0.003196401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697275" calcext:value-type="float">
            <text:p>5.697275</text:p>
          </table:table-cell>
          <table:table-cell office:value-type="float" office:value="6.718479975" calcext:value-type="float">
            <text:p>6.718479975</text:p>
          </table:table-cell>
          <table:table-cell table:formula="of:=POWER([.C98]-6.75;2)" office:value-type="float" office:value="0.000993511976000615" calcext:value-type="float">
            <text:p>0.0009935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358259" calcext:value-type="float">
            <text:p>6.358259</text:p>
          </table:table-cell>
          <table:table-cell office:value-type="float" office:value="6.7384481" calcext:value-type="float">
            <text:p>6.7384481</text:p>
          </table:table-cell>
          <table:table-cell table:formula="of:=POWER([.C99]-6.75;2)" office:value-type="float" office:value="0.000133446393609994" calcext:value-type="float">
            <text:p>0.000133446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125519" calcext:value-type="float">
            <text:p>7.125519</text:p>
          </table:table-cell>
          <table:table-cell office:value-type="float" office:value="6.747913075" calcext:value-type="float">
            <text:p>6.747913075</text:p>
          </table:table-cell>
          <table:table-cell table:formula="of:=POWER([.C100]-6.75;2)" office:value-type="float" office:value="0.00000435525595562669" calcext:value-type="float">
            <text:p>4.35525595562669E-0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436829" calcext:value-type="float">
            <text:p>7.436829</text:p>
          </table:table-cell>
          <table:table-cell office:value-type="float" office:value="6.7435684" calcext:value-type="float">
            <text:p>6.7435684</text:p>
          </table:table-cell>
          <table:table-cell table:formula="of:=POWER([.C101]-6.75;2)" office:value-type="float" office:value="0.0000413654785599998" calcext:value-type="float">
            <text:p>4.13654785599998E-0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079308" calcext:value-type="float">
            <text:p>7.079308</text:p>
          </table:table-cell>
          <table:table-cell office:value-type="float" office:value="6.7335441" calcext:value-type="float">
            <text:p>6.7335441</text:p>
          </table:table-cell>
          <table:table-cell table:formula="of:=POWER([.C102]-6.75;2)" office:value-type="float" office:value="0.000270796644810014" calcext:value-type="float">
            <text:p>0.000270796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448256" calcext:value-type="float">
            <text:p>6.448256</text:p>
          </table:table-cell>
          <table:table-cell office:value-type="float" office:value="6.730862175" calcext:value-type="float">
            <text:p>6.730862175</text:p>
          </table:table-cell>
          <table:table-cell table:formula="of:=POWER([.C103]-6.75;2)" office:value-type="float" office:value="0.00036625634573061" calcext:value-type="float">
            <text:p>0.000366256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157031" calcext:value-type="float">
            <text:p>6.157031</text:p>
          </table:table-cell>
          <table:table-cell office:value-type="float" office:value="6.740257975" calcext:value-type="float">
            <text:p>6.740257975</text:p>
          </table:table-cell>
          <table:table-cell table:formula="of:=POWER([.C104]-6.75;2)" office:value-type="float" office:value="0.0000949070511006161" calcext:value-type="float">
            <text:p>9.49070511006161E-0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343475" calcext:value-type="float">
            <text:p>6.343475</text:p>
          </table:table-cell>
          <table:table-cell office:value-type="float" office:value="6.75274215" calcext:value-type="float">
            <text:p>6.75274215</text:p>
          </table:table-cell>
          <table:table-cell table:formula="of:=POWER([.C105]-6.75;2)" office:value-type="float" office:value="0.00000751938662249756" calcext:value-type="float">
            <text:p>7.51938662249756E-0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18203" calcext:value-type="float">
            <text:p>6.618203</text:p>
          </table:table-cell>
          <table:table-cell office:value-type="float" office:value="6.757196625" calcext:value-type="float">
            <text:p>6.757196625</text:p>
          </table:table-cell>
          <table:table-cell table:formula="of:=POWER([.C106]-6.75;2)" office:value-type="float" office:value="0.0000517914113906212" calcext:value-type="float">
            <text:p>5.17914113906212E-0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30399" calcext:value-type="float">
            <text:p>6.630399</text:p>
          </table:table-cell>
          <table:table-cell office:value-type="float" office:value="6.7536358" calcext:value-type="float">
            <text:p>6.7536358</text:p>
          </table:table-cell>
          <table:table-cell table:formula="of:=POWER([.C107]-6.75;2)" office:value-type="float" office:value="0.0000132190416399973" calcext:value-type="float">
            <text:p>0.00001321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398266" calcext:value-type="float">
            <text:p>6.398266</text:p>
          </table:table-cell>
          <table:table-cell office:value-type="float" office:value="6.751022825" calcext:value-type="float">
            <text:p>6.751022825</text:p>
          </table:table-cell>
          <table:table-cell table:formula="of:=POWER([.C108]-6.75;2)" office:value-type="float" office:value="0.00000104617098062444" calcext:value-type="float">
            <text:p>1.04617098062444E-0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177618" calcext:value-type="float">
            <text:p>6.177618</text:p>
          </table:table-cell>
          <table:table-cell office:value-type="float" office:value="6.7567953" calcext:value-type="float">
            <text:p>6.7567953</text:p>
          </table:table-cell>
          <table:table-cell table:formula="of:=POWER([.C109]-6.75;2)" office:value-type="float" office:value="0.0000461761020900038" calcext:value-type="float">
            <text:p>4.61761020900038E-00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99839" calcext:value-type="float">
            <text:p>5.99839</text:p>
          </table:table-cell>
          <table:table-cell office:value-type="float" office:value="6.771076925" calcext:value-type="float">
            <text:p>6.771076925</text:p>
          </table:table-cell>
          <table:table-cell table:formula="of:=POWER([.C110]-6.75;2)" office:value-type="float" office:value="0.000444236767455626" calcext:value-type="float">
            <text:p>0.00044423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31609" calcext:value-type="float">
            <text:p>5.531609</text:p>
          </table:table-cell>
          <table:table-cell office:value-type="float" office:value="6.792370525" calcext:value-type="float">
            <text:p>6.792370525</text:p>
          </table:table-cell>
          <table:table-cell table:formula="of:=POWER([.C111]-6.75;2)" office:value-type="float" office:value="0.00179526138877562" calcext:value-type="float">
            <text:p>0.00179526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488434" calcext:value-type="float">
            <text:p>4.488434</text:p>
          </table:table-cell>
          <table:table-cell office:value-type="float" office:value="6.82675575" calcext:value-type="float">
            <text:p>6.82675575</text:p>
          </table:table-cell>
          <table:table-cell table:formula="of:=POWER([.C112]-6.75;2)" office:value-type="float" office:value="0.00589144515806254" calcext:value-type="float">
            <text:p>0.005891445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721718" calcext:value-type="float">
            <text:p>2.721718</text:p>
          </table:table-cell>
          <table:table-cell office:value-type="float" office:value="6.88814795" calcext:value-type="float">
            <text:p>6.88814795</text:p>
          </table:table-cell>
          <table:table-cell table:formula="of:=POWER([.C113]-6.75;2)" office:value-type="float" office:value="0.0190848560892026" calcext:value-type="float">
            <text:p>0.019084856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196193" calcext:value-type="float">
            <text:p>20.196193</text:p>
          </table:table-cell>
          <table:table-cell office:value-type="float" office:value="6.99475835" calcext:value-type="float">
            <text:p>6.99475835</text:p>
          </table:table-cell>
          <table:table-cell table:formula="of:=POWER([.C114]-6.75;2)" office:value-type="float" office:value="0.0599066498947223" calcext:value-type="float">
            <text:p>0.059906649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08074" calcext:value-type="float">
            <text:p>6.808074</text:p>
          </table:table-cell>
          <table:table-cell office:value-type="float" office:value="6.664700625" calcext:value-type="float">
            <text:p>6.664700625</text:p>
          </table:table-cell>
          <table:table-cell table:formula="of:=POWER([.C115]-6.75;2)" office:value-type="float" office:value="0.00727598337539062" calcext:value-type="float">
            <text:p>0.007275983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505387" calcext:value-type="float">
            <text:p>7.505387</text:p>
          </table:table-cell>
          <table:table-cell office:value-type="float" office:value="6.667960375" calcext:value-type="float">
            <text:p>6.667960375</text:p>
          </table:table-cell>
          <table:table-cell table:formula="of:=POWER([.C116]-6.75;2)" office:value-type="float" office:value="0.00673050007014065" calcext:value-type="float">
            <text:p>0.006730500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28045" calcext:value-type="float">
            <text:p>7.728045</text:p>
          </table:table-cell>
          <table:table-cell office:value-type="float" office:value="6.6520283" calcext:value-type="float">
            <text:p>6.6520283</text:p>
          </table:table-cell>
          <table:table-cell table:formula="of:=POWER([.C117]-6.75;2)" office:value-type="float" office:value="0.00959845400089009" calcext:value-type="float">
            <text:p>0.00959845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174873" calcext:value-type="float">
            <text:p>7.174873</text:p>
          </table:table-cell>
          <table:table-cell office:value-type="float" office:value="6.629639775" calcext:value-type="float">
            <text:p>6.629639775</text:p>
          </table:table-cell>
          <table:table-cell table:formula="of:=POWER([.C118]-6.75;2)" office:value-type="float" office:value="0.0144865837620506" calcext:value-type="float">
            <text:p>0.014486583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12629" calcext:value-type="float">
            <text:p>6.312629</text:p>
          </table:table-cell>
          <table:table-cell office:value-type="float" office:value="6.6208235" calcext:value-type="float">
            <text:p>6.6208235</text:p>
          </table:table-cell>
          <table:table-cell table:formula="of:=POWER([.C119]-6.75;2)" office:value-type="float" office:value="0.01668656815225" calcext:value-type="float">
            <text:p>0.01668656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868519" calcext:value-type="float">
            <text:p>5.868519</text:p>
          </table:table-cell>
          <table:table-cell office:value-type="float" office:value="6.63332845" calcext:value-type="float">
            <text:p>6.63332845</text:p>
          </table:table-cell>
          <table:table-cell table:formula="of:=POWER([.C120]-6.75;2)" office:value-type="float" office:value="0.0136122505794024" calcext:value-type="float">
            <text:p>0.01361225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027599" calcext:value-type="float">
            <text:p>6.027599</text:p>
          </table:table-cell>
          <table:table-cell office:value-type="float" office:value="6.65618925" calcext:value-type="float">
            <text:p>6.65618925</text:p>
          </table:table-cell>
          <table:table-cell table:formula="of:=POWER([.C121]-6.75;2)" office:value-type="float" office:value="0.00880045681556255" calcext:value-type="float">
            <text:p>0.008800456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308674" calcext:value-type="float">
            <text:p>6.308674</text:p>
          </table:table-cell>
          <table:table-cell office:value-type="float" office:value="6.6737938" calcext:value-type="float">
            <text:p>6.6737938</text:p>
          </table:table-cell>
          <table:table-cell table:formula="of:=POWER([.C122]-6.75;2)" office:value-type="float" office:value="0.00580738491843995" calcext:value-type="float">
            <text:p>0.005807384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337335" calcext:value-type="float">
            <text:p>6.337335</text:p>
          </table:table-cell>
          <table:table-cell office:value-type="float" office:value="6.684490075" calcext:value-type="float">
            <text:p>6.684490075</text:p>
          </table:table-cell>
          <table:table-cell table:formula="of:=POWER([.C123]-6.75;2)" office:value-type="float" office:value="0.00429155027350559" calcext:value-type="float">
            <text:p>0.004291550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04191" calcext:value-type="float">
            <text:p>6.204191</text:p>
          </table:table-cell>
          <table:table-cell office:value-type="float" office:value="6.697325775" calcext:value-type="float">
            <text:p>6.697325775</text:p>
          </table:table-cell>
          <table:table-cell table:formula="of:=POWER([.C124]-6.75;2)" office:value-type="float" office:value="0.00277457397935059" calcext:value-type="float">
            <text:p>0.00277457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254203" calcext:value-type="float">
            <text:p>6.254203</text:p>
          </table:table-cell>
          <table:table-cell office:value-type="float" office:value="6.71626195" calcext:value-type="float">
            <text:p>6.71626195</text:p>
          </table:table-cell>
          <table:table-cell table:formula="of:=POWER([.C125]-6.75;2)" office:value-type="float" office:value="0.00113825601780251" calcext:value-type="float">
            <text:p>0.00113825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58542" calcext:value-type="float">
            <text:p>6.558542</text:p>
          </table:table-cell>
          <table:table-cell office:value-type="float" office:value="6.73351525" calcext:value-type="float">
            <text:p>6.73351525</text:p>
          </table:table-cell>
          <table:table-cell table:formula="of:=POWER([.C126]-6.75;2)" office:value-type="float" office:value="0.000271746982562502" calcext:value-type="float">
            <text:p>0.00027174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8801" calcext:value-type="float">
            <text:p>6.78801</text:p>
          </table:table-cell>
          <table:table-cell office:value-type="float" office:value="6.74073665" calcext:value-type="float">
            <text:p>6.74073665</text:p>
          </table:table-cell>
          <table:table-cell table:formula="of:=POWER([.C127]-6.75;2)" office:value-type="float" office:value="0.0000858096532225062" calcext:value-type="float">
            <text:p>8.58096532225062E-00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09197" calcext:value-type="float">
            <text:p>6.709197</text:p>
          </table:table-cell>
          <table:table-cell office:value-type="float" office:value="6.7406664" calcext:value-type="float">
            <text:p>6.7406664</text:p>
          </table:table-cell>
          <table:table-cell table:formula="of:=POWER([.C128]-6.75;2)" office:value-type="float" office:value="0.0000871160889599948" calcext:value-type="float">
            <text:p>8.71160889599948E-00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72276" calcext:value-type="float">
            <text:p>6.472276</text:p>
          </table:table-cell>
          <table:table-cell office:value-type="float" office:value="6.7424187" calcext:value-type="float">
            <text:p>6.7424187</text:p>
          </table:table-cell>
          <table:table-cell table:formula="of:=POWER([.C129]-6.75;2)" office:value-type="float" office:value="0.0000574761096900002" calcext:value-type="float">
            <text:p>5.74761096900002E-0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367803" calcext:value-type="float">
            <text:p>6.367803</text:p>
          </table:table-cell>
          <table:table-cell office:value-type="float" office:value="6.75048175" calcext:value-type="float">
            <text:p>6.75048175</text:p>
          </table:table-cell>
          <table:table-cell table:formula="of:=POWER([.C130]-6.75;2)" office:value-type="float" office:value="0.000000232083062500484" calcext:value-type="float">
            <text:p>2.32083062500484E-00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54805" calcext:value-type="float">
            <text:p>6.454805</text:p>
          </table:table-cell>
          <table:table-cell office:value-type="float" office:value="6.761453325" calcext:value-type="float">
            <text:p>6.761453325</text:p>
          </table:table-cell>
          <table:table-cell table:formula="of:=POWER([.C131]-6.75;2)" office:value-type="float" office:value="0.000131178653555619" calcext:value-type="float">
            <text:p>0.00013117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12439" calcext:value-type="float">
            <text:p>6.612439</text:p>
          </table:table-cell>
          <table:table-cell office:value-type="float" office:value="6.770166375" calcext:value-type="float">
            <text:p>6.770166375</text:p>
          </table:table-cell>
          <table:table-cell table:formula="of:=POWER([.C132]-6.75;2)" office:value-type="float" office:value="0.000406682680640646" calcext:value-type="float">
            <text:p>0.000406682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41686" calcext:value-type="float">
            <text:p>6.741686</text:p>
          </table:table-cell>
          <table:table-cell office:value-type="float" office:value="6.77495675" calcext:value-type="float">
            <text:p>6.77495675</text:p>
          </table:table-cell>
          <table:table-cell table:formula="of:=POWER([.C133]-6.75;2)" office:value-type="float" office:value="0.000622839370562515" calcext:value-type="float">
            <text:p>0.000622839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48505" calcext:value-type="float">
            <text:p>6.748505</text:p>
          </table:table-cell>
          <table:table-cell office:value-type="float" office:value="6.777572" calcext:value-type="float">
            <text:p>6.777572</text:p>
          </table:table-cell>
          <table:table-cell table:formula="of:=POWER([.C134]-6.75;2)" office:value-type="float" office:value="0.000760215184000008" calcext:value-type="float">
            <text:p>0.000760215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93192" calcext:value-type="float">
            <text:p>6.593192</text:p>
          </table:table-cell>
          <table:table-cell office:value-type="float" office:value="6.7816726" calcext:value-type="float">
            <text:p>6.7816726</text:p>
          </table:table-cell>
          <table:table-cell table:formula="of:=POWER([.C135]-6.75;2)" office:value-type="float" office:value="0.00100315359076002" calcext:value-type="float">
            <text:p>0.001003153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401549" calcext:value-type="float">
            <text:p>6.401549</text:p>
          </table:table-cell>
          <table:table-cell office:value-type="float" office:value="6.789693675" calcext:value-type="float">
            <text:p>6.789693675</text:p>
          </table:table-cell>
          <table:table-cell table:formula="of:=POWER([.C136]-6.75;2)" office:value-type="float" office:value="0.00157558783500567" calcext:value-type="float">
            <text:p>0.00157558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354884" calcext:value-type="float">
            <text:p>6.354884</text:p>
          </table:table-cell>
          <table:table-cell office:value-type="float" office:value="6.799613225" calcext:value-type="float">
            <text:p>6.799613225</text:p>
          </table:table-cell>
          <table:table-cell table:formula="of:=POWER([.C137]-6.75;2)" office:value-type="float" office:value="0.00246147209490061" calcext:value-type="float">
            <text:p>0.002461472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96" calcext:value-type="float">
            <text:p>6.496</text:p>
          </table:table-cell>
          <table:table-cell office:value-type="float" office:value="6.806671525" calcext:value-type="float">
            <text:p>6.806671525</text:p>
          </table:table-cell>
          <table:table-cell table:formula="of:=POWER([.C138]-6.75;2)" office:value-type="float" office:value="0.00321166174582568" calcext:value-type="float">
            <text:p>0.003211661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36858" calcext:value-type="float">
            <text:p>6.736858</text:p>
          </table:table-cell>
          <table:table-cell office:value-type="float" office:value="6.807738175" calcext:value-type="float">
            <text:p>6.807738175</text:p>
          </table:table-cell>
          <table:table-cell table:formula="of:=POWER([.C139]-6.75;2)" office:value-type="float" office:value="0.00333369685233061" calcext:value-type="float">
            <text:p>0.003333696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951732" calcext:value-type="float">
            <text:p>6.951732</text:p>
          </table:table-cell>
          <table:table-cell office:value-type="float" office:value="6.80200055" calcext:value-type="float">
            <text:p>6.80200055</text:p>
          </table:table-cell>
          <table:table-cell table:formula="of:=POWER([.C140]-6.75;2)" office:value-type="float" office:value="0.00270405720030248" calcext:value-type="float">
            <text:p>0.002704057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035857" calcext:value-type="float">
            <text:p>7.035857</text:p>
          </table:table-cell>
          <table:table-cell office:value-type="float" office:value="6.791025425" calcext:value-type="float">
            <text:p>6.791025425</text:p>
          </table:table-cell>
          <table:table-cell table:formula="of:=POWER([.C141]-6.75;2)" office:value-type="float" office:value="0.00168308549643062" calcext:value-type="float">
            <text:p>0.00168308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972031" calcext:value-type="float">
            <text:p>6.972031</text:p>
          </table:table-cell>
          <table:table-cell office:value-type="float" office:value="6.7801817" calcext:value-type="float">
            <text:p>6.7801817</text:p>
          </table:table-cell>
          <table:table-cell table:formula="of:=POWER([.C142]-6.75;2)" office:value-type="float" office:value="0.000910935014889999" calcext:value-type="float">
            <text:p>0.00091093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24088" calcext:value-type="float">
            <text:p>6.824088</text:p>
          </table:table-cell>
          <table:table-cell office:value-type="float" office:value="6.775142125" calcext:value-type="float">
            <text:p>6.775142125</text:p>
          </table:table-cell>
          <table:table-cell table:formula="of:=POWER([.C143]-6.75;2)" office:value-type="float" office:value="0.000632126449515642" calcext:value-type="float">
            <text:p>0.000632126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56398" calcext:value-type="float">
            <text:p>6.656398</text:p>
          </table:table-cell>
          <table:table-cell office:value-type="float" office:value="6.776563275" calcext:value-type="float">
            <text:p>6.776563275</text:p>
          </table:table-cell>
          <table:table-cell table:formula="of:=POWER([.C144]-6.75;2)" office:value-type="float" office:value="0.000705607578725625" calcext:value-type="float">
            <text:p>0.000705607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521654" calcext:value-type="float">
            <text:p>6.521654</text:p>
          </table:table-cell>
          <table:table-cell office:value-type="float" office:value="6.782198975" calcext:value-type="float">
            <text:p>6.782198975</text:p>
          </table:table-cell>
          <table:table-cell table:formula="of:=POWER([.C145]-6.75;2)" office:value-type="float" office:value="0.00103677399105063" calcext:value-type="float">
            <text:p>0.00103677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47577" calcext:value-type="float">
            <text:p>6.47577</text:p>
          </table:table-cell>
          <table:table-cell office:value-type="float" office:value="6.79092345" calcext:value-type="float">
            <text:p>6.79092345</text:p>
          </table:table-cell>
          <table:table-cell table:formula="of:=POWER([.C146]-6.75;2)" office:value-type="float" office:value="0.00167472875990252" calcext:value-type="float">
            <text:p>0.001674728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2588" calcext:value-type="float">
            <text:p>6.52588</text:p>
          </table:table-cell>
          <table:table-cell office:value-type="float" office:value="6.80008715" calcext:value-type="float">
            <text:p>6.80008715</text:p>
          </table:table-cell>
          <table:table-cell table:formula="of:=POWER([.C147]-6.75;2)" office:value-type="float" office:value="0.00250872259512245" calcext:value-type="float">
            <text:p>0.002508722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29165" calcext:value-type="float">
            <text:p>6.629165</text:p>
          </table:table-cell>
          <table:table-cell office:value-type="float" office:value="6.803907075" calcext:value-type="float">
            <text:p>6.803907075</text:p>
          </table:table-cell>
          <table:table-cell table:formula="of:=POWER([.C148]-6.75;2)" office:value-type="float" office:value="0.00290597273505559" calcext:value-type="float">
            <text:p>0.002905972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48883" calcext:value-type="float">
            <text:p>6.748883</text:p>
          </table:table-cell>
          <table:table-cell office:value-type="float" office:value="6.799491825" calcext:value-type="float">
            <text:p>6.799491825</text:p>
          </table:table-cell>
          <table:table-cell table:formula="of:=POWER([.C149]-6.75;2)" office:value-type="float" office:value="0.00244944074183067" calcext:value-type="float">
            <text:p>0.00244944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50134" calcext:value-type="float">
            <text:p>6.850134</text:p>
          </table:table-cell>
          <table:table-cell office:value-type="float" office:value="6.790461175" calcext:value-type="float">
            <text:p>6.790461175</text:p>
          </table:table-cell>
          <table:table-cell table:formula="of:=POWER([.C150]-6.75;2)" office:value-type="float" office:value="0.00163710668238062" calcext:value-type="float">
            <text:p>0.00163710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907018" calcext:value-type="float">
            <text:p>6.907018</text:p>
          </table:table-cell>
          <table:table-cell office:value-type="float" office:value="6.7801201" calcext:value-type="float">
            <text:p>6.7801201</text:p>
          </table:table-cell>
          <table:table-cell table:formula="of:=POWER([.C151]-6.75;2)" office:value-type="float" office:value="0.000907220424009972" calcext:value-type="float">
            <text:p>0.000907220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944122" calcext:value-type="float">
            <text:p>6.944122</text:p>
          </table:table-cell>
          <table:table-cell office:value-type="float" office:value="6.7651351" calcext:value-type="float">
            <text:p>6.7651351</text:p>
          </table:table-cell>
          <table:table-cell table:formula="of:=POWER([.C152]-6.75;2)" office:value-type="float" office:value="0.000229071252010005" calcext:value-type="float">
            <text:p>0.000229071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986134" calcext:value-type="float">
            <text:p>6.986134</text:p>
          </table:table-cell>
          <table:table-cell office:value-type="float" office:value="6.74042905" calcext:value-type="float">
            <text:p>6.74042905</text:p>
          </table:table-cell>
          <table:table-cell table:formula="of:=POWER([.C153]-6.75;2)" office:value-type="float" office:value="0.000091603083902493" calcext:value-type="float">
            <text:p>9.1603083902493E-00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993884" calcext:value-type="float">
            <text:p>6.993884</text:p>
          </table:table-cell>
          <table:table-cell office:value-type="float" office:value="6.709391" calcext:value-type="float">
            <text:p>6.709391</text:p>
          </table:table-cell>
          <table:table-cell table:formula="of:=POWER([.C154]-6.75;2)" office:value-type="float" office:value="0.00164909088099999" calcext:value-type="float">
            <text:p>0.001649090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938464" calcext:value-type="float">
            <text:p>6.938464</text:p>
          </table:table-cell>
          <table:table-cell office:value-type="float" office:value="6.68448215" calcext:value-type="float">
            <text:p>6.68448215</text:p>
          </table:table-cell>
          <table:table-cell table:formula="of:=POWER([.C155]-6.75;2)" office:value-type="float" office:value="0.0042925886686225" calcext:value-type="float">
            <text:p>0.004292588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68104" calcext:value-type="float">
            <text:p>6.868104</text:p>
          </table:table-cell>
          <table:table-cell office:value-type="float" office:value="6.674557125" calcext:value-type="float">
            <text:p>6.674557125</text:p>
          </table:table-cell>
          <table:table-cell table:formula="of:=POWER([.C156]-6.75;2)" office:value-type="float" office:value="0.00569162738826566" calcext:value-type="float">
            <text:p>0.005691627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32504" calcext:value-type="float">
            <text:p>6.832504</text:p>
          </table:table-cell>
          <table:table-cell office:value-type="float" office:value="6.678545675" calcext:value-type="float">
            <text:p>6.678545675</text:p>
          </table:table-cell>
          <table:table-cell table:formula="of:=POWER([.C157]-6.75;2)" office:value-type="float" office:value="0.00510572056120555" calcext:value-type="float">
            <text:p>0.00510572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822222" calcext:value-type="float">
            <text:p>6.822222</text:p>
          </table:table-cell>
          <table:table-cell office:value-type="float" office:value="6.688869275" calcext:value-type="float">
            <text:p>6.688869275</text:p>
          </table:table-cell>
          <table:table-cell table:formula="of:=POWER([.C158]-6.75;2)" office:value-type="float" office:value="0.00373696553902562" calcext:value-type="float">
            <text:p>0.00373696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12827" calcext:value-type="float">
            <text:p>6.812827</text:p>
          </table:table-cell>
          <table:table-cell office:value-type="float" office:value="6.69455055" calcext:value-type="float">
            <text:p>6.69455055</text:p>
          </table:table-cell>
          <table:table-cell table:formula="of:=POWER([.C159]-6.75;2)" office:value-type="float" office:value="0.00307464150530253" calcext:value-type="float">
            <text:p>0.003074641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82951" calcext:value-type="float">
            <text:p>6.782951</text:p>
          </table:table-cell>
          <table:table-cell office:value-type="float" office:value="6.6855636" calcext:value-type="float">
            <text:p>6.6855636</text:p>
          </table:table-cell>
          <table:table-cell table:formula="of:=POWER([.C160]-6.75;2)" office:value-type="float" office:value="0.00415204964495999" calcext:value-type="float">
            <text:p>0.004152049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31781" calcext:value-type="float">
            <text:p>6.731781</text:p>
          </table:table-cell>
          <table:table-cell office:value-type="float" office:value="6.662026025" calcext:value-type="float">
            <text:p>6.662026025</text:p>
          </table:table-cell>
          <table:table-cell table:formula="of:=POWER([.C161]-6.75;2)" office:value-type="float" office:value="0.00773942027730057" calcext:value-type="float">
            <text:p>0.007739420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36525" calcext:value-type="float">
            <text:p>6.736525</text:p>
          </table:table-cell>
          <table:table-cell office:value-type="float" office:value="6.636937875" calcext:value-type="float">
            <text:p>6.636937875</text:p>
          </table:table-cell>
          <table:table-cell table:formula="of:=POWER([.C162]-6.75;2)" office:value-type="float" office:value="0.0127830441095156" calcext:value-type="float">
            <text:p>0.012783044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50763" calcext:value-type="float">
            <text:p>6.850763</text:p>
          </table:table-cell>
          <table:table-cell office:value-type="float" office:value="6.62186435" calcext:value-type="float">
            <text:p>6.62186435</text:p>
          </table:table-cell>
          <table:table-cell table:formula="of:=POWER([.C163]-6.75;2)" office:value-type="float" office:value="0.0164187448009225" calcext:value-type="float">
            <text:p>0.016418744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61638" calcext:value-type="float">
            <text:p>6.961638</text:p>
          </table:table-cell>
          <table:table-cell office:value-type="float" office:value="6.617177475" calcext:value-type="float">
            <text:p>6.617177475</text:p>
          </table:table-cell>
          <table:table-cell table:formula="of:=POWER([.C164]-6.75;2)" office:value-type="float" office:value="0.0176418231473756" calcext:value-type="float">
            <text:p>0.017641823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944335" calcext:value-type="float">
            <text:p>6.944335</text:p>
          </table:table-cell>
          <table:table-cell office:value-type="float" office:value="6.6176824" calcext:value-type="float">
            <text:p>6.6176824</text:p>
          </table:table-cell>
          <table:table-cell table:formula="of:=POWER([.C165]-6.75;2)" office:value-type="float" office:value="0.0175079472697601" calcext:value-type="float">
            <text:p>0.01750794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47398" calcext:value-type="float">
            <text:p>6.847398</text:p>
          </table:table-cell>
          <table:table-cell office:value-type="float" office:value="6.61498955" calcext:value-type="float">
            <text:p>6.61498955</text:p>
          </table:table-cell>
          <table:table-cell table:formula="of:=POWER([.C166]-6.75;2)" office:value-type="float" office:value="0.0182278216092026" calcext:value-type="float">
            <text:p>0.018227821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852" calcext:value-type="float">
            <text:p>6.7852</text:p>
          </table:table-cell>
          <table:table-cell office:value-type="float" office:value="6.59094185" calcext:value-type="float">
            <text:p>6.59094185</text:p>
          </table:table-cell>
          <table:table-cell table:formula="of:=POWER([.C167]-6.75;2)" office:value-type="float" office:value="0.0252994950814225" calcext:value-type="float">
            <text:p>0.025299495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79289" calcext:value-type="float">
            <text:p>6.779289</text:p>
          </table:table-cell>
          <table:table-cell office:value-type="float" office:value="6.5684491" calcext:value-type="float">
            <text:p>6.5684491</text:p>
          </table:table-cell>
          <table:table-cell table:formula="of:=POWER([.C168]-6.75;2)" office:value-type="float" office:value="0.0329607292908101" calcext:value-type="float">
            <text:p>0.032960729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94798" calcext:value-type="float">
            <text:p>6.794798</text:p>
          </table:table-cell>
          <table:table-cell office:value-type="float" office:value="6.512692" calcext:value-type="float">
            <text:p>6.512692</text:p>
          </table:table-cell>
          <table:table-cell table:formula="of:=POWER([.C169]-6.75;2)" office:value-type="float" office:value="0.0563150868640002" calcext:value-type="float">
            <text:p>0.056315086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06666" calcext:value-type="float">
            <text:p>6.806666</text:p>
          </table:table-cell>
          <table:table-cell office:value-type="float" office:value="6.4391662" calcext:value-type="float">
            <text:p>6.4391662</text:p>
          </table:table-cell>
          <table:table-cell table:formula="of:=POWER([.C170]-6.75;2)" office:value-type="float" office:value="0.0966176512224401" calcext:value-type="float">
            <text:p>0.09661765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03327" calcext:value-type="float">
            <text:p>6.803327</text:p>
          </table:table-cell>
          <table:table-cell office:value-type="float" office:value="6.38853835" calcext:value-type="float">
            <text:p>6.38853835</text:p>
          </table:table-cell>
          <table:table-cell table:formula="of:=POWER([.C171]-6.75;2)" office:value-type="float" office:value="0.130654524420722" calcext:value-type="float">
            <text:p>0.13065452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04054" calcext:value-type="float">
            <text:p>6.804054</text:p>
          </table:table-cell>
          <table:table-cell office:value-type="float" office:value="6.364251375" calcext:value-type="float">
            <text:p>6.364251375</text:p>
          </table:table-cell>
          <table:table-cell table:formula="of:=POWER([.C172]-6.75;2)" office:value-type="float" office:value="0.14880200168939" calcext:value-type="float">
            <text:p>0.148802001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46296" calcext:value-type="float">
            <text:p>6.846296</text:p>
          </table:table-cell>
          <table:table-cell office:value-type="float" office:value="6.3538597" calcext:value-type="float">
            <text:p>6.3538597</text:p>
          </table:table-cell>
          <table:table-cell table:formula="of:=POWER([.C173]-6.75;2)" office:value-type="float" office:value="0.15692713728409" calcext:value-type="float">
            <text:p>0.156927137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912529" calcext:value-type="float">
            <text:p>6.912529</text:p>
          </table:table-cell>
          <table:table-cell office:value-type="float" office:value="6.3465614" calcext:value-type="float">
            <text:p>6.3465614</text:p>
          </table:table-cell>
          <table:table-cell table:formula="of:=POWER([.C174]-6.75;2)" office:value-type="float" office:value="0.16276270396996" calcext:value-type="float">
            <text:p>0.16276270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914035" calcext:value-type="float">
            <text:p>6.914035</text:p>
          </table:table-cell>
          <table:table-cell office:value-type="float" office:value="6.3390508" calcext:value-type="float">
            <text:p>6.3390508</text:p>
          </table:table-cell>
          <table:table-cell table:formula="of:=POWER([.C175]-6.75;2)" office:value-type="float" office:value="0.16887924498064" calcext:value-type="float">
            <text:p>0.16887924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98331" calcext:value-type="float">
            <text:p>6.798331</text:p>
          </table:table-cell>
          <table:table-cell office:value-type="float" office:value="6.336329775" calcext:value-type="float">
            <text:p>6.336329775</text:p>
          </table:table-cell>
          <table:table-cell table:formula="of:=POWER([.C176]-6.75;2)" office:value-type="float" office:value="0.17112305505155" calcext:value-type="float">
            <text:p>0.17112305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37216" calcext:value-type="float">
            <text:p>6.637216</text:p>
          </table:table-cell>
          <table:table-cell office:value-type="float" office:value="6.34496395" calcext:value-type="float">
            <text:p>6.34496395</text:p>
          </table:table-cell>
          <table:table-cell table:formula="of:=POWER([.C177]-6.75;2)" office:value-type="float" office:value="0.164054201799602" calcext:value-type="float">
            <text:p>0.164054201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38666" calcext:value-type="float">
            <text:p>6.538666</text:p>
          </table:table-cell>
          <table:table-cell office:value-type="float" office:value="6.36097565" calcext:value-type="float">
            <text:p>6.36097565</text:p>
          </table:table-cell>
          <table:table-cell table:formula="of:=POWER([.C178]-6.75;2)" office:value-type="float" office:value="0.151339944892922" calcext:value-type="float">
            <text:p>0.15133994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07353" calcext:value-type="float">
            <text:p>6.507353</text:p>
          </table:table-cell>
          <table:table-cell office:value-type="float" office:value="6.36994375" calcext:value-type="float">
            <text:p>6.36994375</text:p>
          </table:table-cell>
          <table:table-cell table:formula="of:=POWER([.C179]-6.75;2)" office:value-type="float" office:value="0.144442753164062" calcext:value-type="float">
            <text:p>0.144442753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12727" calcext:value-type="float">
            <text:p>6.512727</text:p>
          </table:table-cell>
          <table:table-cell office:value-type="float" office:value="6.3639377" calcext:value-type="float">
            <text:p>6.3639377</text:p>
          </table:table-cell>
          <table:table-cell table:formula="of:=POWER([.C180]-6.75;2)" office:value-type="float" office:value="0.14904409948129" calcext:value-type="float">
            <text:p>0.14904409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02108" calcext:value-type="float">
            <text:p>6.602108</text:p>
          </table:table-cell>
          <table:table-cell office:value-type="float" office:value="6.351891775" calcext:value-type="float">
            <text:p>6.351891775</text:p>
          </table:table-cell>
          <table:table-cell table:formula="of:=POWER([.C181]-6.75;2)" office:value-type="float" office:value="0.15849015881265" calcext:value-type="float">
            <text:p>0.158490158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70448" calcext:value-type="float">
            <text:p>6.770448</text:p>
          </table:table-cell>
          <table:table-cell office:value-type="float" office:value="6.342685975" calcext:value-type="float">
            <text:p>6.342685975</text:p>
          </table:table-cell>
          <table:table-cell table:formula="of:=POWER([.C182]-6.75;2)" office:value-type="float" office:value="0.1659047149617" calcext:value-type="float">
            <text:p>0.16590471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80934" calcext:value-type="float">
            <text:p>6.880934</text:p>
          </table:table-cell>
          <table:table-cell office:value-type="float" office:value="6.33305505" calcext:value-type="float">
            <text:p>6.33305505</text:p>
          </table:table-cell>
          <table:table-cell table:formula="of:=POWER([.C183]-6.75;2)" office:value-type="float" office:value="0.173843091330502" calcext:value-type="float">
            <text:p>0.173843091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81826" calcext:value-type="float">
            <text:p>6.881826</text:p>
          </table:table-cell>
          <table:table-cell office:value-type="float" office:value="6.31991895" calcext:value-type="float">
            <text:p>6.31991895</text:p>
          </table:table-cell>
          <table:table-cell table:formula="of:=POWER([.C184]-6.75;2)" office:value-type="float" office:value="0.184969709569103" calcext:value-type="float">
            <text:p>0.184969709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70633" calcext:value-type="float">
            <text:p>6.870633</text:p>
          </table:table-cell>
          <table:table-cell office:value-type="float" office:value="6.30579635" calcext:value-type="float">
            <text:p>6.30579635</text:p>
          </table:table-cell>
          <table:table-cell table:formula="of:=POWER([.C185]-6.75;2)" office:value-type="float" office:value="0.197316882673323" calcext:value-type="float">
            <text:p>0.197316882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42318" calcext:value-type="float">
            <text:p>6.842318</text:p>
          </table:table-cell>
          <table:table-cell office:value-type="float" office:value="6.293209225" calcext:value-type="float">
            <text:p>6.293209225</text:p>
          </table:table-cell>
          <table:table-cell table:formula="of:=POWER([.C186]-6.75;2)" office:value-type="float" office:value="0.208657812125101" calcext:value-type="float">
            <text:p>0.20865781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78677" calcext:value-type="float">
            <text:p>6.678677</text:p>
          </table:table-cell>
          <table:table-cell office:value-type="float" office:value="6.285309275" calcext:value-type="float">
            <text:p>6.285309275</text:p>
          </table:table-cell>
          <table:table-cell table:formula="of:=POWER([.C187]-6.75;2)" office:value-type="float" office:value="0.215937469901025" calcext:value-type="float">
            <text:p>0.215937469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452555" calcext:value-type="float">
            <text:p>6.452555</text:p>
          </table:table-cell>
          <table:table-cell office:value-type="float" office:value="6.2865096" calcext:value-type="float">
            <text:p>6.2865096</text:p>
          </table:table-cell>
          <table:table-cell table:formula="of:=POWER([.C188]-6.75;2)" office:value-type="float" office:value="0.21482335089216" calcext:value-type="float">
            <text:p>0.21482335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87657" calcext:value-type="float">
            <text:p>6.387657</text:p>
          </table:table-cell>
          <table:table-cell office:value-type="float" office:value="6.29522365" calcext:value-type="float">
            <text:p>6.29522365</text:p>
          </table:table-cell>
          <table:table-cell table:formula="of:=POWER([.C189]-6.75;2)" office:value-type="float" office:value="0.206821528519323" calcext:value-type="float">
            <text:p>0.206821528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36491" calcext:value-type="float">
            <text:p>6.436491</text:p>
          </table:table-cell>
          <table:table-cell office:value-type="float" office:value="6.30276675" calcext:value-type="float">
            <text:p>6.30276675</text:p>
          </table:table-cell>
          <table:table-cell table:formula="of:=POWER([.C190]-6.75;2)" office:value-type="float" office:value="0.200017579905562" calcext:value-type="float">
            <text:p>0.20001757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307618" calcext:value-type="float">
            <text:p>6.307618</text:p>
          </table:table-cell>
          <table:table-cell office:value-type="float" office:value="6.30504545" calcext:value-type="float">
            <text:p>6.30504545</text:p>
          </table:table-cell>
          <table:table-cell table:formula="of:=POWER([.C191]-6.75;2)" office:value-type="float" office:value="0.197984551565703" calcext:value-type="float">
            <text:p>0.197984551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95588" calcext:value-type="float">
            <text:p>5.95588</text:p>
          </table:table-cell>
          <table:table-cell office:value-type="float" office:value="6.309579675" calcext:value-type="float">
            <text:p>6.309579675</text:p>
          </table:table-cell>
          <table:table-cell table:formula="of:=POWER([.C192]-6.75;2)" office:value-type="float" office:value="0.193970062673105" calcext:value-type="float">
            <text:p>0.193970062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744612" calcext:value-type="float">
            <text:p>5.744612</text:p>
          </table:table-cell>
          <table:table-cell office:value-type="float" office:value="6.32659075" calcext:value-type="float">
            <text:p>6.32659075</text:p>
          </table:table-cell>
          <table:table-cell table:formula="of:=POWER([.C193]-6.75;2)" office:value-type="float" office:value="0.179275392985562" calcext:value-type="float">
            <text:p>0.17927539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9753" calcext:value-type="float">
            <text:p>5.99753</text:p>
          </table:table-cell>
          <table:table-cell office:value-type="float" office:value="6.354898375" calcext:value-type="float">
            <text:p>6.354898375</text:p>
          </table:table-cell>
          <table:table-cell table:formula="of:=POWER([.C194]-6.75;2)" office:value-type="float" office:value="0.15610529407764" calcext:value-type="float">
            <text:p>0.156105294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41463" calcext:value-type="float">
            <text:p>6.541463</text:p>
          </table:table-cell>
          <table:table-cell office:value-type="float" office:value="6.379568775" calcext:value-type="float">
            <text:p>6.379568775</text:p>
          </table:table-cell>
          <table:table-cell table:formula="of:=POWER([.C195]-6.75;2)" office:value-type="float" office:value="0.137219292455001" calcext:value-type="float">
            <text:p>0.137219292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027646" calcext:value-type="float">
            <text:p>7.027646</text:p>
          </table:table-cell>
          <table:table-cell office:value-type="float" office:value="6.386234" calcext:value-type="float">
            <text:p>6.386234</text:p>
          </table:table-cell>
          <table:table-cell table:formula="of:=POWER([.C196]-6.75;2)" office:value-type="float" office:value="0.132325702756" calcext:value-type="float">
            <text:p>0.132325702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245448" calcext:value-type="float">
            <text:p>7.245448</text:p>
          </table:table-cell>
          <table:table-cell office:value-type="float" office:value="6.3730451" calcext:value-type="float">
            <text:p>6.3730451</text:p>
          </table:table-cell>
          <table:table-cell table:formula="of:=POWER([.C197]-6.75;2)" office:value-type="float" office:value="0.14209499663401" calcext:value-type="float">
            <text:p>0.142094996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049473" calcext:value-type="float">
            <text:p>7.049473</text:p>
          </table:table-cell>
          <table:table-cell office:value-type="float" office:value="6.3513507" calcext:value-type="float">
            <text:p>6.3513507</text:p>
          </table:table-cell>
          <table:table-cell table:formula="of:=POWER([.C198]-6.75;2)" office:value-type="float" office:value="0.15892126439049" calcext:value-type="float">
            <text:p>0.158921264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53349" calcext:value-type="float">
            <text:p>6.453349</text:p>
          </table:table-cell>
          <table:table-cell office:value-type="float" office:value="6.3378368" calcext:value-type="float">
            <text:p>6.3378368</text:p>
          </table:table-cell>
          <table:table-cell table:formula="of:=POWER([.C199]-6.75;2)" office:value-type="float" office:value="0.16987850343424" calcext:value-type="float">
            <text:p>0.169878503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841448" calcext:value-type="float">
            <text:p>5.841448</text:p>
          </table:table-cell>
          <table:table-cell office:value-type="float" office:value="6.343776" calcext:value-type="float">
            <text:p>6.343776</text:p>
          </table:table-cell>
          <table:table-cell table:formula="of:=POWER([.C200]-6.75;2)" office:value-type="float" office:value="0.165017938176" calcext:value-type="float">
            <text:p>0.16501793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28255" calcext:value-type="float">
            <text:p>5.728255</text:p>
          </table:table-cell>
          <table:table-cell office:value-type="float" office:value="6.36758465" calcext:value-type="float">
            <text:p>6.36758465</text:p>
          </table:table-cell>
          <table:table-cell table:formula="of:=POWER([.C201]-6.75;2)" office:value-type="float" office:value="0.146241499915622" calcext:value-type="float">
            <text:p>0.146241499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133584" calcext:value-type="float">
            <text:p>6.133584</text:p>
          </table:table-cell>
          <table:table-cell office:value-type="float" office:value="6.395251325" calcext:value-type="float">
            <text:p>6.395251325</text:p>
          </table:table-cell>
          <table:table-cell table:formula="of:=POWER([.C202]-6.75;2)" office:value-type="float" office:value="0.125846622414255" calcext:value-type="float">
            <text:p>0.125846622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63288" calcext:value-type="float">
            <text:p>6.663288</text:p>
          </table:table-cell>
          <table:table-cell office:value-type="float" office:value="6.413004" calcext:value-type="float">
            <text:p>6.413004</text:p>
          </table:table-cell>
          <table:table-cell table:formula="of:=POWER([.C203]-6.75;2)" office:value-type="float" office:value="0.113566304016" calcext:value-type="float">
            <text:p>0.11356630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981835" calcext:value-type="float">
            <text:p>6.981835</text:p>
          </table:table-cell>
          <table:table-cell office:value-type="float" office:value="6.41712" calcext:value-type="float">
            <text:p>6.41712</text:p>
          </table:table-cell>
          <table:table-cell table:formula="of:=POWER([.C204]-6.75;2)" office:value-type="float" office:value="0.1108090944" calcext:value-type="float">
            <text:p>0.110809094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836621" calcext:value-type="float">
            <text:p>6.836621</text:p>
          </table:table-cell>
          <table:table-cell office:value-type="float" office:value="6.412889675" calcext:value-type="float">
            <text:p>6.412889675</text:p>
          </table:table-cell>
          <table:table-cell table:formula="of:=POWER([.C205]-6.75;2)" office:value-type="float" office:value="0.113643371221606" calcext:value-type="float">
            <text:p>0.113643371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88549" calcext:value-type="float">
            <text:p>5.88549</text:p>
          </table:table-cell>
          <table:table-cell office:value-type="float" office:value="6.412439075" calcext:value-type="float">
            <text:p>6.412439075</text:p>
          </table:table-cell>
          <table:table-cell table:formula="of:=POWER([.C206]-6.75;2)" office:value-type="float" office:value="0.113947378086856" calcext:value-type="float">
            <text:p>0.113947378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88549" calcext:value-type="float">
            <text:p>5.88549</text:p>
          </table:table-cell>
          <table:table-cell office:value-type="float" office:value="6.436161125" calcext:value-type="float">
            <text:p>6.436161125</text:p>
          </table:table-cell>
          <table:table-cell table:formula="of:=POWER([.C207]-6.75;2)" office:value-type="float" office:value="0.0984948394612657" calcext:value-type="float">
            <text:p>0.098494839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549005" calcext:value-type="float">
            <text:p>4.549005</text:p>
          </table:table-cell>
          <table:table-cell office:value-type="float" office:value="6.460358525" calcext:value-type="float">
            <text:p>6.460358525</text:p>
          </table:table-cell>
          <table:table-cell table:formula="of:=POWER([.C208]-6.75;2)" office:value-type="float" office:value="0.0838921840401755" calcext:value-type="float">
            <text:p>0.08389218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853766" calcext:value-type="float">
            <text:p>3.853766</text:p>
          </table:table-cell>
          <table:table-cell office:value-type="float" office:value="6.518710925" calcext:value-type="float">
            <text:p>6.518710925</text:p>
          </table:table-cell>
          <table:table-cell table:formula="of:=POWER([.C209]-6.75;2)" office:value-type="float" office:value="0.0534946362143558" calcext:value-type="float">
            <text:p>0.053494636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781552" calcext:value-type="float">
            <text:p>4.781552</text:p>
          </table:table-cell>
          <table:table-cell office:value-type="float" office:value="6.59498515" calcext:value-type="float">
            <text:p>6.59498515</text:p>
          </table:table-cell>
          <table:table-cell table:formula="of:=POWER([.C210]-6.75;2)" office:value-type="float" office:value="0.0240296037205224" calcext:value-type="float">
            <text:p>0.024029603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831848" calcext:value-type="float">
            <text:p>5.831848</text:p>
          </table:table-cell>
          <table:table-cell office:value-type="float" office:value="6.647897025" calcext:value-type="float">
            <text:p>6.647897025</text:p>
          </table:table-cell>
          <table:table-cell table:formula="of:=POWER([.C211]-6.75;2)" office:value-type="float" office:value="0.0104250175038507" calcext:value-type="float">
            <text:p>0.010425017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88387" calcext:value-type="float">
            <text:p>6.388387</text:p>
          </table:table-cell>
          <table:table-cell office:value-type="float" office:value="6.673935325" calcext:value-type="float">
            <text:p>6.673935325</text:p>
          </table:table-cell>
          <table:table-cell table:formula="of:=POWER([.C212]-6.75;2)" office:value-type="float" office:value="0.00578583478285556" calcext:value-type="float">
            <text:p>0.00578583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54364" calcext:value-type="float">
            <text:p>6.554364</text:p>
          </table:table-cell>
          <table:table-cell office:value-type="float" office:value="6.684932325" calcext:value-type="float">
            <text:p>6.684932325</text:p>
          </table:table-cell>
          <table:table-cell table:formula="of:=POWER([.C213]-6.75;2)" office:value-type="float" office:value="0.00423380232990561" calcext:value-type="float">
            <text:p>0.004233802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12105" calcext:value-type="float">
            <text:p>6.612105</text:p>
          </table:table-cell>
          <table:table-cell office:value-type="float" office:value="6.689840225" calcext:value-type="float">
            <text:p>6.689840225</text:p>
          </table:table-cell>
          <table:table-cell table:formula="of:=POWER([.C214]-6.75;2)" office:value-type="float" office:value="0.0036191985280506" calcext:value-type="float">
            <text:p>0.003619198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05194" calcext:value-type="float">
            <text:p>6.805194</text:p>
          </table:table-cell>
          <table:table-cell office:value-type="float" office:value="6.691911325" calcext:value-type="float">
            <text:p>6.691911325</text:p>
          </table:table-cell>
          <table:table-cell table:formula="of:=POWER([.C215]-6.75;2)" office:value-type="float" office:value="0.00337429416325558" calcext:value-type="float">
            <text:p>0.003374294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143698" calcext:value-type="float">
            <text:p>7.143698</text:p>
          </table:table-cell>
          <table:table-cell office:value-type="float" office:value="6.690304025" calcext:value-type="float">
            <text:p>6.690304025</text:p>
          </table:table-cell>
          <table:table-cell table:formula="of:=POWER([.C216]-6.75;2)" office:value-type="float" office:value="0.00356360943120067" calcext:value-type="float">
            <text:p>0.003563609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277684" calcext:value-type="float">
            <text:p>7.277684</text:p>
          </table:table-cell>
          <table:table-cell office:value-type="float" office:value="6.683141125" calcext:value-type="float">
            <text:p>6.683141125</text:p>
          </table:table-cell>
          <table:table-cell table:formula="of:=POWER([.C217]-6.75;2)" office:value-type="float" office:value="0.00447010916626567" calcext:value-type="float">
            <text:p>0.004470109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9739" calcext:value-type="float">
            <text:p>6.89739</text:p>
          </table:table-cell>
          <table:table-cell office:value-type="float" office:value="6.67436685" calcext:value-type="float">
            <text:p>6.67436685</text:p>
          </table:table-cell>
          <table:table-cell table:formula="of:=POWER([.C218]-6.75;2)" office:value-type="float" office:value="0.00572037337892247" calcext:value-type="float">
            <text:p>0.005720373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267111" calcext:value-type="float">
            <text:p>6.267111</text:p>
          </table:table-cell>
          <table:table-cell office:value-type="float" office:value="6.674238775" calcext:value-type="float">
            <text:p>6.674238775</text:p>
          </table:table-cell>
          <table:table-cell table:formula="of:=POWER([.C219]-6.75;2)" office:value-type="float" office:value="0.00573976321350061" calcext:value-type="float">
            <text:p>0.00573976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03089" calcext:value-type="float">
            <text:p>6.03089</text:p>
          </table:table-cell>
          <table:table-cell office:value-type="float" office:value="6.6878437" calcext:value-type="float">
            <text:p>6.6878437</text:p>
          </table:table-cell>
          <table:table-cell table:formula="of:=POWER([.C220]-6.75;2)" office:value-type="float" office:value="0.00386340562968998" calcext:value-type="float">
            <text:p>0.003863405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33876" calcext:value-type="float">
            <text:p>6.233876</text:p>
          </table:table-cell>
          <table:table-cell office:value-type="float" office:value="6.706915625" calcext:value-type="float">
            <text:p>6.706915625</text:p>
          </table:table-cell>
          <table:table-cell table:formula="of:=POWER([.C221]-6.75;2)" office:value-type="float" office:value="0.00185626336914065" calcext:value-type="float">
            <text:p>0.001856263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385211" calcext:value-type="float">
            <text:p>6.385211</text:p>
          </table:table-cell>
          <table:table-cell office:value-type="float" office:value="6.72310045" calcext:value-type="float">
            <text:p>6.72310045</text:p>
          </table:table-cell>
          <table:table-cell table:formula="of:=POWER([.C222]-6.75;2)" office:value-type="float" office:value="0.000723585790202476" calcext:value-type="float">
            <text:p>0.00072358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5549" calcext:value-type="float">
            <text:p>6.35549</text:p>
          </table:table-cell>
          <table:table-cell office:value-type="float" office:value="6.738128775" calcext:value-type="float">
            <text:p>6.738128775</text:p>
          </table:table-cell>
          <table:table-cell table:formula="of:=POWER([.C223]-6.75;2)" office:value-type="float" office:value="0.000140925983000629" calcext:value-type="float">
            <text:p>0.0001409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16922" calcext:value-type="float">
            <text:p>6.316922</text:p>
          </table:table-cell>
          <table:table-cell office:value-type="float" office:value="6.753910875" calcext:value-type="float">
            <text:p>6.753910875</text:p>
          </table:table-cell>
          <table:table-cell table:formula="of:=POWER([.C224]-6.75;2)" office:value-type="float" office:value="0.000015294943265624" calcext:value-type="float">
            <text:p>1.5294943265624E-00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367148" calcext:value-type="float">
            <text:p>6.367148</text:p>
          </table:table-cell>
          <table:table-cell office:value-type="float" office:value="6.767843625" calcext:value-type="float">
            <text:p>6.767843625</text:p>
          </table:table-cell>
          <table:table-cell table:formula="of:=POWER([.C225]-6.75;2)" office:value-type="float" office:value="0.000318394953140634" calcext:value-type="float">
            <text:p>0.00031839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2632" calcext:value-type="float">
            <text:p>6.52632</text:p>
          </table:table-cell>
          <table:table-cell office:value-type="float" office:value="6.777603175" calcext:value-type="float">
            <text:p>6.777603175</text:p>
          </table:table-cell>
          <table:table-cell table:formula="of:=POWER([.C226]-6.75;2)" office:value-type="float" office:value="0.000761935270080642" calcext:value-type="float">
            <text:p>0.000761935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2669" calcext:value-type="float">
            <text:p>6.72669</text:p>
          </table:table-cell>
          <table:table-cell office:value-type="float" office:value="6.781879125" calcext:value-type="float">
            <text:p>6.781879125</text:p>
          </table:table-cell>
          <table:table-cell table:formula="of:=POWER([.C227]-6.75;2)" office:value-type="float" office:value="0.0010162786107656" calcext:value-type="float">
            <text:p>0.001016278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01117" calcext:value-type="float">
            <text:p>6.801117</text:p>
          </table:table-cell>
          <table:table-cell office:value-type="float" office:value="6.779735175" calcext:value-type="float">
            <text:p>6.779735175</text:p>
          </table:table-cell>
          <table:table-cell table:formula="of:=POWER([.C228]-6.75;2)" office:value-type="float" office:value="0.000884180632280619" calcext:value-type="float">
            <text:p>0.000884180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89381" calcext:value-type="float">
            <text:p>6.689381</text:p>
          </table:table-cell>
          <table:table-cell office:value-type="float" office:value="6.7740111" calcext:value-type="float">
            <text:p>6.7740111</text:p>
          </table:table-cell>
          <table:table-cell table:formula="of:=POWER([.C229]-6.75;2)" office:value-type="float" office:value="0.000576532923210003" calcext:value-type="float">
            <text:p>0.00057653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27639" calcext:value-type="float">
            <text:p>6.527639</text:p>
          </table:table-cell>
          <table:table-cell office:value-type="float" office:value="6.771028275" calcext:value-type="float">
            <text:p>6.771028275</text:p>
          </table:table-cell>
          <table:table-cell table:formula="of:=POWER([.C230]-6.75;2)" office:value-type="float" office:value="0.000442188349475622" calcext:value-type="float">
            <text:p>0.000442188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88987" calcext:value-type="float">
            <text:p>6.488987</text:p>
          </table:table-cell>
          <table:table-cell office:value-type="float" office:value="6.774377275" calcext:value-type="float">
            <text:p>6.774377275</text:p>
          </table:table-cell>
          <table:table-cell table:formula="of:=POWER([.C231]-6.75;2)" office:value-type="float" office:value="0.000594251536425624" calcext:value-type="float">
            <text:p>0.00059425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36323" calcext:value-type="float">
            <text:p>6.636323</text:p>
          </table:table-cell>
          <table:table-cell office:value-type="float" office:value="6.781314175" calcext:value-type="float">
            <text:p>6.78131417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76917" calcext:value-type="float">
            <text:p>6.876917</text:p>
          </table:table-cell>
          <table:table-cell office:value-type="float" office:value="6.78558675" calcext:value-type="float">
            <text:p>6.7855867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984346" calcext:value-type="float">
            <text:p>6.984346</text:p>
          </table:table-cell>
          <table:table-cell office:value-type="float" office:value="6.7829146" calcext:value-type="float">
            <text:p>6.782914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08072" calcext:value-type="float">
            <text:p>6.808072</text:p>
          </table:table-cell>
          <table:table-cell office:value-type="float" office:value="6.775774175" calcext:value-type="float">
            <text:p>6.77577417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0009" calcext:value-type="float">
            <text:p>6.50009</text:p>
          </table:table-cell>
          <table:table-cell office:value-type="float" office:value="6.77165365" calcext:value-type="float">
            <text:p>6.7716536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377672" calcext:value-type="float">
            <text:p>6.377672</text:p>
          </table:table-cell>
          <table:table-cell office:value-type="float" office:value="6.773786825" calcext:value-type="float">
            <text:p>6.77378682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08917" calcext:value-type="float">
            <text:p>6.508917</text:p>
          </table:table-cell>
          <table:table-cell office:value-type="float" office:value="6.776642575" calcext:value-type="float">
            <text:p>6.77664257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90917" calcext:value-type="float">
            <text:p>6.690917</text:p>
          </table:table-cell>
          <table:table-cell office:value-type="float" office:value="6.774457575" calcext:value-type="float">
            <text:p>6.77445757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93794" calcext:value-type="float">
            <text:p>6.793794</text:p>
          </table:table-cell>
          <table:table-cell office:value-type="float" office:value="6.769471875" calcext:value-type="float">
            <text:p>6.7694718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34922" calcext:value-type="float">
            <text:p>6.834922</text:p>
          </table:table-cell>
          <table:table-cell office:value-type="float" office:value="6.768233975" calcext:value-type="float">
            <text:p>6.76823397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43691" calcext:value-type="float">
            <text:p>6.843691</text:p>
          </table:table-cell>
          <table:table-cell office:value-type="float" office:value="6.7739803" calcext:value-type="float">
            <text:p>6.773980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27928" calcext:value-type="float">
            <text:p>6.827928</text:p>
          </table:table-cell>
          <table:table-cell office:value-type="float" office:value="6.7839463" calcext:value-type="float">
            <text:p>6.783946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12622" calcext:value-type="float">
            <text:p>6.812622</text:p>
          </table:table-cell>
          <table:table-cell office:value-type="float" office:value="6.790798625" calcext:value-type="float">
            <text:p>6.79079862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18597" calcext:value-type="float">
            <text:p>6.818597</text:p>
          </table:table-cell>
          <table:table-cell office:value-type="float" office:value="6.784823075" calcext:value-type="float">
            <text:p>6.7848230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34372" calcext:value-type="float">
            <text:p>6.834372</text:p>
          </table:table-cell>
          <table:table-cell office:value-type="float" office:value="6.7586859" calcext:value-type="float">
            <text:p>6.758685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53386" calcext:value-type="float">
            <text:p>6.853386</text:p>
          </table:table-cell>
          <table:table-cell office:value-type="float" office:value="6.71716175" calcext:value-type="float">
            <text:p>6.7171617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83101" calcext:value-type="float">
            <text:p>6.883101</text:p>
          </table:table-cell>
          <table:table-cell office:value-type="float" office:value="6.680278525" calcext:value-type="float">
            <text:p>6.68027852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904735" calcext:value-type="float">
            <text:p>6.904735</text:p>
          </table:table-cell>
          <table:table-cell office:value-type="float" office:value="6.66298215" calcext:value-type="float">
            <text:p>6.6629821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98027" calcext:value-type="float">
            <text:p>6.898027</text:p>
          </table:table-cell>
          <table:table-cell office:value-type="float" office:value="6.661893025" calcext:value-type="float">
            <text:p>6.6618930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87338" calcext:value-type="float">
            <text:p>6.87338</text:p>
          </table:table-cell>
          <table:table-cell office:value-type="float" office:value="6.66479625" calcext:value-type="float">
            <text:p>6.6647962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28267" calcext:value-type="float">
            <text:p>6.828267</text:p>
          </table:table-cell>
          <table:table-cell office:value-type="float" office:value="6.662207325" calcext:value-type="float">
            <text:p>6.66220732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5068" calcext:value-type="float">
            <text:p>6.75068</text:p>
          </table:table-cell>
          <table:table-cell office:value-type="float" office:value="6.6526245" calcext:value-type="float">
            <text:p>6.652624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94949" calcext:value-type="float">
            <text:p>6.694949</text:p>
          </table:table-cell>
          <table:table-cell office:value-type="float" office:value="6.639475725" calcext:value-type="float">
            <text:p>6.6394757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40902" calcext:value-type="float">
            <text:p>6.740902</text:p>
          </table:table-cell>
          <table:table-cell office:value-type="float" office:value="6.623888525" calcext:value-type="float">
            <text:p>6.6238885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57182" calcext:value-type="float">
            <text:p>6.857182</text:p>
          </table:table-cell>
          <table:table-cell office:value-type="float" office:value="6.60241455" calcext:value-type="float">
            <text:p>6.602414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926713" calcext:value-type="float">
            <text:p>6.926713</text:p>
          </table:table-cell>
          <table:table-cell office:value-type="float" office:value="6.57058325" calcext:value-type="float">
            <text:p>6.570583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92267" calcext:value-type="float">
            <text:p>6.892267</text:p>
          </table:table-cell>
          <table:table-cell office:value-type="float" office:value="6.5274202" calcext:value-type="float">
            <text:p>6.527420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11308" calcext:value-type="float">
            <text:p>6.811308</text:p>
          </table:table-cell>
          <table:table-cell office:value-type="float" office:value="6.481997675" calcext:value-type="float">
            <text:p>6.4819976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93767" calcext:value-type="float">
            <text:p>6.793767</text:p>
          </table:table-cell>
          <table:table-cell office:value-type="float" office:value="6.464783825" calcext:value-type="float">
            <text:p>6.4647838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81269" calcext:value-type="float">
            <text:p>6.881269</text:p>
          </table:table-cell>
          <table:table-cell office:value-type="float" office:value="6.59615405" calcext:value-type="float">
            <text:p>6.5961540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725336725" calcext:value-type="float">
            <text:p>6.72533672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86774" calcext:value-type="float">
            <text:p>6.986774</text:p>
          </table:table-cell>
          <table:table-cell office:value-type="float" office:value="6.851892525" calcext:value-type="float">
            <text:p>6.8518925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74232" calcext:value-type="float">
            <text:p>6.874232</text:p>
          </table:table-cell>
          <table:table-cell office:value-type="float" office:value="6.7966809" calcext:value-type="float">
            <text:p>6.796680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753" calcext:value-type="float">
            <text:p>6.75753</text:p>
          </table:table-cell>
          <table:table-cell office:value-type="float" office:value="6.7846637" calcext:value-type="float">
            <text:p>6.784663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97358" calcext:value-type="float">
            <text:p>6.697358</text:p>
          </table:table-cell>
          <table:table-cell office:value-type="float" office:value="6.798088175" calcext:value-type="float">
            <text:p>6.7980881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40932" calcext:value-type="float">
            <text:p>6.640932</text:p>
          </table:table-cell>
          <table:table-cell office:value-type="float" office:value="6.818662225" calcext:value-type="float">
            <text:p>6.81866222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72154" calcext:value-type="float">
            <text:p>6.572154</text:p>
          </table:table-cell>
          <table:table-cell office:value-type="float" office:value="6.828702" calcext:value-type="float">
            <text:p>6.82870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0068" calcext:value-type="float">
            <text:p>6.570068</text:p>
          </table:table-cell>
          <table:table-cell office:value-type="float" office:value="6.818906525" calcext:value-type="float">
            <text:p>6.81890652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61599" calcext:value-type="float">
            <text:p>6.661599</text:p>
          </table:table-cell>
          <table:table-cell office:value-type="float" office:value="6.796013775" calcext:value-type="float">
            <text:p>6.7960137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66463" calcext:value-type="float">
            <text:p>6.766463</text:p>
          </table:table-cell>
          <table:table-cell office:value-type="float" office:value="6.77932745" calcext:value-type="float">
            <text:p>6.7793274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07226" calcext:value-type="float">
            <text:p>6.807226</text:p>
          </table:table-cell>
          <table:table-cell office:value-type="float" office:value="6.7780581" calcext:value-type="float">
            <text:p>6.778058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70031" calcext:value-type="float">
            <text:p>6.770031</text:p>
          </table:table-cell>
          <table:table-cell office:value-type="float" office:value="6.784176675" calcext:value-type="float">
            <text:p>6.7841766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98729" calcext:value-type="float">
            <text:p>6.698729</text:p>
          </table:table-cell>
          <table:table-cell office:value-type="float" office:value="6.785472475" calcext:value-type="float">
            <text:p>6.7854724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43251" calcext:value-type="float">
            <text:p>6.643251</text:p>
          </table:table-cell>
          <table:table-cell office:value-type="float" office:value="6.7779433" calcext:value-type="float">
            <text:p>6.77794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85417" calcext:value-type="float">
            <text:p>6.585417</text:p>
          </table:table-cell>
          <table:table-cell office:value-type="float" office:value="6.76719665" calcext:value-type="float">
            <text:p>6.7671966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491902" calcext:value-type="float">
            <text:p>6.491902</text:p>
          </table:table-cell>
          <table:table-cell office:value-type="float" office:value="6.7605585" calcext:value-type="float">
            <text:p>6.760558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421517" calcext:value-type="float">
            <text:p>6.421517</text:p>
          </table:table-cell>
          <table:table-cell office:value-type="float" office:value="6.7610861" calcext:value-type="float">
            <text:p>6.761086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491489" calcext:value-type="float">
            <text:p>6.491489</text:p>
          </table:table-cell>
          <table:table-cell office:value-type="float" office:value="6.7673196" calcext:value-type="float">
            <text:p>6.767319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44278" calcext:value-type="float">
            <text:p>6.744278</text:p>
          </table:table-cell>
          <table:table-cell office:value-type="float" office:value="6.77434655" calcext:value-type="float">
            <text:p>6.7743465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064775" calcext:value-type="float">
            <text:p>7.064775</text:p>
          </table:table-cell>
          <table:table-cell office:value-type="float" office:value="6.77505505" calcext:value-type="float">
            <text:p>6.7750550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242331" calcext:value-type="float">
            <text:p>7.242331</text:p>
          </table:table-cell>
          <table:table-cell office:value-type="float" office:value="6.764270775" calcext:value-type="float">
            <text:p>6.76427077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102021" calcext:value-type="float">
            <text:p>7.102021</text:p>
          </table:table-cell>
          <table:table-cell office:value-type="float" office:value="6.745172625" calcext:value-type="float">
            <text:p>6.7451726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5736" calcext:value-type="float">
            <text:p>6.5736</text:p>
          </table:table-cell>
          <table:table-cell office:value-type="float" office:value="6.730114925" calcext:value-type="float">
            <text:p>6.73011492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7311" calcext:value-type="float">
            <text:p>5.77311</text:p>
          </table:table-cell>
          <table:table-cell office:value-type="float" office:value="6.731817225" calcext:value-type="float">
            <text:p>6.7318172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173406" calcext:value-type="float">
            <text:p>5.173406</text:p>
          </table:table-cell>
          <table:table-cell office:value-type="float" office:value="6.75483195" calcext:value-type="float">
            <text:p>6.7548319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378057" calcext:value-type="float">
            <text:p>5.378057</text:p>
          </table:table-cell>
          <table:table-cell office:value-type="float" office:value="6.791342375" calcext:value-type="float">
            <text:p>6.7913423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191246" calcext:value-type="float">
            <text:p>6.191246</text:p>
          </table:table-cell>
          <table:table-cell office:value-type="float" office:value="6.8216427" calcext:value-type="float">
            <text:p>6.821642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6117" calcext:value-type="float">
            <text:p>6.86117</text:p>
          </table:table-cell>
          <table:table-cell office:value-type="float" office:value="6.83215325" calcext:value-type="float">
            <text:p>6.832153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014156" calcext:value-type="float">
            <text:p>7.014156</text:p>
          </table:table-cell>
          <table:table-cell office:value-type="float" office:value="6.827106925" calcext:value-type="float">
            <text:p>6.8271069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9823" calcext:value-type="float">
            <text:p>6.769823</text:p>
          </table:table-cell>
          <table:table-cell office:value-type="float" office:value="6.81895305" calcext:value-type="float">
            <text:p>6.8189530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444954" calcext:value-type="float">
            <text:p>6.444954</text:p>
          </table:table-cell>
          <table:table-cell office:value-type="float" office:value="6.816594125" calcext:value-type="float">
            <text:p>6.8165941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224729" calcext:value-type="float">
            <text:p>6.224729</text:p>
          </table:table-cell>
          <table:table-cell office:value-type="float" office:value="6.822119" calcext:value-type="float">
            <text:p>6.82211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071461" calcext:value-type="float">
            <text:p>6.071461</text:p>
          </table:table-cell>
          <table:table-cell office:value-type="float" office:value="6.834984725" calcext:value-type="float">
            <text:p>6.8349847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881943" calcext:value-type="float">
            <text:p>5.881943</text:p>
          </table:table-cell>
          <table:table-cell office:value-type="float" office:value="6.85521465" calcext:value-type="float">
            <text:p>6.8552146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58393" calcext:value-type="float">
            <text:p>5.58393</text:p>
          </table:table-cell>
          <table:table-cell office:value-type="float" office:value="6.882500325" calcext:value-type="float">
            <text:p>6.88250032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200191" calcext:value-type="float">
            <text:p>5.200191</text:p>
          </table:table-cell>
          <table:table-cell office:value-type="float" office:value="6.91691545" calcext:value-type="float">
            <text:p>6.9169154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075366" calcext:value-type="float">
            <text:p>5.075366</text:p>
          </table:table-cell>
          <table:table-cell office:value-type="float" office:value="6.959712375" calcext:value-type="float">
            <text:p>6.9597123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122754" calcext:value-type="float">
            <text:p>6.122754</text:p>
          </table:table-cell>
          <table:table-cell office:value-type="float" office:value="7.005073475" calcext:value-type="float">
            <text:p>7.00507347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.048576" calcext:value-type="float">
            <text:p>12.048576</text:p>
          </table:table-cell>
          <table:table-cell office:value-type="float" office:value="7.023298325" calcext:value-type="float">
            <text:p>7.0232983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.048576" calcext:value-type="float">
            <text:p>12.048576</text:p>
          </table:table-cell>
          <table:table-cell office:value-type="float" office:value="6.8914467" calcext:value-type="float">
            <text:p>6.89144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.048576" calcext:value-type="float">
            <text:p>12.048576</text:p>
          </table:table-cell>
          <table:table-cell office:value-type="float" office:value="6.759099225" calcext:value-type="float">
            <text:p>6.7590992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778309" calcext:value-type="float">
            <text:p>4.778309</text:p>
          </table:table-cell>
          <table:table-cell office:value-type="float" office:value="6.629061275" calcext:value-type="float">
            <text:p>6.6290612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393544" calcext:value-type="float">
            <text:p>6.393544</text:p>
          </table:table-cell>
          <table:table-cell office:value-type="float" office:value="6.68256795" calcext:value-type="float">
            <text:p>6.6825679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94509" calcext:value-type="float">
            <text:p>7.294509</text:p>
          </table:table-cell>
          <table:table-cell office:value-type="float" office:value="6.69403585" calcext:value-type="float">
            <text:p>6.694035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52032" calcext:value-type="float">
            <text:p>7.52032</text:p>
          </table:table-cell>
          <table:table-cell office:value-type="float" office:value="6.680537975" calcext:value-type="float">
            <text:p>6.6805379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042523" calcext:value-type="float">
            <text:p>7.042523</text:p>
          </table:table-cell>
          <table:table-cell office:value-type="float" office:value="6.66223825" calcext:value-type="float">
            <text:p>6.662238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180335" calcext:value-type="float">
            <text:p>6.180335</text:p>
          </table:table-cell>
          <table:table-cell office:value-type="float" office:value="6.65885065" calcext:value-type="float">
            <text:p>6.6588506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654358" calcext:value-type="float">
            <text:p>5.654358</text:p>
          </table:table-cell>
          <table:table-cell office:value-type="float" office:value="6.678255725" calcext:value-type="float">
            <text:p>6.6782557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994146" calcext:value-type="float">
            <text:p>5.994146</text:p>
          </table:table-cell>
          <table:table-cell office:value-type="float" office:value="6.709898775" calcext:value-type="float">
            <text:p>6.7098987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15689" calcext:value-type="float">
            <text:p>6.715689</text:p>
          </table:table-cell>
          <table:table-cell office:value-type="float" office:value="6.7321345" calcext:value-type="float">
            <text:p>6.732134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051969" calcext:value-type="float">
            <text:p>7.051969</text:p>
          </table:table-cell>
          <table:table-cell office:value-type="float" office:value="6.735648825" calcext:value-type="float">
            <text:p>6.7356488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821863" calcext:value-type="float">
            <text:p>6.821863</text:p>
          </table:table-cell>
          <table:table-cell office:value-type="float" office:value="6.729268975" calcext:value-type="float">
            <text:p>6.72926897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397562" calcext:value-type="float">
            <text:p>6.397562</text:p>
          </table:table-cell>
          <table:table-cell office:value-type="float" office:value="6.727132875" calcext:value-type="float">
            <text:p>6.7271328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213385" calcext:value-type="float">
            <text:p>6.213385</text:p>
          </table:table-cell>
          <table:table-cell office:value-type="float" office:value="6.735234325" calcext:value-type="float">
            <text:p>6.7352343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19891" calcext:value-type="float">
            <text:p>6.319891</text:p>
          </table:table-cell>
          <table:table-cell office:value-type="float" office:value="6.748207575" calcext:value-type="float">
            <text:p>6.7482075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13006" calcext:value-type="float">
            <text:p>6.513006</text:p>
          </table:table-cell>
          <table:table-cell office:value-type="float" office:value="6.7589781" calcext:value-type="float">
            <text:p>6.758978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70857" calcext:value-type="float">
            <text:p>6.670857</text:p>
          </table:table-cell>
          <table:table-cell office:value-type="float" office:value="6.766273075" calcext:value-type="float">
            <text:p>6.7662730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72567" calcext:value-type="float">
            <text:p>6.772567</text:p>
          </table:table-cell>
          <table:table-cell office:value-type="float" office:value="6.772004275" calcext:value-type="float">
            <text:p>6.77200427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72618" calcext:value-type="float">
            <text:p>6.772618</text:p>
          </table:table-cell>
          <table:table-cell office:value-type="float" office:value="6.776826" calcext:value-type="float">
            <text:p>6.77682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33404" calcext:value-type="float">
            <text:p>6.633404</text:p>
          </table:table-cell>
          <table:table-cell office:value-type="float" office:value="6.780298325" calcext:value-type="float">
            <text:p>6.7802983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478405" calcext:value-type="float">
            <text:p>6.478405</text:p>
          </table:table-cell>
          <table:table-cell office:value-type="float" office:value="6.78354185" calcext:value-type="float">
            <text:p>6.7835418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499713" calcext:value-type="float">
            <text:p>6.499713</text:p>
          </table:table-cell>
          <table:table-cell office:value-type="float" office:value="6.78818645" calcext:value-type="float">
            <text:p>6.7881864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41692" calcext:value-type="float">
            <text:p>6.641692</text:p>
          </table:table-cell>
          <table:table-cell office:value-type="float" office:value="6.79288325" calcext:value-type="float">
            <text:p>6.7928832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93699" calcext:value-type="float">
            <text:p>6.693699</text:p>
          </table:table-cell>
          <table:table-cell office:value-type="float" office:value="6.795694875" calcext:value-type="float">
            <text:p>6.7956948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33823" calcext:value-type="float">
            <text:p>6.633823</text:p>
          </table:table-cell>
          <table:table-cell office:value-type="float" office:value="6.797623125" calcext:value-type="float">
            <text:p>6.7976231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9007" calcext:value-type="float">
            <text:p>6.59007</text:p>
          </table:table-cell>
          <table:table-cell office:value-type="float" office:value="6.799672225" calcext:value-type="float">
            <text:p>6.7996722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11668" calcext:value-type="float">
            <text:p>6.611668</text:p>
          </table:table-cell>
          <table:table-cell office:value-type="float" office:value="6.80064075" calcext:value-type="float">
            <text:p>6.8006407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59317" calcext:value-type="float">
            <text:p>6.659317</text:p>
          </table:table-cell>
          <table:table-cell office:value-type="float" office:value="6.80031955" calcext:value-type="float">
            <text:p>6.8003195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88001" calcext:value-type="float">
            <text:p>6.688001</text:p>
          </table:table-cell>
          <table:table-cell office:value-type="float" office:value="6.801063475" calcext:value-type="float">
            <text:p>6.8010634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75466" calcext:value-type="float">
            <text:p>6.675466</text:p>
          </table:table-cell>
          <table:table-cell office:value-type="float" office:value="6.80445185" calcext:value-type="float">
            <text:p>6.8044518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65949" calcext:value-type="float">
            <text:p>6.665949</text:p>
          </table:table-cell>
          <table:table-cell office:value-type="float" office:value="6.80809645" calcext:value-type="float">
            <text:p>6.808096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39358" calcext:value-type="float">
            <text:p>6.739358</text:p>
          </table:table-cell>
          <table:table-cell office:value-type="float" office:value="6.80637645" calcext:value-type="float">
            <text:p>6.8063764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80658" calcext:value-type="float">
            <text:p>6.880658</text:p>
          </table:table-cell>
          <table:table-cell office:value-type="float" office:value="6.796152525" calcext:value-type="float">
            <text:p>6.7961525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97337" calcext:value-type="float">
            <text:p>6.97337</text:p>
          </table:table-cell>
          <table:table-cell office:value-type="float" office:value="6.782043325" calcext:value-type="float">
            <text:p>6.7820433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60535" calcext:value-type="float">
            <text:p>6.960535</text:p>
          </table:table-cell>
          <table:table-cell office:value-type="float" office:value="6.77089055" calcext:value-type="float">
            <text:p>6.7708905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912068" calcext:value-type="float">
            <text:p>6.912068</text:p>
          </table:table-cell>
          <table:table-cell office:value-type="float" office:value="6.76261945" calcext:value-type="float">
            <text:p>6.7626194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8981" calcext:value-type="float">
            <text:p>6.88981</text:p>
          </table:table-cell>
          <table:table-cell office:value-type="float" office:value="6.751894925" calcext:value-type="float">
            <text:p>6.7518949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51748" calcext:value-type="float">
            <text:p>6.851748</text:p>
          </table:table-cell>
          <table:table-cell office:value-type="float" office:value="6.7378299" calcext:value-type="float">
            <text:p>6.737829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74511" calcext:value-type="float">
            <text:p>6.774511</text:p>
          </table:table-cell>
          <table:table-cell office:value-type="float" office:value="6.72780595" calcext:value-type="float">
            <text:p>6.7278059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54677" calcext:value-type="float">
            <text:p>6.754677</text:p>
          </table:table-cell>
          <table:table-cell office:value-type="float" office:value="6.726837225" calcext:value-type="float">
            <text:p>6.7268372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47058" calcext:value-type="float">
            <text:p>6.847058</text:p>
          </table:table-cell>
          <table:table-cell office:value-type="float" office:value="6.728090525" calcext:value-type="float">
            <text:p>6.7280905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918576" calcext:value-type="float">
            <text:p>6.918576</text:p>
          </table:table-cell>
          <table:table-cell office:value-type="float" office:value="6.720564575" calcext:value-type="float">
            <text:p>6.7205645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5226" calcext:value-type="float">
            <text:p>6.85226</text:p>
          </table:table-cell>
          <table:table-cell office:value-type="float" office:value="6.703361025" calcext:value-type="float">
            <text:p>6.7033610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54594" calcext:value-type="float">
            <text:p>6.754594</text:p>
          </table:table-cell>
          <table:table-cell office:value-type="float" office:value="6.685138925" calcext:value-type="float">
            <text:p>6.6851389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88331" calcext:value-type="float">
            <text:p>6.788331</text:p>
          </table:table-cell>
          <table:table-cell office:value-type="float" office:value="6.67040035" calcext:value-type="float">
            <text:p>6.6704003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907019" calcext:value-type="float">
            <text:p>6.907019</text:p>
          </table:table-cell>
          <table:table-cell office:value-type="float" office:value="6.653827625" calcext:value-type="float">
            <text:p>6.6538276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956538" calcext:value-type="float">
            <text:p>6.956538</text:p>
          </table:table-cell>
          <table:table-cell office:value-type="float" office:value="6.629726225" calcext:value-type="float">
            <text:p>6.6297262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92008" calcext:value-type="float">
            <text:p>6.92008</text:p>
          </table:table-cell>
          <table:table-cell office:value-type="float" office:value="6.606634225" calcext:value-type="float">
            <text:p>6.6066342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83575" calcext:value-type="float">
            <text:p>6.883575</text:p>
          </table:table-cell>
          <table:table-cell office:value-type="float" office:value="6.60570005" calcext:value-type="float">
            <text:p>6.60570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56262" calcext:value-type="float">
            <text:p>6.856262</text:p>
          </table:table-cell>
          <table:table-cell office:value-type="float" office:value="6.6347318" calcext:value-type="float">
            <text:p>6.634731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96775" calcext:value-type="float">
            <text:p>6.796775</text:p>
          </table:table-cell>
          <table:table-cell office:value-type="float" office:value="6.678440025" calcext:value-type="float">
            <text:p>6.6784400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36419" calcext:value-type="float">
            <text:p>6.736419</text:p>
          </table:table-cell>
          <table:table-cell office:value-type="float" office:value="6.705859725" calcext:value-type="float">
            <text:p>6.70585972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2162" calcext:value-type="float">
            <text:p>6.72162</text:p>
          </table:table-cell>
          <table:table-cell office:value-type="float" office:value="6.734788325" calcext:value-type="float">
            <text:p>6.73478832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32315" calcext:value-type="float">
            <text:p>6.732315</text:p>
          </table:table-cell>
          <table:table-cell office:value-type="float" office:value="6.885501875" calcext:value-type="float">
            <text:p>6.88550187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50712" calcext:value-type="float">
            <text:p>6.750712</text:p>
          </table:table-cell>
          <table:table-cell office:value-type="float" office:value="6.953943275" calcext:value-type="float">
            <text:p>6.9539432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04805" calcext:value-type="float">
            <text:p>6.804805</text:p>
          </table:table-cell>
          <table:table-cell office:value-type="float" office:value="6.976391575" calcext:value-type="float">
            <text:p>6.9763915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900105" calcext:value-type="float">
            <text:p>6.900105</text:p>
          </table:table-cell>
          <table:table-cell office:value-type="float" office:value="6.962915325" calcext:value-type="float">
            <text:p>6.9629153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965436" calcext:value-type="float">
            <text:p>6.965436</text:p>
          </table:table-cell>
          <table:table-cell office:value-type="float" office:value="6.923032" calcext:value-type="float">
            <text:p>6.92303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911511" calcext:value-type="float">
            <text:p>6.911511</text:p>
          </table:table-cell>
          <table:table-cell office:value-type="float" office:value="6.87293665" calcext:value-type="float">
            <text:p>6.8729366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63145" calcext:value-type="float">
            <text:p>6.763145</text:p>
          </table:table-cell>
          <table:table-cell office:value-type="float" office:value="6.837887825" calcext:value-type="float">
            <text:p>6.8378878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64189" calcext:value-type="float">
            <text:p>6.664189</text:p>
          </table:table-cell>
          <table:table-cell office:value-type="float" office:value="6.829849325" calcext:value-type="float">
            <text:p>6.8298493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87585" calcext:value-type="float">
            <text:p>6.687585</text:p>
          </table:table-cell>
          <table:table-cell office:value-type="float" office:value="6.838383375" calcext:value-type="float">
            <text:p>6.83838337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4157" calcext:value-type="float">
            <text:p>6.754157</text:p>
          </table:table-cell>
          <table:table-cell office:value-type="float" office:value="6.84620795" calcext:value-type="float">
            <text:p>6.8462079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70829" calcext:value-type="float">
            <text:p>6.770829</text:p>
          </table:table-cell>
          <table:table-cell office:value-type="float" office:value="6.8444471" calcext:value-type="float">
            <text:p>6.844447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15787" calcext:value-type="float">
            <text:p>6.715787</text:p>
          </table:table-cell>
          <table:table-cell office:value-type="float" office:value="6.83387645" calcext:value-type="float">
            <text:p>6.8338764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28811" calcext:value-type="float">
            <text:p>6.628811</text:p>
          </table:table-cell>
          <table:table-cell office:value-type="float" office:value="6.8193397" calcext:value-type="float">
            <text:p>6.819339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9882" calcext:value-type="float">
            <text:p>6.59882</text:p>
          </table:table-cell>
          <table:table-cell office:value-type="float" office:value="6.8067612" calcext:value-type="float">
            <text:p>6.806761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89074" calcext:value-type="float">
            <text:p>6.689074</text:p>
          </table:table-cell>
          <table:table-cell office:value-type="float" office:value="6.799768525" calcext:value-type="float">
            <text:p>6.7997685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23536" calcext:value-type="float">
            <text:p>6.823536</text:p>
          </table:table-cell>
          <table:table-cell office:value-type="float" office:value="6.79663545" calcext:value-type="float">
            <text:p>6.7966354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2125" calcext:value-type="float">
            <text:p>6.82125</text:p>
          </table:table-cell>
          <table:table-cell office:value-type="float" office:value="6.793763025" calcext:value-type="float">
            <text:p>6.7937630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97149" calcext:value-type="float">
            <text:p>6.597149</text:p>
          </table:table-cell>
          <table:table-cell office:value-type="float" office:value="6.791505125" calcext:value-type="float">
            <text:p>6.7915051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330401" calcext:value-type="float">
            <text:p>6.330401</text:p>
          </table:table-cell>
          <table:table-cell office:value-type="float" office:value="6.7941463" calcext:value-type="float">
            <text:p>6.794146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31629" calcext:value-type="float">
            <text:p>6.31629</text:p>
          </table:table-cell>
          <table:table-cell office:value-type="float" office:value="6.802967975" calcext:value-type="float">
            <text:p>6.8029679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27259" calcext:value-type="float">
            <text:p>6.527259</text:p>
          </table:table-cell>
          <table:table-cell office:value-type="float" office:value="6.8115546" calcext:value-type="float">
            <text:p>6.811554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29691" calcext:value-type="float">
            <text:p>6.629691</text:p>
          </table:table-cell>
          <table:table-cell office:value-type="float" office:value="6.813644725" calcext:value-type="float">
            <text:p>6.8136447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483087" calcext:value-type="float">
            <text:p>6.483087</text:p>
          </table:table-cell>
          <table:table-cell office:value-type="float" office:value="6.81241615" calcext:value-type="float">
            <text:p>6.8124161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327209" calcext:value-type="float">
            <text:p>6.327209</text:p>
          </table:table-cell>
          <table:table-cell office:value-type="float" office:value="6.815780925" calcext:value-type="float">
            <text:p>6.8157809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45079" calcext:value-type="float">
            <text:p>6.45079</text:p>
          </table:table-cell>
          <table:table-cell office:value-type="float" office:value="6.82454835" calcext:value-type="float">
            <text:p>6.8245483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35762" calcext:value-type="float">
            <text:p>6.735762</text:p>
          </table:table-cell>
          <table:table-cell office:value-type="float" office:value="6.83007335" calcext:value-type="float">
            <text:p>6.8300733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04809" calcext:value-type="float">
            <text:p>6.804809</text:p>
          </table:table-cell>
          <table:table-cell office:value-type="float" office:value="6.8261491" calcext:value-type="float">
            <text:p>6.826149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4602" calcext:value-type="float">
            <text:p>6.54602</text:p>
          </table:table-cell>
          <table:table-cell office:value-type="float" office:value="6.81785625" calcext:value-type="float">
            <text:p>6.817856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230434" calcext:value-type="float">
            <text:p>6.230434</text:p>
          </table:table-cell>
          <table:table-cell office:value-type="float" office:value="6.81565785" calcext:value-type="float">
            <text:p>6.8156578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123376" calcext:value-type="float">
            <text:p>6.123376</text:p>
          </table:table-cell>
          <table:table-cell office:value-type="float" office:value="6.82407765" calcext:value-type="float">
            <text:p>6.8240776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165051" calcext:value-type="float">
            <text:p>6.165051</text:p>
          </table:table-cell>
          <table:table-cell office:value-type="float" office:value="6.83914785" calcext:value-type="float">
            <text:p>6.8391478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125422" calcext:value-type="float">
            <text:p>6.125422</text:p>
          </table:table-cell>
          <table:table-cell office:value-type="float" office:value="6.856167675" calcext:value-type="float">
            <text:p>6.8561676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942963" calcext:value-type="float">
            <text:p>5.942963</text:p>
          </table:table-cell>
          <table:table-cell office:value-type="float" office:value="6.876198025" calcext:value-type="float">
            <text:p>6.8761980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032858" calcext:value-type="float">
            <text:p>6.032858</text:p>
          </table:table-cell>
          <table:table-cell office:value-type="float" office:value="6.90233395" calcext:value-type="float">
            <text:p>6.9023339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882713" calcext:value-type="float">
            <text:p>6.882713</text:p>
          </table:table-cell>
          <table:table-cell office:value-type="float" office:value="6.9252938" calcext:value-type="float">
            <text:p>6.925293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044845" calcext:value-type="float">
            <text:p>8.044845</text:p>
          </table:table-cell>
          <table:table-cell office:value-type="float" office:value="6.922154675" calcext:value-type="float">
            <text:p>6.9221546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604591" calcext:value-type="float">
            <text:p>8.604591</text:p>
          </table:table-cell>
          <table:table-cell office:value-type="float" office:value="6.88504445" calcext:value-type="float">
            <text:p>6.8850444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893563" calcext:value-type="float">
            <text:p>7.893563</text:p>
          </table:table-cell>
          <table:table-cell office:value-type="float" office:value="6.834651" calcext:value-type="float">
            <text:p>6.83465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893563" calcext:value-type="float">
            <text:p>7.893563</text:p>
          </table:table-cell>
          <table:table-cell office:value-type="float" office:value="6.807590325" calcext:value-type="float">
            <text:p>6.8075903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.750162" calcext:value-type="float">
            <text:p>12.750162</text:p>
          </table:table-cell>
          <table:table-cell office:value-type="float" office:value="6.784999375" calcext:value-type="float">
            <text:p>6.7849993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469971" calcext:value-type="float">
            <text:p>9.469971</text:p>
          </table:table-cell>
          <table:table-cell office:value-type="float" office:value="6.6412809" calcext:value-type="float">
            <text:p>6.641280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648644" calcext:value-type="float">
            <text:p>7.648644</text:p>
          </table:table-cell>
          <table:table-cell office:value-type="float" office:value="6.57732535" calcext:value-type="float">
            <text:p>6.5773253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265755" calcext:value-type="float">
            <text:p>6.265755</text:p>
          </table:table-cell>
          <table:table-cell office:value-type="float" office:value="6.556946725" calcext:value-type="float">
            <text:p>6.55694672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304772" calcext:value-type="float">
            <text:p>5.304772</text:p>
          </table:table-cell>
          <table:table-cell office:value-type="float" office:value="6.57079135" calcext:value-type="float">
            <text:p>6.570791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961622" calcext:value-type="float">
            <text:p>4.961622</text:p>
          </table:table-cell>
          <table:table-cell office:value-type="float" office:value="6.609551825" calcext:value-type="float">
            <text:p>6.60955182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09558" calcext:value-type="float">
            <text:p>5.509558</text:p>
          </table:table-cell>
          <table:table-cell office:value-type="float" office:value="6.657119625" calcext:value-type="float">
            <text:p>6.6571196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41605" calcext:value-type="float">
            <text:p>6.441605</text:p>
          </table:table-cell>
          <table:table-cell office:value-type="float" office:value="6.6887735" calcext:value-type="float">
            <text:p>6.688773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005551" calcext:value-type="float">
            <text:p>7.005551</text:p>
          </table:table-cell>
          <table:table-cell office:value-type="float" office:value="6.69404965" calcext:value-type="float">
            <text:p>6.6940496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000568" calcext:value-type="float">
            <text:p>7.000568</text:p>
          </table:table-cell>
          <table:table-cell office:value-type="float" office:value="6.685447" calcext:value-type="float">
            <text:p>6.68544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83723" calcext:value-type="float">
            <text:p>6.683723</text:p>
          </table:table-cell>
          <table:table-cell office:value-type="float" office:value="6.68092955" calcext:value-type="float">
            <text:p>6.6809295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348003" calcext:value-type="float">
            <text:p>6.348003</text:p>
          </table:table-cell>
          <table:table-cell office:value-type="float" office:value="6.6872797" calcext:value-type="float">
            <text:p>6.687279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134317" calcext:value-type="float">
            <text:p>6.134317</text:p>
          </table:table-cell>
          <table:table-cell office:value-type="float" office:value="6.701100625" calcext:value-type="float">
            <text:p>6.7011006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125671" calcext:value-type="float">
            <text:p>6.125671</text:p>
          </table:table-cell>
          <table:table-cell office:value-type="float" office:value="6.71863055" calcext:value-type="float">
            <text:p>6.7186305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319113" calcext:value-type="float">
            <text:p>6.319113</text:p>
          </table:table-cell>
          <table:table-cell office:value-type="float" office:value="6.73798265" calcext:value-type="float">
            <text:p>6.7379826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63751" calcext:value-type="float">
            <text:p>6.563751</text:p>
          </table:table-cell>
          <table:table-cell office:value-type="float" office:value="6.7556502" calcext:value-type="float">
            <text:p>6.755650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08639" calcext:value-type="float">
            <text:p>6.708639</text:p>
          </table:table-cell>
          <table:table-cell office:value-type="float" office:value="6.767478275" calcext:value-type="float">
            <text:p>6.76747827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30934" calcext:value-type="float">
            <text:p>6.730934</text:p>
          </table:table-cell>
          <table:table-cell office:value-type="float" office:value="6.772245225" calcext:value-type="float">
            <text:p>6.7722452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02796" calcext:value-type="float">
            <text:p>6.702796</text:p>
          </table:table-cell>
          <table:table-cell office:value-type="float" office:value="6.772412225" calcext:value-type="float">
            <text:p>6.7724122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83268" calcext:value-type="float">
            <text:p>6.683268</text:p>
          </table:table-cell>
          <table:table-cell office:value-type="float" office:value="6.7715212" calcext:value-type="float">
            <text:p>6.77152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59755" calcext:value-type="float">
            <text:p>6.659755</text:p>
          </table:table-cell>
          <table:table-cell office:value-type="float" office:value="6.771116825" calcext:value-type="float">
            <text:p>6.7711168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10864" calcext:value-type="float">
            <text:p>6.610864</text:p>
          </table:table-cell>
          <table:table-cell office:value-type="float" office:value="6.7704861" calcext:value-type="float">
            <text:p>6.770486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80548" calcext:value-type="float">
            <text:p>6.580548</text:p>
          </table:table-cell>
          <table:table-cell office:value-type="float" office:value="6.768672775" calcext:value-type="float">
            <text:p>6.7686727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17678" calcext:value-type="float">
            <text:p>6.617678</text:p>
          </table:table-cell>
          <table:table-cell office:value-type="float" office:value="6.7661545" calcext:value-type="float">
            <text:p>6.766154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77906" calcext:value-type="float">
            <text:p>6.677906</text:p>
          </table:table-cell>
          <table:table-cell office:value-type="float" office:value="6.7649193" calcext:value-type="float">
            <text:p>6.764919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6.76690605" calcext:value-type="float">
            <text:p>6.7669060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78792" calcext:value-type="float">
            <text:p>6.578792</text:p>
          </table:table-cell>
          <table:table-cell office:value-type="float" office:value="6.7727133" calcext:value-type="float">
            <text:p>6.77271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73095" calcext:value-type="float">
            <text:p>6.473095</text:p>
          </table:table-cell>
          <table:table-cell office:value-type="float" office:value="6.7817313" calcext:value-type="float">
            <text:p>6.781731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58084" calcext:value-type="float">
            <text:p>6.458084</text:p>
          </table:table-cell>
          <table:table-cell office:value-type="float" office:value="6.791993675" calcext:value-type="float">
            <text:p>6.7919936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67226" calcext:value-type="float">
            <text:p>6.567226</text:p>
          </table:table-cell>
          <table:table-cell office:value-type="float" office:value="6.79940925" calcext:value-type="float">
            <text:p>6.799409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26184" calcext:value-type="float">
            <text:p>6.726184</text:p>
          </table:table-cell>
          <table:table-cell office:value-type="float" office:value="6.799551025" calcext:value-type="float">
            <text:p>6.7995510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45844" calcext:value-type="float">
            <text:p>6.845844</text:p>
          </table:table-cell>
          <table:table-cell office:value-type="float" office:value="6.792165525" calcext:value-type="float">
            <text:p>6.7921655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926636" calcext:value-type="float">
            <text:p>6.926636</text:p>
          </table:table-cell>
          <table:table-cell office:value-type="float" office:value="6.7818374" calcext:value-type="float">
            <text:p>6.781837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9884" calcext:value-type="float">
            <text:p>6.9884</text:p>
          </table:table-cell>
          <table:table-cell office:value-type="float" office:value="6.7728454" calcext:value-type="float">
            <text:p>6.7728454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51252" calcext:value-type="float">
            <text:p>6.951252</text:p>
          </table:table-cell>
          <table:table-cell office:value-type="float" office:value="6.7655403" calcext:value-type="float">
            <text:p>6.765540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57148" calcext:value-type="float">
            <text:p>6.757148</text:p>
          </table:table-cell>
          <table:table-cell office:value-type="float" office:value="6.756381875" calcext:value-type="float">
            <text:p>6.7563818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60436" calcext:value-type="float">
            <text:p>6.560436</text:p>
          </table:table-cell>
          <table:table-cell office:value-type="float" office:value="6.73870765" calcext:value-type="float">
            <text:p>6.7387076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88853" calcext:value-type="float">
            <text:p>6.588853</text:p>
          </table:table-cell>
          <table:table-cell office:value-type="float" office:value="6.710387625" calcext:value-type="float">
            <text:p>6.7103876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11136" calcext:value-type="float">
            <text:p>6.811136</text:p>
          </table:table-cell>
          <table:table-cell office:value-type="float" office:value="6.68856925" calcext:value-type="float">
            <text:p>6.688569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989925" calcext:value-type="float">
            <text:p>6.989925</text:p>
          </table:table-cell>
          <table:table-cell office:value-type="float" office:value="6.692180275" calcext:value-type="float">
            <text:p>6.6921802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001423" calcext:value-type="float">
            <text:p>7.001423</text:p>
          </table:table-cell>
          <table:table-cell office:value-type="float" office:value="6.714274875" calcext:value-type="float">
            <text:p>6.7142748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911749" calcext:value-type="float">
            <text:p>6.911749</text:p>
          </table:table-cell>
          <table:table-cell office:value-type="float" office:value="6.73214525" calcext:value-type="float">
            <text:p>6.732145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33499" calcext:value-type="float">
            <text:p>6.833499</text:p>
          </table:table-cell>
          <table:table-cell office:value-type="float" office:value="6.7298442" calcext:value-type="float">
            <text:p>6.729844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1954" calcext:value-type="float">
            <text:p>6.81954</text:p>
          </table:table-cell>
          <table:table-cell office:value-type="float" office:value="6.7114904" calcext:value-type="float">
            <text:p>6.711490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55191" calcext:value-type="float">
            <text:p>6.855191</text:p>
          </table:table-cell>
          <table:table-cell office:value-type="float" office:value="6.687943725" calcext:value-type="float">
            <text:p>6.6879437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64334" calcext:value-type="float">
            <text:p>6.864334</text:p>
          </table:table-cell>
          <table:table-cell office:value-type="float" office:value="6.65943755" calcext:value-type="float">
            <text:p>6.6594375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75713" calcext:value-type="float">
            <text:p>6.775713</text:p>
          </table:table-cell>
          <table:table-cell office:value-type="float" office:value="6.62690705" calcext:value-type="float">
            <text:p>6.626907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52651" calcext:value-type="float">
            <text:p>6.652651</text:p>
          </table:table-cell>
          <table:table-cell office:value-type="float" office:value="6.60456655" calcext:value-type="float">
            <text:p>6.6045665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61445" calcext:value-type="float">
            <text:p>6.661445</text:p>
          </table:table-cell>
          <table:table-cell office:value-type="float" office:value="6.602872425" calcext:value-type="float">
            <text:p>6.6028724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1987" calcext:value-type="float">
            <text:p>6.81987</text:p>
          </table:table-cell>
          <table:table-cell office:value-type="float" office:value="6.609969425" calcext:value-type="float">
            <text:p>6.6099694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37729" calcext:value-type="float">
            <text:p>6.937729</text:p>
          </table:table-cell>
          <table:table-cell office:value-type="float" office:value="6.605958225" calcext:value-type="float">
            <text:p>6.60595822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90084" calcext:value-type="float">
            <text:p>6.90084</text:p>
          </table:table-cell>
          <table:table-cell office:value-type="float" office:value="6.59455585" calcext:value-type="float">
            <text:p>6.5945558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35514" calcext:value-type="float">
            <text:p>6.835514</text:p>
          </table:table-cell>
          <table:table-cell office:value-type="float" office:value="6.604458" calcext:value-type="float">
            <text:p>6.60445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99755" calcext:value-type="float">
            <text:p>6.899755</text:p>
          </table:table-cell>
          <table:table-cell office:value-type="float" office:value="6.63154765" calcext:value-type="float">
            <text:p>6.6315476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025815" calcext:value-type="float">
            <text:p>7.025815</text:p>
          </table:table-cell>
          <table:table-cell office:value-type="float" office:value="6.757880975" calcext:value-type="float">
            <text:p>6.7578809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036874" calcext:value-type="float">
            <text:p>7.036874</text:p>
          </table:table-cell>
          <table:table-cell office:value-type="float" office:value="6.8167966" calcext:value-type="float">
            <text:p>6.816796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99317" calcext:value-type="float">
            <text:p>6.899317</text:p>
          </table:table-cell>
          <table:table-cell office:value-type="float" office:value="6.8312338" calcext:value-type="float">
            <text:p>6.831233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37614" calcext:value-type="float">
            <text:p>6.737614</text:p>
          </table:table-cell>
          <table:table-cell office:value-type="float" office:value="6.81881865" calcext:value-type="float">
            <text:p>6.8188186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67155" calcext:value-type="float">
            <text:p>6.667155</text:p>
          </table:table-cell>
          <table:table-cell office:value-type="float" office:value="6.8046805" calcext:value-type="float">
            <text:p>6.80468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67093" calcext:value-type="float">
            <text:p>6.667093</text:p>
          </table:table-cell>
          <table:table-cell office:value-type="float" office:value="6.797528775" calcext:value-type="float">
            <text:p>6.7975287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34526" calcext:value-type="float">
            <text:p>6.634526</text:p>
          </table:table-cell>
          <table:table-cell office:value-type="float" office:value="6.793053475" calcext:value-type="float">
            <text:p>6.7930534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38331" calcext:value-type="float">
            <text:p>6.538331</text:p>
          </table:table-cell>
          <table:table-cell office:value-type="float" office:value="6.7894953" calcext:value-type="float">
            <text:p>6.789495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79817" calcext:value-type="float">
            <text:p>6.479817</text:p>
          </table:table-cell>
          <table:table-cell office:value-type="float" office:value="6.790316425" calcext:value-type="float">
            <text:p>6.7903164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6827" calcext:value-type="float">
            <text:p>6.56827</text:p>
          </table:table-cell>
          <table:table-cell office:value-type="float" office:value="6.794954175" calcext:value-type="float">
            <text:p>6.7949541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57376" calcext:value-type="float">
            <text:p>6.757376</text:p>
          </table:table-cell>
          <table:table-cell office:value-type="float" office:value="6.795729425" calcext:value-type="float">
            <text:p>6.7957294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90408" calcext:value-type="float">
            <text:p>6.90408</text:p>
          </table:table-cell>
          <table:table-cell office:value-type="float" office:value="6.78672605" calcext:value-type="float">
            <text:p>6.7867260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939512" calcext:value-type="float">
            <text:p>6.939512</text:p>
          </table:table-cell>
          <table:table-cell office:value-type="float" office:value="6.7700764" calcext:value-type="float">
            <text:p>6.770076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8359" calcext:value-type="float">
            <text:p>6.88359</text:p>
          </table:table-cell>
          <table:table-cell office:value-type="float" office:value="6.75241415" calcext:value-type="float">
            <text:p>6.7524141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54707" calcext:value-type="float">
            <text:p>6.754707</text:p>
          </table:table-cell>
          <table:table-cell office:value-type="float" office:value="6.739424075" calcext:value-type="float">
            <text:p>6.7394240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72897" calcext:value-type="float">
            <text:p>6.572897</text:p>
          </table:table-cell>
          <table:table-cell office:value-type="float" office:value="6.734179725" calcext:value-type="float">
            <text:p>6.7341797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30764" calcext:value-type="float">
            <text:p>6.430764</text:p>
          </table:table-cell>
          <table:table-cell office:value-type="float" office:value="6.736768075" calcext:value-type="float">
            <text:p>6.7367680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432719" calcext:value-type="float">
            <text:p>6.432719</text:p>
          </table:table-cell>
          <table:table-cell office:value-type="float" office:value="6.743709775" calcext:value-type="float">
            <text:p>6.74370977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66956" calcext:value-type="float">
            <text:p>6.566956</text:p>
          </table:table-cell>
          <table:table-cell office:value-type="float" office:value="6.74994855" calcext:value-type="float">
            <text:p>6.7499485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96196" calcext:value-type="float">
            <text:p>6.696196</text:p>
          </table:table-cell>
          <table:table-cell office:value-type="float" office:value="6.751922475" calcext:value-type="float">
            <text:p>6.7519224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84915" calcext:value-type="float">
            <text:p>6.584915</text:p>
          </table:table-cell>
          <table:table-cell office:value-type="float" office:value="6.748613225" calcext:value-type="float">
            <text:p>6.7486132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050179" calcext:value-type="float">
            <text:p>6.050179</text:p>
          </table:table-cell>
          <table:table-cell office:value-type="float" office:value="6.7450436" calcext:value-type="float">
            <text:p>6.745043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427635" calcext:value-type="float">
            <text:p>5.427635</text:p>
          </table:table-cell>
          <table:table-cell office:value-type="float" office:value="6.754545775" calcext:value-type="float">
            <text:p>6.7545457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716118" calcext:value-type="float">
            <text:p>5.716118</text:p>
          </table:table-cell>
          <table:table-cell office:value-type="float" office:value="6.78396995" calcext:value-type="float">
            <text:p>6.7839699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955577" calcext:value-type="float">
            <text:p>6.955577</text:p>
          </table:table-cell>
          <table:table-cell office:value-type="float" office:value="6.810939075" calcext:value-type="float">
            <text:p>6.8109390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873709" calcext:value-type="float">
            <text:p>7.873709</text:p>
          </table:table-cell>
          <table:table-cell office:value-type="float" office:value="6.8074166" calcext:value-type="float">
            <text:p>6.807416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716238" calcext:value-type="float">
            <text:p>7.716238</text:p>
          </table:table-cell>
          <table:table-cell office:value-type="float" office:value="6.778150225" calcext:value-type="float">
            <text:p>6.77815022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19707" calcext:value-type="float">
            <text:p>6.819707</text:p>
          </table:table-cell>
          <table:table-cell office:value-type="float" office:value="6.7511318" calcext:value-type="float">
            <text:p>6.751131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099347" calcext:value-type="float">
            <text:p>6.099347</text:p>
          </table:table-cell>
          <table:table-cell office:value-type="float" office:value="6.747389225" calcext:value-type="float">
            <text:p>6.7473892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877673" calcext:value-type="float">
            <text:p>5.877673</text:p>
          </table:table-cell>
          <table:table-cell office:value-type="float" office:value="6.762695175" calcext:value-type="float">
            <text:p>6.7626951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714944" calcext:value-type="float">
            <text:p>5.714944</text:p>
          </table:table-cell>
          <table:table-cell office:value-type="float" office:value="6.783654825" calcext:value-type="float">
            <text:p>6.7836548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563114" calcext:value-type="float">
            <text:p>5.563114</text:p>
          </table:table-cell>
          <table:table-cell office:value-type="float" office:value="6.80988945" calcext:value-type="float">
            <text:p>6.8098894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882093" calcext:value-type="float">
            <text:p>5.882093</text:p>
          </table:table-cell>
          <table:table-cell office:value-type="float" office:value="6.843428025" calcext:value-type="float">
            <text:p>6.8434280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584886" calcext:value-type="float">
            <text:p>6.584886</text:p>
          </table:table-cell>
          <table:table-cell office:value-type="float" office:value="6.872367175" calcext:value-type="float">
            <text:p>6.8723671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945325" calcext:value-type="float">
            <text:p>6.945325</text:p>
          </table:table-cell>
          <table:table-cell office:value-type="float" office:value="6.883433825" calcext:value-type="float">
            <text:p>6.88343382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59422" calcext:value-type="float">
            <text:p>6.659422</text:p>
          </table:table-cell>
          <table:table-cell office:value-type="float" office:value="6.880823775" calcext:value-type="float">
            <text:p>6.8808237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481634" calcext:value-type="float">
            <text:p>6.481634</text:p>
          </table:table-cell>
          <table:table-cell office:value-type="float" office:value="6.879756625" calcext:value-type="float">
            <text:p>6.8797566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296926" calcext:value-type="float">
            <text:p>7.296926</text:p>
          </table:table-cell>
          <table:table-cell office:value-type="float" office:value="6.880884075" calcext:value-type="float">
            <text:p>6.8808840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9191" calcext:value-type="float">
            <text:p>7.9191</text:p>
          </table:table-cell>
          <table:table-cell office:value-type="float" office:value="6.86307785" calcext:value-type="float">
            <text:p>6.8630778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.953088" calcext:value-type="float">
            <text:p>11.953088</text:p>
          </table:table-cell>
          <table:table-cell office:value-type="float" office:value="6.832621275" calcext:value-type="float">
            <text:p>6.8326212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38244" calcext:value-type="float">
            <text:p>9.38244</text:p>
          </table:table-cell>
          <table:table-cell office:value-type="float" office:value="6.704827125" calcext:value-type="float">
            <text:p>6.7048271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614362" calcext:value-type="float">
            <text:p>7.614362</text:p>
          </table:table-cell>
          <table:table-cell office:value-type="float" office:value="6.644103525" calcext:value-type="float">
            <text:p>6.6441035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402711" calcext:value-type="float">
            <text:p>6.402711</text:p>
          </table:table-cell>
          <table:table-cell office:value-type="float" office:value="6.627046175" calcext:value-type="float">
            <text:p>6.62704617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172088" calcext:value-type="float">
            <text:p>6.172088</text:p>
          </table:table-cell>
          <table:table-cell office:value-type="float" office:value="6.637583325" calcext:value-type="float">
            <text:p>6.6375833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381086" calcext:value-type="float">
            <text:p>6.381086</text:p>
          </table:table-cell>
          <table:table-cell office:value-type="float" office:value="6.65402805" calcext:value-type="float">
            <text:p>6.6540280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88081" calcext:value-type="float">
            <text:p>6.488081</text:p>
          </table:table-cell>
          <table:table-cell office:value-type="float" office:value="6.668565675" calcext:value-type="float">
            <text:p>6.6685656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492199" calcext:value-type="float">
            <text:p>6.492199</text:p>
          </table:table-cell>
          <table:table-cell office:value-type="float" office:value="6.6817919" calcext:value-type="float">
            <text:p>6.681791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71176" calcext:value-type="float">
            <text:p>6.571176</text:p>
          </table:table-cell>
          <table:table-cell office:value-type="float" office:value="6.69259305" calcext:value-type="float">
            <text:p>6.6925930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65327" calcext:value-type="float">
            <text:p>6.665327</text:p>
          </table:table-cell>
          <table:table-cell office:value-type="float" office:value="6.6989352" calcext:value-type="float">
            <text:p>6.698935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9928" calcext:value-type="float">
            <text:p>6.59928</text:p>
          </table:table-cell>
          <table:table-cell office:value-type="float" office:value="6.7026825" calcext:value-type="float">
            <text:p>6.702682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397241" calcext:value-type="float">
            <text:p>6.397241</text:p>
          </table:table-cell>
          <table:table-cell office:value-type="float" office:value="6.7088175" calcext:value-type="float">
            <text:p>6.70881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238094" calcext:value-type="float">
            <text:p>6.238094</text:p>
          </table:table-cell>
          <table:table-cell office:value-type="float" office:value="6.720464875" calcext:value-type="float">
            <text:p>6.7204648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233022" calcext:value-type="float">
            <text:p>6.233022</text:p>
          </table:table-cell>
          <table:table-cell office:value-type="float" office:value="6.736436275" calcext:value-type="float">
            <text:p>6.7364362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363987" calcext:value-type="float">
            <text:p>6.363987</text:p>
          </table:table-cell>
          <table:table-cell office:value-type="float" office:value="6.75239135" calcext:value-type="float">
            <text:p>6.7523913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44933" calcext:value-type="float">
            <text:p>6.544933</text:p>
          </table:table-cell>
          <table:table-cell office:value-type="float" office:value="6.763493725" calcext:value-type="float">
            <text:p>6.76349372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76431" calcext:value-type="float">
            <text:p>6.676431</text:p>
          </table:table-cell>
          <table:table-cell office:value-type="float" office:value="6.76754015" calcext:value-type="float">
            <text:p>6.7675401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08432" calcext:value-type="float">
            <text:p>6.708432</text:p>
          </table:table-cell>
          <table:table-cell office:value-type="float" office:value="6.76701185" calcext:value-type="float">
            <text:p>6.7670118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8227" calcext:value-type="float">
            <text:p>6.68227</text:p>
          </table:table-cell>
          <table:table-cell office:value-type="float" office:value="6.76687015" calcext:value-type="float">
            <text:p>6.7668701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45913" calcext:value-type="float">
            <text:p>6.645913</text:p>
          </table:table-cell>
          <table:table-cell office:value-type="float" office:value="6.76951255" calcext:value-type="float">
            <text:p>6.7695125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63826" calcext:value-type="float">
            <text:p>6.563826</text:p>
          </table:table-cell>
          <table:table-cell office:value-type="float" office:value="6.77437765" calcext:value-type="float">
            <text:p>6.7743776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4213" calcext:value-type="float">
            <text:p>6.44213</text:p>
          </table:table-cell>
          <table:table-cell office:value-type="float" office:value="6.782207575" calcext:value-type="float">
            <text:p>6.7822075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30266" calcext:value-type="float">
            <text:p>6.430266</text:p>
          </table:table-cell>
          <table:table-cell office:value-type="float" office:value="6.79446945" calcext:value-type="float">
            <text:p>6.7944694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04602" calcext:value-type="float">
            <text:p>6.604602</text:p>
          </table:table-cell>
          <table:table-cell office:value-type="float" office:value="6.80769155" calcext:value-type="float">
            <text:p>6.8076915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94883" calcext:value-type="float">
            <text:p>6.794883</text:p>
          </table:table-cell>
          <table:table-cell office:value-type="float" office:value="6.814339375" calcext:value-type="float">
            <text:p>6.8143393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14678" calcext:value-type="float">
            <text:p>6.814678</text:p>
          </table:table-cell>
          <table:table-cell office:value-type="float" office:value="6.811560225" calcext:value-type="float">
            <text:p>6.8115602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03054" calcext:value-type="float">
            <text:p>6.703054</text:p>
          </table:table-cell>
          <table:table-cell office:value-type="float" office:value="6.804439" calcext:value-type="float">
            <text:p>6.80443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35501" calcext:value-type="float">
            <text:p>6.635501</text:p>
          </table:table-cell>
          <table:table-cell office:value-type="float" office:value="6.799274975" calcext:value-type="float">
            <text:p>6.7992749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70004" calcext:value-type="float">
            <text:p>6.670004</text:p>
          </table:table-cell>
          <table:table-cell office:value-type="float" office:value="6.797152375" calcext:value-type="float">
            <text:p>6.7971523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11585" calcext:value-type="float">
            <text:p>6.711585</text:p>
          </table:table-cell>
          <table:table-cell office:value-type="float" office:value="6.795921675" calcext:value-type="float">
            <text:p>6.7959216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6059" calcext:value-type="float">
            <text:p>6.716059</text:p>
          </table:table-cell>
          <table:table-cell office:value-type="float" office:value="6.79481265" calcext:value-type="float">
            <text:p>6.7948126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64329" calcext:value-type="float">
            <text:p>6.764329</text:p>
          </table:table-cell>
          <table:table-cell office:value-type="float" office:value="6.794236475" calcext:value-type="float">
            <text:p>6.79423647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904657" calcext:value-type="float">
            <text:p>6.904657</text:p>
          </table:table-cell>
          <table:table-cell office:value-type="float" office:value="6.792738375" calcext:value-type="float">
            <text:p>6.7927383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039659" calcext:value-type="float">
            <text:p>7.039659</text:p>
          </table:table-cell>
          <table:table-cell office:value-type="float" office:value="6.7866627" calcext:value-type="float">
            <text:p>6.786662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027552" calcext:value-type="float">
            <text:p>7.027552</text:p>
          </table:table-cell>
          <table:table-cell office:value-type="float" office:value="6.77415855" calcext:value-type="float">
            <text:p>6.7741585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40923" calcext:value-type="float">
            <text:p>6.840923</text:p>
          </table:table-cell>
          <table:table-cell office:value-type="float" office:value="6.758807275" calcext:value-type="float">
            <text:p>6.75880727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16736" calcext:value-type="float">
            <text:p>6.616736</text:p>
          </table:table-cell>
          <table:table-cell office:value-type="float" office:value="6.74775815" calcext:value-type="float">
            <text:p>6.7477581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26732" calcext:value-type="float">
            <text:p>6.526732</text:p>
          </table:table-cell>
          <table:table-cell office:value-type="float" office:value="6.745214425" calcext:value-type="float">
            <text:p>6.7452144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84677" calcext:value-type="float">
            <text:p>6.584677</text:p>
          </table:table-cell>
          <table:table-cell office:value-type="float" office:value="6.748017025" calcext:value-type="float">
            <text:p>6.7480170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00837" calcext:value-type="float">
            <text:p>6.700837</text:p>
          </table:table-cell>
          <table:table-cell office:value-type="float" office:value="6.748915575" calcext:value-type="float">
            <text:p>6.7489155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41322" calcext:value-type="float">
            <text:p>6.841322</text:p>
          </table:table-cell>
          <table:table-cell office:value-type="float" office:value="6.743129475" calcext:value-type="float">
            <text:p>6.74312947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953496" calcext:value-type="float">
            <text:p>6.953496</text:p>
          </table:table-cell>
          <table:table-cell office:value-type="float" office:value="6.73112205" calcext:value-type="float">
            <text:p>6.7311220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932068" calcext:value-type="float">
            <text:p>6.932068</text:p>
          </table:table-cell>
          <table:table-cell office:value-type="float" office:value="6.717705225" calcext:value-type="float">
            <text:p>6.7177052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24197" calcext:value-type="float">
            <text:p>6.824197</text:p>
          </table:table-cell>
          <table:table-cell office:value-type="float" office:value="6.70925825" calcext:value-type="float">
            <text:p>6.7092582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29877" calcext:value-type="float">
            <text:p>6.829877</text:p>
          </table:table-cell>
          <table:table-cell office:value-type="float" office:value="6.70814575" calcext:value-type="float">
            <text:p>6.708145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962591" calcext:value-type="float">
            <text:p>6.962591</text:p>
          </table:table-cell>
          <table:table-cell office:value-type="float" office:value="6.707485675" calcext:value-type="float">
            <text:p>6.7074856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01713" calcext:value-type="float">
            <text:p>7.01713</text:p>
          </table:table-cell>
          <table:table-cell office:value-type="float" office:value="6.695799675" calcext:value-type="float">
            <text:p>6.6957996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924245" calcext:value-type="float">
            <text:p>6.924245</text:p>
          </table:table-cell>
          <table:table-cell office:value-type="float" office:value="6.668373625" calcext:value-type="float">
            <text:p>6.6683736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24862" calcext:value-type="float">
            <text:p>6.824862</text:p>
          </table:table-cell>
          <table:table-cell office:value-type="float" office:value="6.6312953" calcext:value-type="float">
            <text:p>6.631295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15219" calcext:value-type="float">
            <text:p>6.815219</text:p>
          </table:table-cell>
          <table:table-cell office:value-type="float" office:value="6.593427525" calcext:value-type="float">
            <text:p>6.59342752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4468" calcext:value-type="float">
            <text:p>6.84468</text:p>
          </table:table-cell>
          <table:table-cell office:value-type="float" office:value="6.560873025" calcext:value-type="float">
            <text:p>6.5608730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63136" calcext:value-type="float">
            <text:p>6.863136</text:p>
          </table:table-cell>
          <table:table-cell office:value-type="float" office:value="6.5503573" calcext:value-type="float">
            <text:p>6.550357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7695" calcext:value-type="float">
            <text:p>6.87695</text:p>
          </table:table-cell>
          <table:table-cell office:value-type="float" office:value="6.59562115" calcext:value-type="float">
            <text:p>6.5956211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71225" calcext:value-type="float">
            <text:p>6.871225</text:p>
          </table:table-cell>
          <table:table-cell office:value-type="float" office:value="6.7489685" calcext:value-type="float">
            <text:p>6.748968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08082" calcext:value-type="float">
            <text:p>6.808082</text:p>
          </table:table-cell>
          <table:table-cell office:value-type="float" office:value="6.902458975" calcext:value-type="float">
            <text:p>6.90245897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0679" calcext:value-type="float">
            <text:p>6.70679</text:p>
          </table:table-cell>
          <table:table-cell office:value-type="float" office:value="6.910254375" calcext:value-type="float">
            <text:p>6.91025437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55299" calcext:value-type="float">
            <text:p>6.655299</text:p>
          </table:table-cell>
          <table:table-cell office:value-type="float" office:value="6.946465225" calcext:value-type="float">
            <text:p>6.9464652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02764" calcext:value-type="float">
            <text:p>6.702764</text:p>
          </table:table-cell>
          <table:table-cell office:value-type="float" office:value="6.9566152" calcext:value-type="float">
            <text:p>6.956615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87966" calcext:value-type="float">
            <text:p>6.787966</text:p>
          </table:table-cell>
          <table:table-cell office:value-type="float" office:value="6.937850375" calcext:value-type="float">
            <text:p>6.9378503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40517" calcext:value-type="float">
            <text:p>6.840517</text:p>
          </table:table-cell>
          <table:table-cell office:value-type="float" office:value="6.913661525" calcext:value-type="float">
            <text:p>6.91366152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77023" calcext:value-type="float">
            <text:p>6.877023</text:p>
          </table:table-cell>
          <table:table-cell office:value-type="float" office:value="6.899430325" calcext:value-type="float">
            <text:p>6.8994303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932605" calcext:value-type="float">
            <text:p>6.932605</text:p>
          </table:table-cell>
          <table:table-cell office:value-type="float" office:value="6.89406015" calcext:value-type="float">
            <text:p>6.8940601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95915" calcext:value-type="float">
            <text:p>6.95915</text:p>
          </table:table-cell>
          <table:table-cell office:value-type="float" office:value="6.8902513" calcext:value-type="float">
            <text:p>6.890251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70515" calcext:value-type="float">
            <text:p>6.870515</text:p>
          </table:table-cell>
          <table:table-cell office:value-type="float" office:value="6.883525025" calcext:value-type="float">
            <text:p>6.8835250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83717" calcext:value-type="float">
            <text:p>6.683717</text:p>
          </table:table-cell>
          <table:table-cell office:value-type="float" office:value="6.87833235" calcext:value-type="float">
            <text:p>6.8783323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29829" calcext:value-type="float">
            <text:p>6.529829</text:p>
          </table:table-cell>
          <table:table-cell office:value-type="float" office:value="6.8822785" calcext:value-type="float">
            <text:p>6.882278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496493" calcext:value-type="float">
            <text:p>6.496493</text:p>
          </table:table-cell>
          <table:table-cell office:value-type="float" office:value="6.891805425" calcext:value-type="float">
            <text:p>6.8918054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50597" calcext:value-type="float">
            <text:p>6.550597</text:p>
          </table:table-cell>
          <table:table-cell office:value-type="float" office:value="6.8931174" calcext:value-type="float">
            <text:p>6.893117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20776" calcext:value-type="float">
            <text:p>6.620776</text:p>
          </table:table-cell>
          <table:table-cell office:value-type="float" office:value="6.88070105" calcext:value-type="float">
            <text:p>6.8807010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67224" calcext:value-type="float">
            <text:p>6.667224</text:p>
          </table:table-cell>
          <table:table-cell office:value-type="float" office:value="6.866338375" calcext:value-type="float">
            <text:p>6.8663383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93012" calcext:value-type="float">
            <text:p>6.693012</text:p>
          </table:table-cell>
          <table:table-cell office:value-type="float" office:value="6.8604703" calcext:value-type="float">
            <text:p>6.860470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04405" calcext:value-type="float">
            <text:p>6.704405</text:p>
          </table:table-cell>
          <table:table-cell office:value-type="float" office:value="6.859272125" calcext:value-type="float">
            <text:p>6.8592721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6163" calcext:value-type="float">
            <text:p>6.66163</text:p>
          </table:table-cell>
          <table:table-cell office:value-type="float" office:value="6.854482425" calcext:value-type="float">
            <text:p>6.8544824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39493" calcext:value-type="float">
            <text:p>6.539493</text:p>
          </table:table-cell>
          <table:table-cell office:value-type="float" office:value="6.84452205" calcext:value-type="float">
            <text:p>6.8445220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13501" calcext:value-type="float">
            <text:p>6.413501</text:p>
          </table:table-cell>
          <table:table-cell office:value-type="float" office:value="6.83624095" calcext:value-type="float">
            <text:p>6.8362409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398958" calcext:value-type="float">
            <text:p>6.398958</text:p>
          </table:table-cell>
          <table:table-cell office:value-type="float" office:value="6.837517" calcext:value-type="float">
            <text:p>6.83751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14987" calcext:value-type="float">
            <text:p>6.514987</text:p>
          </table:table-cell>
          <table:table-cell office:value-type="float" office:value="6.848235325" calcext:value-type="float">
            <text:p>6.8482353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38836" calcext:value-type="float">
            <text:p>6.638836</text:p>
          </table:table-cell>
          <table:table-cell office:value-type="float" office:value="6.860268775" calcext:value-type="float">
            <text:p>6.86026877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20619" calcext:value-type="float">
            <text:p>6.620619</text:p>
          </table:table-cell>
          <table:table-cell office:value-type="float" office:value="6.866030225" calcext:value-type="float">
            <text:p>6.8660302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469393" calcext:value-type="float">
            <text:p>6.469393</text:p>
          </table:table-cell>
          <table:table-cell office:value-type="float" office:value="6.865677825" calcext:value-type="float">
            <text:p>6.8656778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361025" calcext:value-type="float">
            <text:p>6.361025</text:p>
          </table:table-cell>
          <table:table-cell office:value-type="float" office:value="6.86532725" calcext:value-type="float">
            <text:p>6.865327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16823" calcext:value-type="float">
            <text:p>6.416823</text:p>
          </table:table-cell>
          <table:table-cell office:value-type="float" office:value="6.869001275" calcext:value-type="float">
            <text:p>6.86900127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94189" calcext:value-type="float">
            <text:p>6.594189</text:p>
          </table:table-cell>
          <table:table-cell office:value-type="float" office:value="6.875343975" calcext:value-type="float">
            <text:p>6.8753439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79697" calcext:value-type="float">
            <text:p>6.779697</text:p>
          </table:table-cell>
          <table:table-cell office:value-type="float" office:value="6.880933575" calcext:value-type="float">
            <text:p>6.8809335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03474" calcext:value-type="float">
            <text:p>6.803474</text:p>
          </table:table-cell>
          <table:table-cell office:value-type="float" office:value="6.88324535" calcext:value-type="float">
            <text:p>6.8832453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95151" calcext:value-type="float">
            <text:p>6.495151</text:p>
          </table:table-cell>
          <table:table-cell office:value-type="float" office:value="6.8840201" calcext:value-type="float">
            <text:p>6.884020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920088" calcext:value-type="float">
            <text:p>5.920088</text:p>
          </table:table-cell>
          <table:table-cell office:value-type="float" office:value="6.8912761" calcext:value-type="float">
            <text:p>6.891276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441112" calcext:value-type="float">
            <text:p>5.441112</text:p>
          </table:table-cell>
          <table:table-cell office:value-type="float" office:value="6.912593825" calcext:value-type="float">
            <text:p>6.9125938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310151" calcext:value-type="float">
            <text:p>5.310151</text:p>
          </table:table-cell>
          <table:table-cell office:value-type="float" office:value="6.945227775" calcext:value-type="float">
            <text:p>6.9452277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513039" calcext:value-type="float">
            <text:p>5.513039</text:p>
          </table:table-cell>
          <table:table-cell office:value-type="float" office:value="6.979481" calcext:value-type="float">
            <text:p>6.97948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424051" calcext:value-type="float">
            <text:p>6.424051</text:p>
          </table:table-cell>
          <table:table-cell office:value-type="float" office:value="7.007945375" calcext:value-type="float">
            <text:p>7.0079453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67369" calcext:value-type="float">
            <text:p>8.67369</text:p>
          </table:table-cell>
          <table:table-cell office:value-type="float" office:value="7.015542225" calcext:value-type="float">
            <text:p>7.0155422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3.010844" calcext:value-type="float">
            <text:p>13.010844</text:p>
          </table:table-cell>
          <table:table-cell office:value-type="float" office:value="6.970188875" calcext:value-type="float">
            <text:p>6.97018887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.010844" calcext:value-type="float">
            <text:p>13.010844</text:p>
          </table:table-cell>
          <table:table-cell office:value-type="float" office:value="6.8184169" calcext:value-type="float">
            <text:p>6.8184169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119898" calcext:value-type="float">
            <text:p>7.119898</text:p>
          </table:table-cell>
          <table:table-cell office:value-type="float" office:value="6.666364375" calcext:value-type="float">
            <text:p>6.6663643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155224" calcext:value-type="float">
            <text:p>8.155224</text:p>
          </table:table-cell>
          <table:table-cell office:value-type="float" office:value="6.660374175" calcext:value-type="float">
            <text:p>6.6603741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061298" calcext:value-type="float">
            <text:p>7.061298</text:p>
          </table:table-cell>
          <table:table-cell office:value-type="float" office:value="6.627629875" calcext:value-type="float">
            <text:p>6.6276298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952171" calcext:value-type="float">
            <text:p>5.952171</text:p>
          </table:table-cell>
          <table:table-cell office:value-type="float" office:value="6.6217892" calcext:value-type="float">
            <text:p>6.621789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820412" calcext:value-type="float">
            <text:p>5.820412</text:p>
          </table:table-cell>
          <table:table-cell office:value-type="float" office:value="6.64403905" calcext:value-type="float">
            <text:p>6.6440390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271269" calcext:value-type="float">
            <text:p>6.271269</text:p>
          </table:table-cell>
          <table:table-cell office:value-type="float" office:value="6.670429225" calcext:value-type="float">
            <text:p>6.6704292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62216" calcext:value-type="float">
            <text:p>6.662216</text:p>
          </table:table-cell>
          <table:table-cell office:value-type="float" office:value="6.6851951" calcext:value-type="float">
            <text:p>6.685195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80251" calcext:value-type="float">
            <text:p>6.780251</text:p>
          </table:table-cell>
          <table:table-cell office:value-type="float" office:value="6.6887371" calcext:value-type="float">
            <text:p>6.688737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90099" calcext:value-type="float">
            <text:p>6.690099</text:p>
          </table:table-cell>
          <table:table-cell office:value-type="float" office:value="6.6891732" calcext:value-type="float">
            <text:p>6.6891732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62808" calcext:value-type="float">
            <text:p>6.662808</text:p>
          </table:table-cell>
          <table:table-cell office:value-type="float" office:value="6.69382545" calcext:value-type="float">
            <text:p>6.6938254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41563" calcext:value-type="float">
            <text:p>6.841563</text:p>
          </table:table-cell>
          <table:table-cell office:value-type="float" office:value="6.700821675" calcext:value-type="float">
            <text:p>6.7008216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910906" calcext:value-type="float">
            <text:p>6.910906</text:p>
          </table:table-cell>
          <table:table-cell office:value-type="float" office:value="6.701895975" calcext:value-type="float">
            <text:p>6.7018959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48972" calcext:value-type="float">
            <text:p>6.548972</text:p>
          </table:table-cell>
          <table:table-cell office:value-type="float" office:value="6.697182525" calcext:value-type="float">
            <text:p>6.6971825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053943" calcext:value-type="float">
            <text:p>6.053943</text:p>
          </table:table-cell>
          <table:table-cell office:value-type="float" office:value="6.6991044" calcext:value-type="float">
            <text:p>6.6991044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046269" calcext:value-type="float">
            <text:p>6.046269</text:p>
          </table:table-cell>
          <table:table-cell office:value-type="float" office:value="6.715621875" calcext:value-type="float">
            <text:p>6.7156218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32501" calcext:value-type="float">
            <text:p>6.432501</text:p>
          </table:table-cell>
          <table:table-cell office:value-type="float" office:value="6.736727975" calcext:value-type="float">
            <text:p>6.7367279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45085" calcext:value-type="float">
            <text:p>6.645085</text:p>
          </table:table-cell>
          <table:table-cell office:value-type="float" office:value="6.750676825" calcext:value-type="float">
            <text:p>6.7506768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12817" calcext:value-type="float">
            <text:p>6.512817</text:p>
          </table:table-cell>
          <table:table-cell office:value-type="float" office:value="6.758900375" calcext:value-type="float">
            <text:p>6.7589003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263215" calcext:value-type="float">
            <text:p>6.263215</text:p>
          </table:table-cell>
          <table:table-cell office:value-type="float" office:value="6.767895125" calcext:value-type="float">
            <text:p>6.76789512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208249" calcext:value-type="float">
            <text:p>6.208249</text:p>
          </table:table-cell>
          <table:table-cell office:value-type="float" office:value="6.77931835" calcext:value-type="float">
            <text:p>6.7793183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464543" calcext:value-type="float">
            <text:p>6.464543</text:p>
          </table:table-cell>
          <table:table-cell office:value-type="float" office:value="6.789261425" calcext:value-type="float">
            <text:p>6.7892614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27691" calcext:value-type="float">
            <text:p>6.827691</text:p>
          </table:table-cell>
          <table:table-cell office:value-type="float" office:value="6.793278875" calcext:value-type="float">
            <text:p>6.79327887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996325" calcext:value-type="float">
            <text:p>6.996325</text:p>
          </table:table-cell>
          <table:table-cell office:value-type="float" office:value="6.79084735" calcext:value-type="float">
            <text:p>6.7908473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69294" calcext:value-type="float">
            <text:p>6.869294</text:p>
          </table:table-cell>
          <table:table-cell office:value-type="float" office:value="6.7856055" calcext:value-type="float">
            <text:p>6.785605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06523" calcext:value-type="float">
            <text:p>6.606523</text:p>
          </table:table-cell>
          <table:table-cell office:value-type="float" office:value="6.78232985" calcext:value-type="float">
            <text:p>6.7823298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45537" calcext:value-type="float">
            <text:p>6.45537</text:p>
          </table:table-cell>
          <table:table-cell office:value-type="float" office:value="6.78280575" calcext:value-type="float">
            <text:p>6.7828057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07986" calcext:value-type="float">
            <text:p>6.507986</text:p>
          </table:table-cell>
          <table:table-cell office:value-type="float" office:value="6.78453745" calcext:value-type="float">
            <text:p>6.7845374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70531" calcext:value-type="float">
            <text:p>6.670531</text:p>
          </table:table-cell>
          <table:table-cell office:value-type="float" office:value="6.78479615" calcext:value-type="float">
            <text:p>6.7847961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17773" calcext:value-type="float">
            <text:p>6.817773</text:p>
          </table:table-cell>
          <table:table-cell office:value-type="float" office:value="6.7835918" calcext:value-type="float">
            <text:p>6.783591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72168" calcext:value-type="float">
            <text:p>6.872168</text:p>
          </table:table-cell>
          <table:table-cell office:value-type="float" office:value="6.78134825" calcext:value-type="float">
            <text:p>6.781348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34464" calcext:value-type="float">
            <text:p>6.834464</text:p>
          </table:table-cell>
          <table:table-cell office:value-type="float" office:value="6.77818515" calcext:value-type="float">
            <text:p>6.7781851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85391" calcext:value-type="float">
            <text:p>6.785391</text:p>
          </table:table-cell>
          <table:table-cell office:value-type="float" office:value="6.776462375" calcext:value-type="float">
            <text:p>6.7764623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72797" calcext:value-type="float">
            <text:p>6.772797</text:p>
          </table:table-cell>
          <table:table-cell office:value-type="float" office:value="6.77869015" calcext:value-type="float">
            <text:p>6.7786901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4647" calcext:value-type="float">
            <text:p>6.74647</text:p>
          </table:table-cell>
          <table:table-cell office:value-type="float" office:value="6.7815307" calcext:value-type="float">
            <text:p>6.781530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8028" calcext:value-type="float">
            <text:p>6.68028</text:p>
          </table:table-cell>
          <table:table-cell office:value-type="float" office:value="6.7771736" calcext:value-type="float">
            <text:p>6.777173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51614" calcext:value-type="float">
            <text:p>6.651614</text:p>
          </table:table-cell>
          <table:table-cell office:value-type="float" office:value="6.761546625" calcext:value-type="float">
            <text:p>6.76154662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27925" calcext:value-type="float">
            <text:p>6.727925</text:p>
          </table:table-cell>
          <table:table-cell office:value-type="float" office:value="6.7402371" calcext:value-type="float">
            <text:p>6.7402371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59556" calcext:value-type="float">
            <text:p>6.859556</text:p>
          </table:table-cell>
          <table:table-cell office:value-type="float" office:value="6.72444855" calcext:value-type="float">
            <text:p>6.7244485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939965" calcext:value-type="float">
            <text:p>6.939965</text:p>
          </table:table-cell>
          <table:table-cell office:value-type="float" office:value="6.7183993" calcext:value-type="float">
            <text:p>6.718399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928743" calcext:value-type="float">
            <text:p>6.928743</text:p>
          </table:table-cell>
          <table:table-cell office:value-type="float" office:value="6.71561995" calcext:value-type="float">
            <text:p>6.7156199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8029" calcext:value-type="float">
            <text:p>6.88029</text:p>
          </table:table-cell>
          <table:table-cell office:value-type="float" office:value="6.70795825" calcext:value-type="float">
            <text:p>6.707958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45452" calcext:value-type="float">
            <text:p>6.845452</text:p>
          </table:table-cell>
          <table:table-cell office:value-type="float" office:value="6.695308" calcext:value-type="float">
            <text:p>6.69530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27671" calcext:value-type="float">
            <text:p>6.827671</text:p>
          </table:table-cell>
          <table:table-cell office:value-type="float" office:value="6.684527325" calcext:value-type="float">
            <text:p>6.6845273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42165" calcext:value-type="float">
            <text:p>6.842165</text:p>
          </table:table-cell>
          <table:table-cell office:value-type="float" office:value="6.681016025" calcext:value-type="float">
            <text:p>6.6810160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76019" calcext:value-type="float">
            <text:p>6.876019</text:p>
          </table:table-cell>
          <table:table-cell office:value-type="float" office:value="6.6852922" calcext:value-type="float">
            <text:p>6.685292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61904" calcext:value-type="float">
            <text:p>6.861904</text:p>
          </table:table-cell>
          <table:table-cell office:value-type="float" office:value="6.69341055" calcext:value-type="float">
            <text:p>6.693410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03896" calcext:value-type="float">
            <text:p>6.803896</text:p>
          </table:table-cell>
          <table:table-cell office:value-type="float" office:value="6.697212825" calcext:value-type="float">
            <text:p>6.6972128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7695" calcext:value-type="float">
            <text:p>6.797695</text:p>
          </table:table-cell>
          <table:table-cell office:value-type="float" office:value="6.683392875" calcext:value-type="float">
            <text:p>6.6833928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76189" calcext:value-type="float">
            <text:p>6.876189</text:p>
          </table:table-cell>
          <table:table-cell office:value-type="float" office:value="6.635024925" calcext:value-type="float">
            <text:p>6.6350249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942657" calcext:value-type="float">
            <text:p>6.942657</text:p>
          </table:table-cell>
          <table:table-cell office:value-type="float" office:value="6.545697725" calcext:value-type="float">
            <text:p>6.5456977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84535" calcext:value-type="float">
            <text:p>6.884535</text:p>
          </table:table-cell>
          <table:table-cell office:value-type="float" office:value="6.459245725" calcext:value-type="float">
            <text:p>6.4592457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22368" calcext:value-type="float">
            <text:p>6.722368</text:p>
          </table:table-cell>
          <table:table-cell office:value-type="float" office:value="6.4391121" calcext:value-type="float">
            <text:p>6.439112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25847" calcext:value-type="float">
            <text:p>6.625847</text:p>
          </table:table-cell>
          <table:table-cell office:value-type="float" office:value="6.532927975" calcext:value-type="float">
            <text:p>6.53292797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14642" calcext:value-type="float">
            <text:p>6.714642</text:p>
          </table:table-cell>
          <table:table-cell office:value-type="float" office:value="6.629156875" calcext:value-type="float">
            <text:p>6.6291568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90513" calcext:value-type="float">
            <text:p>6.890513</text:p>
          </table:table-cell>
          <table:table-cell office:value-type="float" office:value="6.7231659" calcext:value-type="float">
            <text:p>6.723165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990455" calcext:value-type="float">
            <text:p>6.990455</text:p>
          </table:table-cell>
          <table:table-cell office:value-type="float" office:value="6.81277815" calcext:value-type="float">
            <text:p>6.8127781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74027" calcext:value-type="float">
            <text:p>6.974027</text:p>
          </table:table-cell>
          <table:table-cell office:value-type="float" office:value="6.89989185" calcext:value-type="float">
            <text:p>6.8998918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72607" calcext:value-type="float">
            <text:p>6.872607</text:p>
          </table:table-cell>
          <table:table-cell office:value-type="float" office:value="6.98741625" calcext:value-type="float">
            <text:p>6.987416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20144" calcext:value-type="float">
            <text:p>6.720144</text:p>
          </table:table-cell>
          <table:table-cell office:value-type="float" office:value="7.04956525" calcext:value-type="float">
            <text:p>7.0495652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05972" calcext:value-type="float">
            <text:p>6.605972</text:p>
          </table:table-cell>
          <table:table-cell office:value-type="float" office:value="7.173908" calcext:value-type="float">
            <text:p>7.17390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25241" calcext:value-type="float">
            <text:p>6.625241</text:p>
          </table:table-cell>
          <table:table-cell office:value-type="float" office:value="7.2835976" calcext:value-type="float">
            <text:p>7.283597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3043" calcext:value-type="float">
            <text:p>6.73043</text:p>
          </table:table-cell>
          <table:table-cell office:value-type="float" office:value="7.347831425" calcext:value-type="float">
            <text:p>7.3478314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86651" calcext:value-type="float">
            <text:p>6.786651</text:p>
          </table:table-cell>
          <table:table-cell office:value-type="float" office:value="7.371573525" calcext:value-type="float">
            <text:p>7.37157352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38268" calcext:value-type="float">
            <text:p>6.738268</text:p>
          </table:table-cell>
          <table:table-cell office:value-type="float" office:value="7.373011475" calcext:value-type="float">
            <text:p>7.3730114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25559" calcext:value-type="float">
            <text:p>6.625559</text:p>
          </table:table-cell>
          <table:table-cell office:value-type="float" office:value="7.36513105" calcext:value-type="float">
            <text:p>7.3651310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24638" calcext:value-type="float">
            <text:p>6.524638</text:p>
          </table:table-cell>
          <table:table-cell office:value-type="float" office:value="7.356859775" calcext:value-type="float">
            <text:p>7.3568597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18334" calcext:value-type="float">
            <text:p>6.518334</text:p>
          </table:table-cell>
          <table:table-cell office:value-type="float" office:value="7.35496415" calcext:value-type="float">
            <text:p>7.3549641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22357" calcext:value-type="float">
            <text:p>6.622357</text:p>
          </table:table-cell>
          <table:table-cell office:value-type="float" office:value="7.35866015" calcext:value-type="float">
            <text:p>7.3586601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28031" calcext:value-type="float">
            <text:p>6.728031</text:p>
          </table:table-cell>
          <table:table-cell office:value-type="float" office:value="7.360243275" calcext:value-type="float">
            <text:p>7.36024327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45644" calcext:value-type="float">
            <text:p>6.745644</text:p>
          </table:table-cell>
          <table:table-cell office:value-type="float" office:value="7.35418535" calcext:value-type="float">
            <text:p>7.3541853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65553" calcext:value-type="float">
            <text:p>6.765553</text:p>
          </table:table-cell>
          <table:table-cell office:value-type="float" office:value="7.34266445" calcext:value-type="float">
            <text:p>7.3426644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74502" calcext:value-type="float">
            <text:p>6.874502</text:p>
          </table:table-cell>
          <table:table-cell office:value-type="float" office:value="7.330522975" calcext:value-type="float">
            <text:p>7.33052297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86419" calcext:value-type="float">
            <text:p>6.886419</text:p>
          </table:table-cell>
          <table:table-cell office:value-type="float" office:value="7.319299725" calcext:value-type="float">
            <text:p>7.3192997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72186" calcext:value-type="float">
            <text:p>6.572186</text:p>
          </table:table-cell>
          <table:table-cell office:value-type="float" office:value="7.310849625" calcext:value-type="float">
            <text:p>7.3108496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055201" calcext:value-type="float">
            <text:p>6.055201</text:p>
          </table:table-cell>
          <table:table-cell office:value-type="float" office:value="7.311167575" calcext:value-type="float">
            <text:p>7.31116757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799233" calcext:value-type="float">
            <text:p>5.799233</text:p>
          </table:table-cell>
          <table:table-cell office:value-type="float" office:value="7.325462375" calcext:value-type="float">
            <text:p>7.3254623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096383" calcext:value-type="float">
            <text:p>6.096383</text:p>
          </table:table-cell>
          <table:table-cell office:value-type="float" office:value="7.349034975" calcext:value-type="float">
            <text:p>7.34903497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17586" calcext:value-type="float">
            <text:p>6.617586</text:p>
          </table:table-cell>
          <table:table-cell office:value-type="float" office:value="7.367364025" calcext:value-type="float">
            <text:p>7.3673640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28791" calcext:value-type="float">
            <text:p>6.828791</text:p>
          </table:table-cell>
          <table:table-cell office:value-type="float" office:value="7.37083655" calcext:value-type="float">
            <text:p>7.3708365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22275" calcext:value-type="float">
            <text:p>6.622275</text:p>
          </table:table-cell>
          <table:table-cell office:value-type="float" office:value="7.3643722" calcext:value-type="float">
            <text:p>7.364372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37428" calcext:value-type="float">
            <text:p>6.37428</text:p>
          </table:table-cell>
          <table:table-cell office:value-type="float" office:value="7.360705125" calcext:value-type="float">
            <text:p>7.3607051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414225" calcext:value-type="float">
            <text:p>6.414225</text:p>
          </table:table-cell>
          <table:table-cell office:value-type="float" office:value="7.366048" calcext:value-type="float">
            <text:p>7.36604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87219" calcext:value-type="float">
            <text:p>6.687219</text:p>
          </table:table-cell>
          <table:table-cell office:value-type="float" office:value="7.375915525" calcext:value-type="float">
            <text:p>7.3759155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013212" calcext:value-type="float">
            <text:p>7.013212</text:p>
          </table:table-cell>
          <table:table-cell office:value-type="float" office:value="7.383061975" calcext:value-type="float">
            <text:p>7.3830619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200753" calcext:value-type="float">
            <text:p>7.200753</text:p>
          </table:table-cell>
          <table:table-cell office:value-type="float" office:value="7.3823792" calcext:value-type="float">
            <text:p>7.3823792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013995" calcext:value-type="float">
            <text:p>7.013995</text:p>
          </table:table-cell>
          <table:table-cell office:value-type="float" office:value="7.37395015" calcext:value-type="float">
            <text:p>7.3739501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251098" calcext:value-type="float">
            <text:p>6.251098</text:p>
          </table:table-cell>
          <table:table-cell office:value-type="float" office:value="7.3667438" calcext:value-type="float">
            <text:p>7.3667438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862977" calcext:value-type="float">
            <text:p>4.862977</text:p>
          </table:table-cell>
          <table:table-cell office:value-type="float" office:value="7.37741195" calcext:value-type="float">
            <text:p>7.3774119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303101" calcext:value-type="float">
            <text:p>3.303101</text:p>
          </table:table-cell>
          <table:table-cell office:value-type="float" office:value="7.42328885" calcext:value-type="float">
            <text:p>7.4232888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484577" calcext:value-type="float">
            <text:p>3.484577</text:p>
          </table:table-cell>
          <table:table-cell office:value-type="float" office:value="7.5090333" calcext:value-type="float">
            <text:p>7.50903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07919" calcext:value-type="float">
            <text:p>6.07919</text:p>
          </table:table-cell>
          <table:table-cell office:value-type="float" office:value="7.592031375" calcext:value-type="float">
            <text:p>7.59203137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6128473" calcext:value-type="float">
            <text:p>7.612847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52509135" calcext:value-type="float">
            <text:p>7.5250913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436404" calcext:value-type="float">
            <text:p>7.43640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346610925" calcext:value-type="float">
            <text:p>7.3466109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256508475" calcext:value-type="float">
            <text:p>7.2565084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475003" calcext:value-type="float">
            <text:p>10.475003</text:p>
          </table:table-cell>
          <table:table-cell office:value-type="float" office:value="7.165299725" calcext:value-type="float">
            <text:p>7.16529972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358567" calcext:value-type="float">
            <text:p>9.358567</text:p>
          </table:table-cell>
          <table:table-cell office:value-type="float" office:value="7.072379275" calcext:value-type="float">
            <text:p>7.0723792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1.693854" calcext:value-type="float">
            <text:p>11.693854</text:p>
          </table:table-cell>
          <table:table-cell office:value-type="float" office:value="7.007789625" calcext:value-type="float">
            <text:p>7.00778962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.993556" calcext:value-type="float">
            <text:p>10.993556</text:p>
          </table:table-cell>
          <table:table-cell office:value-type="float" office:value="6.887711625" calcext:value-type="float">
            <text:p>6.88771162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194594" calcext:value-type="float">
            <text:p>9.194594</text:p>
          </table:table-cell>
          <table:table-cell office:value-type="float" office:value="6.787038275" calcext:value-type="float">
            <text:p>6.7870382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680114" calcext:value-type="float">
            <text:p>7.680114</text:p>
          </table:table-cell>
          <table:table-cell office:value-type="float" office:value="6.729689925" calcext:value-type="float">
            <text:p>6.72968992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44169" calcext:value-type="float">
            <text:p>6.844169</text:p>
          </table:table-cell>
          <table:table-cell office:value-type="float" office:value="6.7066815" calcext:value-type="float">
            <text:p>6.706681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423051" calcext:value-type="float">
            <text:p>6.423051</text:p>
          </table:table-cell>
          <table:table-cell office:value-type="float" office:value="6.7027875" calcext:value-type="float">
            <text:p>6.70278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294708" calcext:value-type="float">
            <text:p>6.294708</text:p>
          </table:table-cell>
          <table:table-cell office:value-type="float" office:value="6.7108949" calcext:value-type="float">
            <text:p>6.710894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48813" calcext:value-type="float">
            <text:p>6.448813</text:p>
          </table:table-cell>
          <table:table-cell office:value-type="float" office:value="6.725632625" calcext:value-type="float">
            <text:p>6.72563262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66174" calcext:value-type="float">
            <text:p>6.666174</text:p>
          </table:table-cell>
          <table:table-cell office:value-type="float" office:value="6.73954165" calcext:value-type="float">
            <text:p>6.7395416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85682" calcext:value-type="float">
            <text:p>6.685682</text:p>
          </table:table-cell>
          <table:table-cell office:value-type="float" office:value="6.748762525" calcext:value-type="float">
            <text:p>6.74876252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85714" calcext:value-type="float">
            <text:p>6.485714</text:p>
          </table:table-cell>
          <table:table-cell office:value-type="float" office:value="6.755383425" calcext:value-type="float">
            <text:p>6.7553834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284808" calcext:value-type="float">
            <text:p>6.284808</text:p>
          </table:table-cell>
          <table:table-cell office:value-type="float" office:value="6.7630211" calcext:value-type="float">
            <text:p>6.7630211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279894" calcext:value-type="float">
            <text:p>6.279894</text:p>
          </table:table-cell>
          <table:table-cell office:value-type="float" office:value="6.7713665" calcext:value-type="float">
            <text:p>6.771366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425572" calcext:value-type="float">
            <text:p>6.425572</text:p>
          </table:table-cell>
          <table:table-cell office:value-type="float" office:value="6.7764299" calcext:value-type="float">
            <text:p>6.776429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48415" calcext:value-type="float">
            <text:p>6.548415</text:p>
          </table:table-cell>
          <table:table-cell office:value-type="float" office:value="6.777564175" calcext:value-type="float">
            <text:p>6.7775641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84904" calcext:value-type="float">
            <text:p>6.584904</text:p>
          </table:table-cell>
          <table:table-cell office:value-type="float" office:value="6.780531575" calcext:value-type="float">
            <text:p>6.78053157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26993" calcext:value-type="float">
            <text:p>6.626993</text:p>
          </table:table-cell>
          <table:table-cell office:value-type="float" office:value="6.789943225" calcext:value-type="float">
            <text:p>6.7899432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42137" calcext:value-type="float">
            <text:p>6.742137</text:p>
          </table:table-cell>
          <table:table-cell office:value-type="float" office:value="6.802081725" calcext:value-type="float">
            <text:p>6.80208172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29545" calcext:value-type="float">
            <text:p>6.829545</text:p>
          </table:table-cell>
          <table:table-cell office:value-type="float" office:value="6.809210375" calcext:value-type="float">
            <text:p>6.80921037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56487" calcext:value-type="float">
            <text:p>6.756487</text:p>
          </table:table-cell>
          <table:table-cell office:value-type="float" office:value="6.809189225" calcext:value-type="float">
            <text:p>6.80918922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70217" calcext:value-type="float">
            <text:p>6.570217</text:p>
          </table:table-cell>
          <table:table-cell office:value-type="float" office:value="6.807277225" calcext:value-type="float">
            <text:p>6.8072772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75592" calcext:value-type="float">
            <text:p>6.475592</text:p>
          </table:table-cell>
          <table:table-cell office:value-type="float" office:value="6.808830225" calcext:value-type="float">
            <text:p>6.8088302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87995" calcext:value-type="float">
            <text:p>6.587995</text:p>
          </table:table-cell>
          <table:table-cell office:value-type="float" office:value="6.812307425" calcext:value-type="float">
            <text:p>6.81230742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08926" calcext:value-type="float">
            <text:p>6.808926</text:p>
          </table:table-cell>
          <table:table-cell office:value-type="float" office:value="6.8105898" calcext:value-type="float">
            <text:p>6.810589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973077" calcext:value-type="float">
            <text:p>6.973077</text:p>
          </table:table-cell>
          <table:table-cell office:value-type="float" office:value="6.799541225" calcext:value-type="float">
            <text:p>6.79954122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985901" calcext:value-type="float">
            <text:p>6.985901</text:p>
          </table:table-cell>
          <table:table-cell office:value-type="float" office:value="6.784170975" calcext:value-type="float">
            <text:p>6.7841709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63591" calcext:value-type="float">
            <text:p>6.863591</text:p>
          </table:table-cell>
          <table:table-cell office:value-type="float" office:value="6.774236875" calcext:value-type="float">
            <text:p>6.7742368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25741" calcext:value-type="float">
            <text:p>6.725741</text:p>
          </table:table-cell>
          <table:table-cell office:value-type="float" office:value="6.772832425" calcext:value-type="float">
            <text:p>6.7728324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77824" calcext:value-type="float">
            <text:p>6.677824</text:p>
          </table:table-cell>
          <table:table-cell office:value-type="float" office:value="6.77220555" calcext:value-type="float">
            <text:p>6.7722055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98053" calcext:value-type="float">
            <text:p>6.698053</text:p>
          </table:table-cell>
          <table:table-cell office:value-type="float" office:value="6.763575725" calcext:value-type="float">
            <text:p>6.7635757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32879" calcext:value-type="float">
            <text:p>6.732879</text:p>
          </table:table-cell>
          <table:table-cell office:value-type="float" office:value="6.751117975" calcext:value-type="float">
            <text:p>6.75111797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045" calcext:value-type="float">
            <text:p>6.8045</text:p>
          </table:table-cell>
          <table:table-cell office:value-type="float" office:value="6.747530625" calcext:value-type="float">
            <text:p>6.74753062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911827" calcext:value-type="float">
            <text:p>6.911827</text:p>
          </table:table-cell>
          <table:table-cell office:value-type="float" office:value="6.754902025" calcext:value-type="float">
            <text:p>6.7549020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964765" calcext:value-type="float">
            <text:p>6.964765</text:p>
          </table:table-cell>
          <table:table-cell office:value-type="float" office:value="6.762794225" calcext:value-type="float">
            <text:p>6.76279422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927509" calcext:value-type="float">
            <text:p>6.927509</text:p>
          </table:table-cell>
          <table:table-cell office:value-type="float" office:value="6.7604594" calcext:value-type="float">
            <text:p>6.760459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8328" calcext:value-type="float">
            <text:p>6.88328</text:p>
          </table:table-cell>
          <table:table-cell office:value-type="float" office:value="6.744550925" calcext:value-type="float">
            <text:p>6.74455092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70905" calcext:value-type="float">
            <text:p>6.870905</text:p>
          </table:table-cell>
          <table:table-cell office:value-type="float" office:value="6.719377675" calcext:value-type="float">
            <text:p>6.7193776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26653" calcext:value-type="float">
            <text:p>6.826653</text:p>
          </table:table-cell>
          <table:table-cell office:value-type="float" office:value="6.694090125" calcext:value-type="float">
            <text:p>6.6940901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58185" calcext:value-type="float">
            <text:p>6.758185</text:p>
          </table:table-cell>
          <table:table-cell office:value-type="float" office:value="6.67714075" calcext:value-type="float">
            <text:p>6.677140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74981" calcext:value-type="float">
            <text:p>6.774981</text:p>
          </table:table-cell>
          <table:table-cell office:value-type="float" office:value="6.670881225" calcext:value-type="float">
            <text:p>6.67088122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90734" calcext:value-type="float">
            <text:p>6.890734</text:p>
          </table:table-cell>
          <table:table-cell office:value-type="float" office:value="6.671897625" calcext:value-type="float">
            <text:p>6.6718976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966622" calcext:value-type="float">
            <text:p>6.966622</text:p>
          </table:table-cell>
          <table:table-cell office:value-type="float" office:value="6.674860175" calcext:value-type="float">
            <text:p>6.6748601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90066" calcext:value-type="float">
            <text:p>6.90066</text:p>
          </table:table-cell>
          <table:table-cell office:value-type="float" office:value="6.67465865" calcext:value-type="float">
            <text:p>6.6746586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59777" calcext:value-type="float">
            <text:p>6.759777</text:p>
          </table:table-cell>
          <table:table-cell office:value-type="float" office:value="6.666160775" calcext:value-type="float">
            <text:p>6.66616077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88409" calcext:value-type="float">
            <text:p>6.688409</text:p>
          </table:table-cell>
          <table:table-cell office:value-type="float" office:value="6.639715175" calcext:value-type="float">
            <text:p>6.6397151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47347" calcext:value-type="float">
            <text:p>6.747347</text:p>
          </table:table-cell>
          <table:table-cell office:value-type="float" office:value="6.573600975" calcext:value-type="float">
            <text:p>6.57360097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84217" calcext:value-type="float">
            <text:p>6.884217</text:p>
          </table:table-cell>
          <table:table-cell office:value-type="float" office:value="6.506013325" calcext:value-type="float">
            <text:p>6.5060133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005174" calcext:value-type="float">
            <text:p>7.005174</text:p>
          </table:table-cell>
          <table:table-cell office:value-type="float" office:value="6.435003925" calcext:value-type="float">
            <text:p>6.4350039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035009" calcext:value-type="float">
            <text:p>7.035009</text:p>
          </table:table-cell>
          <table:table-cell office:value-type="float" office:value="6.3609706" calcext:value-type="float">
            <text:p>6.360970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950518" calcext:value-type="float">
            <text:p>6.950518</text:p>
          </table:table-cell>
          <table:table-cell office:value-type="float" office:value="6.2861914" calcext:value-type="float">
            <text:p>6.286191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91221" calcext:value-type="float">
            <text:p>6.791221</text:p>
          </table:table-cell>
          <table:table-cell office:value-type="float" office:value="6.210226575" calcext:value-type="float">
            <text:p>6.21022657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18624" calcext:value-type="float">
            <text:p>6.618624</text:p>
          </table:table-cell>
          <table:table-cell office:value-type="float" office:value="6.1958847" calcext:value-type="float">
            <text:p>6.195884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48243" calcext:value-type="float">
            <text:p>6.48243</text:p>
          </table:table-cell>
          <table:table-cell office:value-type="float" office:value="6.19648345" calcext:value-type="float">
            <text:p>6.1964834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470943" calcext:value-type="float">
            <text:p>6.470943</text:p>
          </table:table-cell>
          <table:table-cell office:value-type="float" office:value="6.191892525" calcext:value-type="float">
            <text:p>6.19189252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67111" calcext:value-type="float">
            <text:p>6.667111</text:p>
          </table:table-cell>
          <table:table-cell office:value-type="float" office:value="6.18339525" calcext:value-type="float">
            <text:p>6.183395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6137" calcext:value-type="float">
            <text:p>6.96137</text:p>
          </table:table-cell>
          <table:table-cell office:value-type="float" office:value="6.1720157" calcext:value-type="float">
            <text:p>6.172015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112533" calcext:value-type="float">
            <text:p>7.112533</text:p>
          </table:table-cell>
          <table:table-cell office:value-type="float" office:value="6.1514094" calcext:value-type="float">
            <text:p>6.1514094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027283" calcext:value-type="float">
            <text:p>7.027283</text:p>
          </table:table-cell>
          <table:table-cell office:value-type="float" office:value="6.12268935" calcext:value-type="float">
            <text:p>6.1226893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28699" calcext:value-type="float">
            <text:p>6.828699</text:p>
          </table:table-cell>
          <table:table-cell office:value-type="float" office:value="6.098287125" calcext:value-type="float">
            <text:p>6.0982871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80007" calcext:value-type="float">
            <text:p>6.680007</text:p>
          </table:table-cell>
          <table:table-cell office:value-type="float" office:value="6.08777955" calcext:value-type="float">
            <text:p>6.0877795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32337" calcext:value-type="float">
            <text:p>6.632337</text:p>
          </table:table-cell>
          <table:table-cell office:value-type="float" office:value="6.090895575" calcext:value-type="float">
            <text:p>6.0908955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1468" calcext:value-type="float">
            <text:p>6.61468</text:p>
          </table:table-cell>
          <table:table-cell office:value-type="float" office:value="6.102510925" calcext:value-type="float">
            <text:p>6.1025109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1929" calcext:value-type="float">
            <text:p>6.51929</text:p>
          </table:table-cell>
          <table:table-cell office:value-type="float" office:value="6.115084725" calcext:value-type="float">
            <text:p>6.11508472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366983" calcext:value-type="float">
            <text:p>6.366983</text:p>
          </table:table-cell>
          <table:table-cell office:value-type="float" office:value="6.12215085" calcext:value-type="float">
            <text:p>6.1221508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358267" calcext:value-type="float">
            <text:p>6.358267</text:p>
          </table:table-cell>
          <table:table-cell office:value-type="float" office:value="6.123879775" calcext:value-type="float">
            <text:p>6.12387977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88537" calcext:value-type="float">
            <text:p>6.588537</text:p>
          </table:table-cell>
          <table:table-cell office:value-type="float" office:value="6.124043025" calcext:value-type="float">
            <text:p>6.1240430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07413" calcext:value-type="float">
            <text:p>6.807413</text:p>
          </table:table-cell>
          <table:table-cell office:value-type="float" office:value="6.122995125" calcext:value-type="float">
            <text:p>6.12299512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00666" calcext:value-type="float">
            <text:p>6.700666</text:p>
          </table:table-cell>
          <table:table-cell office:value-type="float" office:value="6.1208839" calcext:value-type="float">
            <text:p>6.120883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332631" calcext:value-type="float">
            <text:p>6.332631</text:p>
          </table:table-cell>
          <table:table-cell office:value-type="float" office:value="6.121692525" calcext:value-type="float">
            <text:p>6.1216925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199743" calcext:value-type="float">
            <text:p>6.199743</text:p>
          </table:table-cell>
          <table:table-cell office:value-type="float" office:value="6.127718275" calcext:value-type="float">
            <text:p>6.1277182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89385" calcext:value-type="float">
            <text:p>6.589385</text:p>
          </table:table-cell>
          <table:table-cell office:value-type="float" office:value="6.1323448" calcext:value-type="float">
            <text:p>6.1323448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099356" calcext:value-type="float">
            <text:p>7.099356</text:p>
          </table:table-cell>
          <table:table-cell office:value-type="float" office:value="6.12644665" calcext:value-type="float">
            <text:p>6.1264466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227515" calcext:value-type="float">
            <text:p>7.227515</text:p>
          </table:table-cell>
          <table:table-cell office:value-type="float" office:value="6.111712725" calcext:value-type="float">
            <text:p>6.11171272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71372" calcext:value-type="float">
            <text:p>6.871372</text:p>
          </table:table-cell>
          <table:table-cell office:value-type="float" office:value="6.098288525" calcext:value-type="float">
            <text:p>6.09828852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29117" calcext:value-type="float">
            <text:p>6.29117</text:p>
          </table:table-cell>
          <table:table-cell office:value-type="float" office:value="6.095336475" calcext:value-type="float">
            <text:p>6.09533647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87635" calcext:value-type="float">
            <text:p>5.87635</text:p>
          </table:table-cell>
          <table:table-cell office:value-type="float" office:value="6.1052402" calcext:value-type="float">
            <text:p>6.105240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859403" calcext:value-type="float">
            <text:p>5.859403</text:p>
          </table:table-cell>
          <table:table-cell office:value-type="float" office:value="6.1222225" calcext:value-type="float">
            <text:p>6.12222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148678" calcext:value-type="float">
            <text:p>6.148678</text:p>
          </table:table-cell>
          <table:table-cell office:value-type="float" office:value="6.13761465" calcext:value-type="float">
            <text:p>6.1376146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07804" calcext:value-type="float">
            <text:p>6.507804</text:p>
          </table:table-cell>
          <table:table-cell office:value-type="float" office:value="6.147900975" calcext:value-type="float">
            <text:p>6.14790097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15637" calcext:value-type="float">
            <text:p>6.815637</text:p>
          </table:table-cell>
          <table:table-cell office:value-type="float" office:value="6.15456035" calcext:value-type="float">
            <text:p>6.1545603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009236" calcext:value-type="float">
            <text:p>7.009236</text:p>
          </table:table-cell>
          <table:table-cell office:value-type="float" office:value="6.15782955" calcext:value-type="float">
            <text:p>6.1578295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958561" calcext:value-type="float">
            <text:p>6.958561</text:p>
          </table:table-cell>
          <table:table-cell office:value-type="float" office:value="6.15670915" calcext:value-type="float">
            <text:p>6.1567091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60745" calcext:value-type="float">
            <text:p>6.560745</text:p>
          </table:table-cell>
          <table:table-cell office:value-type="float" office:value="6.1543817" calcext:value-type="float">
            <text:p>6.154381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701953" calcext:value-type="float">
            <text:p>5.701953</text:p>
          </table:table-cell>
          <table:table-cell office:value-type="float" office:value="6.1593408" calcext:value-type="float">
            <text:p>6.159340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043841" calcext:value-type="float">
            <text:p>4.043841</text:p>
          </table:table-cell>
          <table:table-cell office:value-type="float" office:value="6.18503015" calcext:value-type="float">
            <text:p>6.1850301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043841" calcext:value-type="float">
            <text:p>4.043841</text:p>
          </table:table-cell>
          <table:table-cell office:value-type="float" office:value="6.2540936" calcext:value-type="float">
            <text:p>6.2540936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043841" calcext:value-type="float">
            <text:p>4.043841</text:p>
          </table:table-cell>
          <table:table-cell office:value-type="float" office:value="6.326196975" calcext:value-type="float">
            <text:p>6.3261969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043841" calcext:value-type="float">
            <text:p>4.043841</text:p>
          </table:table-cell>
          <table:table-cell office:value-type="float" office:value="6.3989961" calcext:value-type="float">
            <text:p>6.398996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043841" calcext:value-type="float">
            <text:p>4.043841</text:p>
          </table:table-cell>
          <table:table-cell office:value-type="float" office:value="6.468861975" calcext:value-type="float">
            <text:p>6.46886197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911925" calcext:value-type="float">
            <text:p>3.911925</text:p>
          </table:table-cell>
          <table:table-cell office:value-type="float" office:value="6.53508135" calcext:value-type="float">
            <text:p>6.5350813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217546" calcext:value-type="float">
            <text:p>6.217546</text:p>
          </table:table-cell>
          <table:table-cell office:value-type="float" office:value="6.60349605" calcext:value-type="float">
            <text:p>6.6034960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42574" calcext:value-type="float">
            <text:p>6.642574</text:p>
          </table:table-cell>
          <table:table-cell office:value-type="float" office:value="6.61599155" calcext:value-type="float">
            <text:p>6.6159915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298793" calcext:value-type="float">
            <text:p>6.298793</text:p>
          </table:table-cell>
          <table:table-cell office:value-type="float" office:value="6.620687425" calcext:value-type="float">
            <text:p>6.6206874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131052" calcext:value-type="float">
            <text:p>6.131052</text:p>
          </table:table-cell>
          <table:table-cell office:value-type="float" office:value="6.6357034" calcext:value-type="float">
            <text:p>6.635703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211929" calcext:value-type="float">
            <text:p>6.211929</text:p>
          </table:table-cell>
          <table:table-cell office:value-type="float" office:value="6.65494275" calcext:value-type="float">
            <text:p>6.654942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137118" calcext:value-type="float">
            <text:p>6.137118</text:p>
          </table:table-cell>
          <table:table-cell office:value-type="float" office:value="6.672845175" calcext:value-type="float">
            <text:p>6.6728451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963731" calcext:value-type="float">
            <text:p>5.963731</text:p>
          </table:table-cell>
          <table:table-cell office:value-type="float" office:value="6.69514665" calcext:value-type="float">
            <text:p>6.6951466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051194" calcext:value-type="float">
            <text:p>6.051194</text:p>
          </table:table-cell>
          <table:table-cell office:value-type="float" office:value="6.72256325" calcext:value-type="float">
            <text:p>6.7225632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08396" calcext:value-type="float">
            <text:p>6.408396</text:p>
          </table:table-cell>
          <table:table-cell office:value-type="float" office:value="6.7437332" calcext:value-type="float">
            <text:p>6.7437332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04648" calcext:value-type="float">
            <text:p>6.804648</text:p>
          </table:table-cell>
          <table:table-cell office:value-type="float" office:value="6.75036765" calcext:value-type="float">
            <text:p>6.7503676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096951" calcext:value-type="float">
            <text:p>7.096951</text:p>
          </table:table-cell>
          <table:table-cell office:value-type="float" office:value="6.745643275" calcext:value-type="float">
            <text:p>6.74564327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117632" calcext:value-type="float">
            <text:p>7.117632</text:p>
          </table:table-cell>
          <table:table-cell office:value-type="float" office:value="6.736180725" calcext:value-type="float">
            <text:p>6.7361807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01935" calcext:value-type="float">
            <text:p>6.801935</text:p>
          </table:table-cell>
          <table:table-cell office:value-type="float" office:value="6.728394475" calcext:value-type="float">
            <text:p>6.7283944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3614" calcext:value-type="float">
            <text:p>6.43614</text:p>
          </table:table-cell>
          <table:table-cell office:value-type="float" office:value="6.728790375" calcext:value-type="float">
            <text:p>6.7287903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64797" calcext:value-type="float">
            <text:p>6.364797</text:p>
          </table:table-cell>
          <table:table-cell office:value-type="float" office:value="6.738479125" calcext:value-type="float">
            <text:p>6.7384791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46621" calcext:value-type="float">
            <text:p>6.546621</text:p>
          </table:table-cell>
          <table:table-cell office:value-type="float" office:value="6.750767725" calcext:value-type="float">
            <text:p>6.75076772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22964" calcext:value-type="float">
            <text:p>6.722964</text:p>
          </table:table-cell>
          <table:table-cell office:value-type="float" office:value="6.758687375" calcext:value-type="float">
            <text:p>6.75868737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33011" calcext:value-type="float">
            <text:p>6.733011</text:p>
          </table:table-cell>
          <table:table-cell office:value-type="float" office:value="6.7609867" calcext:value-type="float">
            <text:p>6.760986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73661" calcext:value-type="float">
            <text:p>6.573661</text:p>
          </table:table-cell>
          <table:table-cell office:value-type="float" office:value="6.761755075" calcext:value-type="float">
            <text:p>6.7617550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84804" calcext:value-type="float">
            <text:p>6.384804</text:p>
          </table:table-cell>
          <table:table-cell office:value-type="float" office:value="6.766760375" calcext:value-type="float">
            <text:p>6.7667603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353459" calcext:value-type="float">
            <text:p>6.353459</text:p>
          </table:table-cell>
          <table:table-cell office:value-type="float" office:value="6.777704425" calcext:value-type="float">
            <text:p>6.77770442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09999" calcext:value-type="float">
            <text:p>6.509999</text:p>
          </table:table-cell>
          <table:table-cell office:value-type="float" office:value="6.7892352" calcext:value-type="float">
            <text:p>6.789235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90547" calcext:value-type="float">
            <text:p>6.690547</text:p>
          </table:table-cell>
          <table:table-cell office:value-type="float" office:value="6.7938855" calcext:value-type="float">
            <text:p>6.793885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5329" calcext:value-type="float">
            <text:p>6.75329</text:p>
          </table:table-cell>
          <table:table-cell office:value-type="float" office:value="6.7899939" calcext:value-type="float">
            <text:p>6.7899939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87319" calcext:value-type="float">
            <text:p>6.687319</text:p>
          </table:table-cell>
          <table:table-cell office:value-type="float" office:value="6.78299255" calcext:value-type="float">
            <text:p>6.7829925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55642" calcext:value-type="float">
            <text:p>6.555642</text:p>
          </table:table-cell>
          <table:table-cell office:value-type="float" office:value="6.7796612" calcext:value-type="float">
            <text:p>6.779661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75089" calcext:value-type="float">
            <text:p>6.475089</text:p>
          </table:table-cell>
          <table:table-cell office:value-type="float" office:value="6.782134225" calcext:value-type="float">
            <text:p>6.7821342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60131" calcext:value-type="float">
            <text:p>6.560131</text:p>
          </table:table-cell>
          <table:table-cell office:value-type="float" office:value="6.7870352" calcext:value-type="float">
            <text:p>6.787035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74179" calcext:value-type="float">
            <text:p>6.774179</text:p>
          </table:table-cell>
          <table:table-cell office:value-type="float" office:value="6.789530825" calcext:value-type="float">
            <text:p>6.78953082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946405" calcext:value-type="float">
            <text:p>6.946405</text:p>
          </table:table-cell>
          <table:table-cell office:value-type="float" office:value="6.78758385" calcext:value-type="float">
            <text:p>6.7875838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96442" calcext:value-type="float">
            <text:p>6.96442</text:p>
          </table:table-cell>
          <table:table-cell office:value-type="float" office:value="6.78108735" calcext:value-type="float">
            <text:p>6.7810873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65463" calcext:value-type="float">
            <text:p>6.865463</text:p>
          </table:table-cell>
          <table:table-cell office:value-type="float" office:value="6.7692827" calcext:value-type="float">
            <text:p>6.76928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59109" calcext:value-type="float">
            <text:p>6.759109</text:p>
          </table:table-cell>
          <table:table-cell office:value-type="float" office:value="6.752741025" calcext:value-type="float">
            <text:p>6.7527410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29527" calcext:value-type="float">
            <text:p>6.729527</text:p>
          </table:table-cell>
          <table:table-cell office:value-type="float" office:value="6.7362235" calcext:value-type="float">
            <text:p>6.736223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06379" calcext:value-type="float">
            <text:p>6.806379</text:p>
          </table:table-cell>
          <table:table-cell office:value-type="float" office:value="6.725439525" calcext:value-type="float">
            <text:p>6.72543952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927976" calcext:value-type="float">
            <text:p>6.927976</text:p>
          </table:table-cell>
          <table:table-cell office:value-type="float" office:value="6.72278195" calcext:value-type="float">
            <text:p>6.7227819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955806" calcext:value-type="float">
            <text:p>6.955806</text:p>
          </table:table-cell>
          <table:table-cell office:value-type="float" office:value="6.7271387" calcext:value-type="float">
            <text:p>6.727138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38476" calcext:value-type="float">
            <text:p>6.838476</text:p>
          </table:table-cell>
          <table:table-cell office:value-type="float" office:value="6.733453575" calcext:value-type="float">
            <text:p>6.7334535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92616" calcext:value-type="float">
            <text:p>6.692616</text:p>
          </table:table-cell>
          <table:table-cell office:value-type="float" office:value="6.734165325" calcext:value-type="float">
            <text:p>6.7341653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48513" calcext:value-type="float">
            <text:p>6.648513</text:p>
          </table:table-cell>
          <table:table-cell office:value-type="float" office:value="6.72533475" calcext:value-type="float">
            <text:p>6.725334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17366" calcext:value-type="float">
            <text:p>6.717366</text:p>
          </table:table-cell>
          <table:table-cell office:value-type="float" office:value="6.70988335" calcext:value-type="float">
            <text:p>6.7098833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30409" calcext:value-type="float">
            <text:p>6.830409</text:p>
          </table:table-cell>
          <table:table-cell office:value-type="float" office:value="6.692422025" calcext:value-type="float">
            <text:p>6.69242202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99432" calcext:value-type="float">
            <text:p>6.899432</text:p>
          </table:table-cell>
          <table:table-cell office:value-type="float" office:value="6.676830925" calcext:value-type="float">
            <text:p>6.67683092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900626" calcext:value-type="float">
            <text:p>6.900626</text:p>
          </table:table-cell>
          <table:table-cell office:value-type="float" office:value="6.668781275" calcext:value-type="float">
            <text:p>6.6687812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928026" calcext:value-type="float">
            <text:p>6.928026</text:p>
          </table:table-cell>
          <table:table-cell office:value-type="float" office:value="6.6710365" calcext:value-type="float">
            <text:p>6.671036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029177" calcext:value-type="float">
            <text:p>7.029177</text:p>
          </table:table-cell>
          <table:table-cell office:value-type="float" office:value="6.67353295" calcext:value-type="float">
            <text:p>6.6735329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060395" calcext:value-type="float">
            <text:p>7.060395</text:p>
          </table:table-cell>
          <table:table-cell office:value-type="float" office:value="6.652459625" calcext:value-type="float">
            <text:p>6.65245962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97992" calcext:value-type="float">
            <text:p>6.897992</text:p>
          </table:table-cell>
          <table:table-cell office:value-type="float" office:value="6.582963275" calcext:value-type="float">
            <text:p>6.58296327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73774" calcext:value-type="float">
            <text:p>6.673774</text:p>
          </table:table-cell>
          <table:table-cell office:value-type="float" office:value="6.475566175" calcext:value-type="float">
            <text:p>6.47556617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15673" calcext:value-type="float">
            <text:p>6.615673</text:p>
          </table:table-cell>
          <table:table-cell office:value-type="float" office:value="6.432508775" calcext:value-type="float">
            <text:p>6.43250877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18449" calcext:value-type="float">
            <text:p>6.718449</text:p>
          </table:table-cell>
          <table:table-cell office:value-type="float" office:value="6.497229375" calcext:value-type="float">
            <text:p>6.49722937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06182" calcext:value-type="float">
            <text:p>6.806182</text:p>
          </table:table-cell>
          <table:table-cell office:value-type="float" office:value="7.05087895" calcext:value-type="float">
            <text:p>7.0508789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17771" calcext:value-type="float">
            <text:p>6.817771</text:p>
          </table:table-cell>
          <table:table-cell office:value-type="float" office:value="6.9016754" calcext:value-type="float">
            <text:p>6.901675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2369" calcext:value-type="float">
            <text:p>6.82369</text:p>
          </table:table-cell>
          <table:table-cell office:value-type="float" office:value="6.885251175" calcext:value-type="float">
            <text:p>6.88525117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56341" calcext:value-type="float">
            <text:p>6.856341</text:p>
          </table:table-cell>
          <table:table-cell office:value-type="float" office:value="6.892394375" calcext:value-type="float">
            <text:p>6.89239437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63407" calcext:value-type="float">
            <text:p>6.863407</text:p>
          </table:table-cell>
          <table:table-cell office:value-type="float" office:value="6.916298675" calcext:value-type="float">
            <text:p>6.9162986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14937" calcext:value-type="float">
            <text:p>6.814937</text:p>
          </table:table-cell>
          <table:table-cell office:value-type="float" office:value="6.94105395" calcext:value-type="float">
            <text:p>6.9410539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63746" calcext:value-type="float">
            <text:p>6.763746</text:p>
          </table:table-cell>
          <table:table-cell office:value-type="float" office:value="6.94767085" calcext:value-type="float">
            <text:p>6.9476708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73873" calcext:value-type="float">
            <text:p>6.773873</text:p>
          </table:table-cell>
          <table:table-cell office:value-type="float" office:value="6.931072875" calcext:value-type="float">
            <text:p>6.93107287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22566" calcext:value-type="float">
            <text:p>6.822566</text:p>
          </table:table-cell>
          <table:table-cell office:value-type="float" office:value="6.90191005" calcext:value-type="float">
            <text:p>6.9019100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1469" calcext:value-type="float">
            <text:p>6.81469</text:p>
          </table:table-cell>
          <table:table-cell office:value-type="float" office:value="6.872575" calcext:value-type="float">
            <text:p>6.87257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96011" calcext:value-type="float">
            <text:p>6.696011</text:p>
          </table:table-cell>
          <table:table-cell office:value-type="float" office:value="6.8514133" calcext:value-type="float">
            <text:p>6.85141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34883" calcext:value-type="float">
            <text:p>6.534883</text:p>
          </table:table-cell>
          <table:table-cell office:value-type="float" office:value="6.844875975" calcext:value-type="float">
            <text:p>6.84487597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473236" calcext:value-type="float">
            <text:p>6.473236</text:p>
          </table:table-cell>
          <table:table-cell office:value-type="float" office:value="6.85364215" calcext:value-type="float">
            <text:p>6.8536421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54065" calcext:value-type="float">
            <text:p>6.554065</text:p>
          </table:table-cell>
          <table:table-cell office:value-type="float" office:value="6.8688892" calcext:value-type="float">
            <text:p>6.868889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54563" calcext:value-type="float">
            <text:p>6.654563</text:p>
          </table:table-cell>
          <table:table-cell office:value-type="float" office:value="6.877555" calcext:value-type="float">
            <text:p>6.87755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71128" calcext:value-type="float">
            <text:p>6.671128</text:p>
          </table:table-cell>
          <table:table-cell office:value-type="float" office:value="6.873577575" calcext:value-type="float">
            <text:p>6.87357757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59956" calcext:value-type="float">
            <text:p>6.659956</text:p>
          </table:table-cell>
          <table:table-cell office:value-type="float" office:value="6.86235935" calcext:value-type="float">
            <text:p>6.8623593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963" calcext:value-type="float">
            <text:p>6.6963</text:p>
          </table:table-cell>
          <table:table-cell office:value-type="float" office:value="6.851825375" calcext:value-type="float">
            <text:p>6.8518253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86545" calcext:value-type="float">
            <text:p>6.686545</text:p>
          </table:table-cell>
          <table:table-cell office:value-type="float" office:value="6.843825275" calcext:value-type="float">
            <text:p>6.8438252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92234" calcext:value-type="float">
            <text:p>6.492234</text:p>
          </table:table-cell>
          <table:table-cell office:value-type="float" office:value="6.83894615" calcext:value-type="float">
            <text:p>6.8389461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203796" calcext:value-type="float">
            <text:p>6.203796</text:p>
          </table:table-cell>
          <table:table-cell office:value-type="float" office:value="6.841100725" calcext:value-type="float">
            <text:p>6.84110072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098408" calcext:value-type="float">
            <text:p>6.098408</text:p>
          </table:table-cell>
          <table:table-cell office:value-type="float" office:value="6.851937825" calcext:value-type="float">
            <text:p>6.85193782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298168" calcext:value-type="float">
            <text:p>6.298168</text:p>
          </table:table-cell>
          <table:table-cell office:value-type="float" office:value="6.86660455" calcext:value-type="float">
            <text:p>6.8666045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00076" calcext:value-type="float">
            <text:p>6.700076</text:p>
          </table:table-cell>
          <table:table-cell office:value-type="float" office:value="6.878201625" calcext:value-type="float">
            <text:p>6.8782016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102246" calcext:value-type="float">
            <text:p>7.102246</text:p>
          </table:table-cell>
          <table:table-cell office:value-type="float" office:value="6.8813943" calcext:value-type="float">
            <text:p>6.881394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208401" calcext:value-type="float">
            <text:p>7.208401</text:p>
          </table:table-cell>
          <table:table-cell office:value-type="float" office:value="6.87370535" calcext:value-type="float">
            <text:p>6.8737053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66946" calcext:value-type="float">
            <text:p>6.866946</text:p>
          </table:table-cell>
          <table:table-cell office:value-type="float" office:value="6.8602634" calcext:value-type="float">
            <text:p>6.860263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339393" calcext:value-type="float">
            <text:p>6.339393</text:p>
          </table:table-cell>
          <table:table-cell office:value-type="float" office:value="6.85306565" calcext:value-type="float">
            <text:p>6.8530656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030457" calcext:value-type="float">
            <text:p>6.030457</text:p>
          </table:table-cell>
          <table:table-cell office:value-type="float" office:value="6.859988125" calcext:value-type="float">
            <text:p>6.85998812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018913" calcext:value-type="float">
            <text:p>6.018913</text:p>
          </table:table-cell>
          <table:table-cell office:value-type="float" office:value="6.8778776" calcext:value-type="float">
            <text:p>6.8778776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06765" calcext:value-type="float">
            <text:p>6.206765</text:p>
          </table:table-cell>
          <table:table-cell office:value-type="float" office:value="6.8991147" calcext:value-type="float">
            <text:p>6.899114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77446" calcext:value-type="float">
            <text:p>6.577446</text:p>
          </table:table-cell>
          <table:table-cell office:value-type="float" office:value="6.9163037" calcext:value-type="float">
            <text:p>6.916303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990835" calcext:value-type="float">
            <text:p>6.990835</text:p>
          </table:table-cell>
          <table:table-cell office:value-type="float" office:value="6.9212228" calcext:value-type="float">
            <text:p>6.921222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027884" calcext:value-type="float">
            <text:p>7.027884</text:p>
          </table:table-cell>
          <table:table-cell office:value-type="float" office:value="6.911227025" calcext:value-type="float">
            <text:p>6.91122702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186244" calcext:value-type="float">
            <text:p>6.186244</text:p>
          </table:table-cell>
          <table:table-cell office:value-type="float" office:value="6.899197875" calcext:value-type="float">
            <text:p>6.89919787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280541" calcext:value-type="float">
            <text:p>4.280541</text:p>
          </table:table-cell>
          <table:table-cell office:value-type="float" office:value="6.9123214" calcext:value-type="float">
            <text:p>6.912321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602108" calcext:value-type="float">
            <text:p>2.602108</text:p>
          </table:table-cell>
          <table:table-cell office:value-type="float" office:value="6.97837825" calcext:value-type="float">
            <text:p>6.9783782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951478" calcext:value-type="float">
            <text:p>4.951478</text:p>
          </table:table-cell>
          <table:table-cell office:value-type="float" office:value="7.08883365" calcext:value-type="float">
            <text:p>7.0888336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204497" calcext:value-type="float">
            <text:p>9.204497</text:p>
          </table:table-cell>
          <table:table-cell office:value-type="float" office:value="7.139631" calcext:value-type="float">
            <text:p>7.13963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.864432" calcext:value-type="float">
            <text:p>28.864432</text:p>
          </table:table-cell>
          <table:table-cell office:value-type="float" office:value="7.08085935" calcext:value-type="float">
            <text:p>7.0808593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83804" calcext:value-type="float">
            <text:p>0.83804</text:p>
          </table:table-cell>
          <table:table-cell office:value-type="float" office:value="6.526551775" calcext:value-type="float">
            <text:p>6.5265517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160802" calcext:value-type="float">
            <text:p>6.160802</text:p>
          </table:table-cell>
          <table:table-cell office:value-type="float" office:value="6.671472225" calcext:value-type="float">
            <text:p>6.67147222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109418" calcext:value-type="float">
            <text:p>7.109418</text:p>
          </table:table-cell>
          <table:table-cell office:value-type="float" office:value="6.68690065" calcext:value-type="float">
            <text:p>6.6869006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812513" calcext:value-type="float">
            <text:p>7.812513</text:p>
          </table:table-cell>
          <table:table-cell office:value-type="float" office:value="6.683482425" calcext:value-type="float">
            <text:p>6.68348242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853618" calcext:value-type="float">
            <text:p>7.853618</text:p>
          </table:table-cell>
          <table:table-cell office:value-type="float" office:value="6.6629586" calcext:value-type="float">
            <text:p>6.6629586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079613" calcext:value-type="float">
            <text:p>7.079613</text:p>
          </table:table-cell>
          <table:table-cell office:value-type="float" office:value="6.638115575" calcext:value-type="float">
            <text:p>6.63811557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099827" calcext:value-type="float">
            <text:p>6.099827</text:p>
          </table:table-cell>
          <table:table-cell office:value-type="float" office:value="6.6314523" calcext:value-type="float">
            <text:p>6.631452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60736" calcext:value-type="float">
            <text:p>5.60736</text:p>
          </table:table-cell>
          <table:table-cell office:value-type="float" office:value="6.6518551" calcext:value-type="float">
            <text:p>6.651855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649164" calcext:value-type="float">
            <text:p>5.649164</text:p>
          </table:table-cell>
          <table:table-cell office:value-type="float" office:value="6.686329" calcext:value-type="float">
            <text:p>6.68632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968222" calcext:value-type="float">
            <text:p>5.968222</text:p>
          </table:table-cell>
          <table:table-cell office:value-type="float" office:value="6.7184493" calcext:value-type="float">
            <text:p>6.718449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34518" calcext:value-type="float">
            <text:p>6.434518</text:p>
          </table:table-cell>
          <table:table-cell office:value-type="float" office:value="6.74084155" calcext:value-type="float">
            <text:p>6.7408415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8553" calcext:value-type="float">
            <text:p>6.88553</text:p>
          </table:table-cell>
          <table:table-cell office:value-type="float" office:value="6.75098765" calcext:value-type="float">
            <text:p>6.7509876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083118" calcext:value-type="float">
            <text:p>7.083118</text:p>
          </table:table-cell>
          <table:table-cell office:value-type="float" office:value="6.749037175" calcext:value-type="float">
            <text:p>6.74903717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900697" calcext:value-type="float">
            <text:p>6.900697</text:p>
          </table:table-cell>
          <table:table-cell office:value-type="float" office:value="6.741132025" calcext:value-type="float">
            <text:p>6.7411320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495466" calcext:value-type="float">
            <text:p>6.495466</text:p>
          </table:table-cell>
          <table:table-cell office:value-type="float" office:value="6.738067925" calcext:value-type="float">
            <text:p>6.7380679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222399" calcext:value-type="float">
            <text:p>6.222399</text:p>
          </table:table-cell>
          <table:table-cell office:value-type="float" office:value="6.745650175" calcext:value-type="float">
            <text:p>6.74565017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238597" calcext:value-type="float">
            <text:p>6.238597</text:p>
          </table:table-cell>
          <table:table-cell office:value-type="float" office:value="6.759004275" calcext:value-type="float">
            <text:p>6.75900427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76296" calcext:value-type="float">
            <text:p>6.376296</text:p>
          </table:table-cell>
          <table:table-cell office:value-type="float" office:value="6.770987075" calcext:value-type="float">
            <text:p>6.7709870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49138" calcext:value-type="float">
            <text:p>6.49138</text:p>
          </table:table-cell>
          <table:table-cell office:value-type="float" office:value="6.781318025" calcext:value-type="float">
            <text:p>6.78131802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78417" calcext:value-type="float">
            <text:p>6.578417</text:p>
          </table:table-cell>
          <table:table-cell office:value-type="float" office:value="6.7921051" calcext:value-type="float">
            <text:p>6.7921051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3728" calcext:value-type="float">
            <text:p>6.63728</text:p>
          </table:table-cell>
          <table:table-cell office:value-type="float" office:value="6.802209125" calcext:value-type="float">
            <text:p>6.80220912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5077" calcext:value-type="float">
            <text:p>6.685077</text:p>
          </table:table-cell>
          <table:table-cell office:value-type="float" office:value="6.809372375" calcext:value-type="float">
            <text:p>6.8093723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62051" calcext:value-type="float">
            <text:p>6.762051</text:p>
          </table:table-cell>
          <table:table-cell office:value-type="float" office:value="6.81209325" calcext:value-type="float">
            <text:p>6.8120932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27783" calcext:value-type="float">
            <text:p>6.827783</text:p>
          </table:table-cell>
          <table:table-cell office:value-type="float" office:value="6.8090697" calcext:value-type="float">
            <text:p>6.809069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94688" calcext:value-type="float">
            <text:p>6.794688</text:p>
          </table:table-cell>
          <table:table-cell office:value-type="float" office:value="6.8010427" calcext:value-type="float">
            <text:p>6.801042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70723" calcext:value-type="float">
            <text:p>6.670723</text:p>
          </table:table-cell>
          <table:table-cell office:value-type="float" office:value="6.79232965" calcext:value-type="float">
            <text:p>6.7923296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79036" calcext:value-type="float">
            <text:p>6.579036</text:p>
          </table:table-cell>
          <table:table-cell office:value-type="float" office:value="6.787505125" calcext:value-type="float">
            <text:p>6.78750512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616292" calcext:value-type="float">
            <text:p>6.616292</text:p>
          </table:table-cell>
          <table:table-cell office:value-type="float" office:value="6.787384175" calcext:value-type="float">
            <text:p>6.7873841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46036" calcext:value-type="float">
            <text:p>6.746036</text:p>
          </table:table-cell>
          <table:table-cell office:value-type="float" office:value="6.789802375" calcext:value-type="float">
            <text:p>6.78980237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68397" calcext:value-type="float">
            <text:p>6.868397</text:p>
          </table:table-cell>
          <table:table-cell office:value-type="float" office:value="6.792367" calcext:value-type="float">
            <text:p>6.792367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94325" calcext:value-type="float">
            <text:p>6.894325</text:p>
          </table:table-cell>
          <table:table-cell office:value-type="float" office:value="6.792778475" calcext:value-type="float">
            <text:p>6.79277847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7421" calcext:value-type="float">
            <text:p>6.77421</text:p>
          </table:table-cell>
          <table:table-cell office:value-type="float" office:value="6.78933105" calcext:value-type="float">
            <text:p>6.7893310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91004" calcext:value-type="float">
            <text:p>6.591004</text:p>
          </table:table-cell>
          <table:table-cell office:value-type="float" office:value="6.7833534" calcext:value-type="float">
            <text:p>6.783353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46718" calcext:value-type="float">
            <text:p>6.546718</text:p>
          </table:table-cell>
          <table:table-cell office:value-type="float" office:value="6.77886575" calcext:value-type="float">
            <text:p>6.778865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11185" calcext:value-type="float">
            <text:p>6.711185</text:p>
          </table:table-cell>
          <table:table-cell office:value-type="float" office:value="6.7769354" calcext:value-type="float">
            <text:p>6.776935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922815" calcext:value-type="float">
            <text:p>6.922815</text:p>
          </table:table-cell>
          <table:table-cell office:value-type="float" office:value="6.772853575" calcext:value-type="float">
            <text:p>6.7728535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020324" calcext:value-type="float">
            <text:p>7.020324</text:p>
          </table:table-cell>
          <table:table-cell office:value-type="float" office:value="6.76235175" calcext:value-type="float">
            <text:p>6.7623517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983372" calcext:value-type="float">
            <text:p>6.983372</text:p>
          </table:table-cell>
          <table:table-cell office:value-type="float" office:value="6.7482782" calcext:value-type="float">
            <text:p>6.7482782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53631" calcext:value-type="float">
            <text:p>6.853631</text:p>
          </table:table-cell>
          <table:table-cell office:value-type="float" office:value="6.73919655" calcext:value-type="float">
            <text:p>6.7391965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92129" calcext:value-type="float">
            <text:p>6.692129</text:p>
          </table:table-cell>
          <table:table-cell office:value-type="float" office:value="6.74089405" calcext:value-type="float">
            <text:p>6.7408940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34858" calcext:value-type="float">
            <text:p>6.634858</text:p>
          </table:table-cell>
          <table:table-cell office:value-type="float" office:value="6.7497018" calcext:value-type="float">
            <text:p>6.749701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77939" calcext:value-type="float">
            <text:p>6.777939</text:p>
          </table:table-cell>
          <table:table-cell office:value-type="float" office:value="6.753323075" calcext:value-type="float">
            <text:p>6.7533230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72689" calcext:value-type="float">
            <text:p>6.972689</text:p>
          </table:table-cell>
          <table:table-cell office:value-type="float" office:value="6.73993585" calcext:value-type="float">
            <text:p>6.7399358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9156" calcext:value-type="float">
            <text:p>6.99156</text:p>
          </table:table-cell>
          <table:table-cell office:value-type="float" office:value="6.709558975" calcext:value-type="float">
            <text:p>6.7095589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59897" calcext:value-type="float">
            <text:p>6.859897</text:p>
          </table:table-cell>
          <table:table-cell office:value-type="float" office:value="6.6743454" calcext:value-type="float">
            <text:p>6.6743454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13082" calcext:value-type="float">
            <text:p>6.813082</text:p>
          </table:table-cell>
          <table:table-cell office:value-type="float" office:value="6.649929775" calcext:value-type="float">
            <text:p>6.64992977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15939" calcext:value-type="float">
            <text:p>6.915939</text:p>
          </table:table-cell>
          <table:table-cell office:value-type="float" office:value="6.646356625" calcext:value-type="float">
            <text:p>6.6463566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86316" calcext:value-type="float">
            <text:p>6.986316</text:p>
          </table:table-cell>
          <table:table-cell office:value-type="float" office:value="6.661409525" calcext:value-type="float">
            <text:p>6.6614095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33976" calcext:value-type="float">
            <text:p>6.933976</text:p>
          </table:table-cell>
          <table:table-cell office:value-type="float" office:value="6.681098225" calcext:value-type="float">
            <text:p>6.6810982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63912" calcext:value-type="float">
            <text:p>6.863912</text:p>
          </table:table-cell>
          <table:table-cell office:value-type="float" office:value="6.682048675" calcext:value-type="float">
            <text:p>6.6820486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40362" calcext:value-type="float">
            <text:p>6.840362</text:p>
          </table:table-cell>
          <table:table-cell office:value-type="float" office:value="6.637578825" calcext:value-type="float">
            <text:p>6.63757882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07511" calcext:value-type="float">
            <text:p>6.807511</text:p>
          </table:table-cell>
          <table:table-cell office:value-type="float" office:value="6.540832125" calcext:value-type="float">
            <text:p>6.5408321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66912" calcext:value-type="float">
            <text:p>6.766912</text:p>
          </table:table-cell>
          <table:table-cell office:value-type="float" office:value="6.437104275" calcext:value-type="float">
            <text:p>6.43710427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78133" calcext:value-type="float">
            <text:p>6.778133</text:p>
          </table:table-cell>
          <table:table-cell office:value-type="float" office:value="6.3343914" calcext:value-type="float">
            <text:p>6.3343914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98756" calcext:value-type="float">
            <text:p>6.798756</text:p>
          </table:table-cell>
          <table:table-cell office:value-type="float" office:value="6.37455065" calcext:value-type="float">
            <text:p>6.3745506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6.3906194" calcext:value-type="float">
            <text:p>6.3906194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17909" calcext:value-type="float">
            <text:p>6.717909</text:p>
          </table:table-cell>
          <table:table-cell office:value-type="float" office:value="6.38132285" calcext:value-type="float">
            <text:p>6.3813228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89534" calcext:value-type="float">
            <text:p>6.789534</text:p>
          </table:table-cell>
          <table:table-cell office:value-type="float" office:value="6.35187055" calcext:value-type="float">
            <text:p>6.3518705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922863" calcext:value-type="float">
            <text:p>6.922863</text:p>
          </table:table-cell>
          <table:table-cell office:value-type="float" office:value="6.31669665" calcext:value-type="float">
            <text:p>6.3166966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82578" calcext:value-type="float">
            <text:p>6.982578</text:p>
          </table:table-cell>
          <table:table-cell office:value-type="float" office:value="6.290291025" calcext:value-type="float">
            <text:p>6.29029102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2381" calcext:value-type="float">
            <text:p>6.92381</text:p>
          </table:table-cell>
          <table:table-cell office:value-type="float" office:value="6.2751408" calcext:value-type="float">
            <text:p>6.2751408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93912" calcext:value-type="float">
            <text:p>6.793912</text:p>
          </table:table-cell>
          <table:table-cell office:value-type="float" office:value="6.2637429" calcext:value-type="float">
            <text:p>6.263742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41109" calcext:value-type="float">
            <text:p>6.641109</text:p>
          </table:table-cell>
          <table:table-cell office:value-type="float" office:value="6.2473352" calcext:value-type="float">
            <text:p>6.247335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06703" calcext:value-type="float">
            <text:p>6.506703</text:p>
          </table:table-cell>
          <table:table-cell office:value-type="float" office:value="6.223779725" calcext:value-type="float">
            <text:p>6.22377972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446166" calcext:value-type="float">
            <text:p>6.446166</text:p>
          </table:table-cell>
          <table:table-cell office:value-type="float" office:value="6.204236325" calcext:value-type="float">
            <text:p>6.20423632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477742" calcext:value-type="float">
            <text:p>6.477742</text:p>
          </table:table-cell>
          <table:table-cell office:value-type="float" office:value="6.2061128" calcext:value-type="float">
            <text:p>6.206112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74198" calcext:value-type="float">
            <text:p>6.574198</text:p>
          </table:table-cell>
          <table:table-cell office:value-type="float" office:value="6.2307062" calcext:value-type="float">
            <text:p>6.2307062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1302" calcext:value-type="float">
            <text:p>6.71302</text:p>
          </table:table-cell>
          <table:table-cell office:value-type="float" office:value="6.25951075" calcext:value-type="float">
            <text:p>6.2595107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48621" calcext:value-type="float">
            <text:p>6.848621</text:p>
          </table:table-cell>
          <table:table-cell office:value-type="float" office:value="6.271286475" calcext:value-type="float">
            <text:p>6.27128647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84856" calcext:value-type="float">
            <text:p>6.884856</text:p>
          </table:table-cell>
          <table:table-cell office:value-type="float" office:value="6.26175745" calcext:value-type="float">
            <text:p>6.2617574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56428" calcext:value-type="float">
            <text:p>6.756428</text:p>
          </table:table-cell>
          <table:table-cell office:value-type="float" office:value="6.24469325" calcext:value-type="float">
            <text:p>6.2446932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35104" calcext:value-type="float">
            <text:p>6.535104</text:p>
          </table:table-cell>
          <table:table-cell office:value-type="float" office:value="6.231188425" calcext:value-type="float">
            <text:p>6.23118842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11498" calcext:value-type="float">
            <text:p>6.411498</text:p>
          </table:table-cell>
          <table:table-cell office:value-type="float" office:value="6.221992225" calcext:value-type="float">
            <text:p>6.22199222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469504" calcext:value-type="float">
            <text:p>6.469504</text:p>
          </table:table-cell>
          <table:table-cell office:value-type="float" office:value="6.21626175" calcext:value-type="float">
            <text:p>6.2162617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47912" calcext:value-type="float">
            <text:p>6.547912</text:p>
          </table:table-cell>
          <table:table-cell office:value-type="float" office:value="6.21518375" calcext:value-type="float">
            <text:p>6.2151837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02742" calcext:value-type="float">
            <text:p>6.502742</text:p>
          </table:table-cell>
          <table:table-cell office:value-type="float" office:value="6.219403125" calcext:value-type="float">
            <text:p>6.21940312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457382" calcext:value-type="float">
            <text:p>6.457382</text:p>
          </table:table-cell>
          <table:table-cell office:value-type="float" office:value="6.227417825" calcext:value-type="float">
            <text:p>6.22741782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20106" calcext:value-type="float">
            <text:p>6.620106</text:p>
          </table:table-cell>
          <table:table-cell office:value-type="float" office:value="6.2348902" calcext:value-type="float">
            <text:p>6.2348902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921531" calcext:value-type="float">
            <text:p>6.921531</text:p>
          </table:table-cell>
          <table:table-cell office:value-type="float" office:value="6.2363253" calcext:value-type="float">
            <text:p>6.236325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044439" calcext:value-type="float">
            <text:p>7.044439</text:p>
          </table:table-cell>
          <table:table-cell office:value-type="float" office:value="6.22985025" calcext:value-type="float">
            <text:p>6.2298502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79709" calcext:value-type="float">
            <text:p>6.779709</text:p>
          </table:table-cell>
          <table:table-cell office:value-type="float" office:value="6.2198321" calcext:value-type="float">
            <text:p>6.219832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24245" calcext:value-type="float">
            <text:p>6.24245</text:p>
          </table:table-cell>
          <table:table-cell office:value-type="float" office:value="6.21492605" calcext:value-type="float">
            <text:p>6.2149260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757614" calcext:value-type="float">
            <text:p>5.757614</text:p>
          </table:table-cell>
          <table:table-cell office:value-type="float" office:value="6.223169" calcext:value-type="float">
            <text:p>6.22316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583017" calcext:value-type="float">
            <text:p>5.583017</text:p>
          </table:table-cell>
          <table:table-cell office:value-type="float" office:value="6.24658075" calcext:value-type="float">
            <text:p>6.2465807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883272" calcext:value-type="float">
            <text:p>5.883272</text:p>
          </table:table-cell>
          <table:table-cell office:value-type="float" office:value="6.27863315" calcext:value-type="float">
            <text:p>6.2786331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70156" calcext:value-type="float">
            <text:p>6.670156</text:p>
          </table:table-cell>
          <table:table-cell office:value-type="float" office:value="6.304822425" calcext:value-type="float">
            <text:p>6.3048224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518055" calcext:value-type="float">
            <text:p>7.518055</text:p>
          </table:table-cell>
          <table:table-cell office:value-type="float" office:value="6.310016875" calcext:value-type="float">
            <text:p>6.31001687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773864" calcext:value-type="float">
            <text:p>7.773864</text:p>
          </table:table-cell>
          <table:table-cell office:value-type="float" office:value="6.292621225" calcext:value-type="float">
            <text:p>6.29262122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971994" calcext:value-type="float">
            <text:p>6.971994</text:p>
          </table:table-cell>
          <table:table-cell office:value-type="float" office:value="6.268710125" calcext:value-type="float">
            <text:p>6.26871012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085118" calcext:value-type="float">
            <text:p>5.085118</text:p>
          </table:table-cell>
          <table:table-cell office:value-type="float" office:value="6.2646993" calcext:value-type="float">
            <text:p>6.264699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970494" calcext:value-type="float">
            <text:p>2.970494</text:p>
          </table:table-cell>
          <table:table-cell office:value-type="float" office:value="6.307018525" calcext:value-type="float">
            <text:p>6.3070185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658397" calcext:value-type="float">
            <text:p>2.658397</text:p>
          </table:table-cell>
          <table:table-cell office:value-type="float" office:value="6.401591475" calcext:value-type="float">
            <text:p>6.40159147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658397" calcext:value-type="float">
            <text:p>2.658397</text:p>
          </table:table-cell>
          <table:table-cell office:value-type="float" office:value="6.504099075" calcext:value-type="float">
            <text:p>6.50409907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384503" calcext:value-type="float">
            <text:p>8.384503</text:p>
          </table:table-cell>
          <table:table-cell office:value-type="float" office:value="6.6065907" calcext:value-type="float">
            <text:p>6.606590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441506" calcext:value-type="float">
            <text:p>7.441506</text:p>
          </table:table-cell>
          <table:table-cell office:value-type="float" office:value="6.565202175" calcext:value-type="float">
            <text:p>6.56520217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384701" calcext:value-type="float">
            <text:p>6.384701</text:p>
          </table:table-cell>
          <table:table-cell office:value-type="float" office:value="6.547623275" calcext:value-type="float">
            <text:p>6.54762327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539817" calcext:value-type="float">
            <text:p>5.539817</text:p>
          </table:table-cell>
          <table:table-cell office:value-type="float" office:value="6.55899585" calcext:value-type="float">
            <text:p>6.5589958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382578" calcext:value-type="float">
            <text:p>5.382578</text:p>
          </table:table-cell>
          <table:table-cell office:value-type="float" office:value="6.5938297" calcext:value-type="float">
            <text:p>6.593829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866638" calcext:value-type="float">
            <text:p>5.866638</text:p>
          </table:table-cell>
          <table:table-cell office:value-type="float" office:value="6.632138625" calcext:value-type="float">
            <text:p>6.63213862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376569" calcext:value-type="float">
            <text:p>6.376569</text:p>
          </table:table-cell>
          <table:table-cell office:value-type="float" office:value="6.656893725" calcext:value-type="float">
            <text:p>6.65689372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467894" calcext:value-type="float">
            <text:p>6.467894</text:p>
          </table:table-cell>
          <table:table-cell office:value-type="float" office:value="6.66945515" calcext:value-type="float">
            <text:p>6.6694551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137604" calcext:value-type="float">
            <text:p>6.137604</text:p>
          </table:table-cell>
          <table:table-cell office:value-type="float" office:value="6.681779225" calcext:value-type="float">
            <text:p>6.6817792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69889" calcext:value-type="float">
            <text:p>5.69889</text:p>
          </table:table-cell>
          <table:table-cell office:value-type="float" office:value="6.6957324359" calcext:value-type="float">
            <text:p>6.695732435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724967" calcext:value-type="float">
            <text:p>5.724967</text:p>
          </table:table-cell>
          <table:table-cell office:value-type="float" office:value="6.7219651316" calcext:value-type="float">
            <text:p>6.721965131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21225" calcext:value-type="float">
            <text:p>6.521225</text:p>
          </table:table-cell>
          <table:table-cell office:value-type="float" office:value="6.748911027" calcext:value-type="float">
            <text:p>6.74891102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461478" calcext:value-type="float">
            <text:p>7.461478</text:p>
          </table:table-cell>
          <table:table-cell office:value-type="float" office:value="6.7552356389" calcext:value-type="float">
            <text:p>6.75523563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72638" calcext:value-type="float">
            <text:p>7.72638</text:p>
          </table:table-cell>
          <table:table-cell office:value-type="float" office:value="6.7350572857" calcext:value-type="float">
            <text:p>6.7350572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184049" calcext:value-type="float">
            <text:p>7.184049</text:p>
          </table:table-cell>
          <table:table-cell office:value-type="float" office:value="6.7059007353" calcext:value-type="float">
            <text:p>6.705900735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6746" calcext:value-type="float">
            <text:p>6.46746</text:p>
          </table:table-cell>
          <table:table-cell office:value-type="float" office:value="6.6914113939" calcext:value-type="float">
            <text:p>6.691411393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202288" calcext:value-type="float">
            <text:p>6.202288</text:p>
          </table:table-cell>
          <table:table-cell office:value-type="float" office:value="6.698409875" calcext:value-type="float">
            <text:p>6.6984098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216235" calcext:value-type="float">
            <text:p>6.216235</text:p>
          </table:table-cell>
          <table:table-cell office:value-type="float" office:value="6.7144138065" calcext:value-type="float">
            <text:p>6.71441380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167256" calcext:value-type="float">
            <text:p>6.167256</text:p>
          </table:table-cell>
          <table:table-cell office:value-type="float" office:value="6.7310197667" calcext:value-type="float">
            <text:p>6.7310197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182279" calcext:value-type="float">
            <text:p>6.182279</text:p>
          </table:table-cell>
          <table:table-cell office:value-type="float" office:value="6.7504598966" calcext:value-type="float">
            <text:p>6.750459896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426384" calcext:value-type="float">
            <text:p>6.426384</text:p>
          </table:table-cell>
          <table:table-cell office:value-type="float" office:value="6.7707520714" calcext:value-type="float">
            <text:p>6.77075207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16687" calcext:value-type="float">
            <text:p>6.716687</text:p>
          </table:table-cell>
          <table:table-cell office:value-type="float" office:value="6.7835064444" calcext:value-type="float">
            <text:p>6.7835064444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2333" calcext:value-type="float">
            <text:p>6.82333</text:p>
          </table:table-cell>
          <table:table-cell office:value-type="float" office:value="6.7860764231" calcext:value-type="float">
            <text:p>6.7860764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56277" calcext:value-type="float">
            <text:p>6.756277</text:p>
          </table:table-cell>
          <table:table-cell office:value-type="float" office:value="6.78458628" calcext:value-type="float">
            <text:p>6.7845862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7751" calcext:value-type="float">
            <text:p>6.67751</text:p>
          </table:table-cell>
          <table:table-cell office:value-type="float" office:value="6.7857658333" calcext:value-type="float">
            <text:p>6.78576583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62529" calcext:value-type="float">
            <text:p>6.662529</text:p>
          </table:table-cell>
          <table:table-cell office:value-type="float" office:value="6.7904726087" calcext:value-type="float">
            <text:p>6.790472608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43713" calcext:value-type="float">
            <text:p>6.643713</text:p>
          </table:table-cell>
          <table:table-cell office:value-type="float" office:value="6.7962882273" calcext:value-type="float">
            <text:p>6.7962882273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83467" calcext:value-type="float">
            <text:p>6.583467</text:p>
          </table:table-cell>
          <table:table-cell office:value-type="float" office:value="6.8035537143" calcext:value-type="float">
            <text:p>6.803553714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72168" calcext:value-type="float">
            <text:p>6.572168</text:p>
          </table:table-cell>
          <table:table-cell office:value-type="float" office:value="6.81455805" calcext:value-type="float">
            <text:p>6.8145580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94084" calcext:value-type="float">
            <text:p>6.694084</text:p>
          </table:table-cell>
          <table:table-cell office:value-type="float" office:value="6.8273154211" calcext:value-type="float">
            <text:p>6.827315421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65113" calcext:value-type="float">
            <text:p>6.865113</text:p>
          </table:table-cell>
          <table:table-cell office:value-type="float" office:value="6.8347171667" calcext:value-type="float">
            <text:p>6.834717166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930843" calcext:value-type="float">
            <text:p>6.930843</text:p>
          </table:table-cell>
          <table:table-cell office:value-type="float" office:value="6.8329291765" calcext:value-type="float">
            <text:p>6.832929176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77934" calcext:value-type="float">
            <text:p>6.877934</text:p>
          </table:table-cell>
          <table:table-cell office:value-type="float" office:value="6.8268095625" calcext:value-type="float">
            <text:p>6.8268095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22229" calcext:value-type="float">
            <text:p>6.822229</text:p>
          </table:table-cell>
          <table:table-cell office:value-type="float" office:value="6.8234012667" calcext:value-type="float">
            <text:p>6.8234012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1742" calcext:value-type="float">
            <text:p>6.81742</text:p>
          </table:table-cell>
          <table:table-cell office:value-type="float" office:value="6.823485" calcext:value-type="float">
            <text:p>6.82348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11561" calcext:value-type="float">
            <text:p>6.811561</text:p>
          </table:table-cell>
          <table:table-cell office:value-type="float" office:value="6.8239515385" calcext:value-type="float">
            <text:p>6.823951538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77887" calcext:value-type="float">
            <text:p>6.777887</text:p>
          </table:table-cell>
          <table:table-cell office:value-type="float" office:value="6.8249840833" calcext:value-type="float">
            <text:p>6.82498408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53412" calcext:value-type="float">
            <text:p>6.753412</text:p>
          </table:table-cell>
          <table:table-cell office:value-type="float" office:value="6.8292656364" calcext:value-type="float">
            <text:p>6.829265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58701" calcext:value-type="float">
            <text:p>6.758701</text:p>
          </table:table-cell>
          <table:table-cell office:value-type="float" office:value="6.836851" calcext:value-type="float">
            <text:p>6.83685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58062" calcext:value-type="float">
            <text:p>6.758062</text:p>
          </table:table-cell>
          <table:table-cell office:value-type="float" office:value="6.8455343333" calcext:value-type="float">
            <text:p>6.845534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28962" calcext:value-type="float">
            <text:p>6.728962</text:p>
          </table:table-cell>
          <table:table-cell office:value-type="float" office:value="6.856468375" calcext:value-type="float">
            <text:p>6.856468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3835" calcext:value-type="float">
            <text:p>6.73835</text:p>
          </table:table-cell>
          <table:table-cell office:value-type="float" office:value="6.8746835714" calcext:value-type="float">
            <text:p>6.874683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39604" calcext:value-type="float">
            <text:p>6.839604</text:p>
          </table:table-cell>
          <table:table-cell office:value-type="float" office:value="6.8974058333" calcext:value-type="float">
            <text:p>6.8974058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933171" calcext:value-type="float">
            <text:p>6.933171</text:p>
          </table:table-cell>
          <table:table-cell office:value-type="float" office:value="6.9089662" calcext:value-type="float">
            <text:p>6.908966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914935" calcext:value-type="float">
            <text:p>6.914935</text:p>
          </table:table-cell>
          <table:table-cell office:value-type="float" office:value="6.902915" calcext:value-type="float">
            <text:p>6.90291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56842" calcext:value-type="float">
            <text:p>6.856842</text:p>
          </table:table-cell>
          <table:table-cell office:value-type="float" office:value="6.8989083333" calcext:value-type="float">
            <text:p>6.898908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79026" calcext:value-type="float">
            <text:p>6.879026</text:p>
          </table:table-cell>
          <table:table-cell office:value-type="float" office:value="6.9199415" calcext:value-type="float">
            <text:p>6.919941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960857" calcext:value-type="float">
            <text:p>6.9608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8:14.564045871</dc:date>
    <meta:document-statistic meta:table-count="1" meta:cell-count="3192" meta:object-count="0"/>
    <meta:generator>LibreOffice/4.2.7.2$Linux_X86_64 LibreOffice_project/420m0$Build-2</meta:generator>
  </office:meta>
</office:document-meta>
</file>